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arget Gini</text:p>
          </table:table-cell>
          <table:table-cell office:value-type="string" calcext:value-type="string">
            <text:p>Mix Gini 0.05</text:p>
          </table:table-cell>
          <table:table-cell office:value-type="string" calcext:value-type="string">
            <text:p>Mix Gini 0.06</text:p>
          </table:table-cell>
          <table:table-cell office:value-type="string" calcext:value-type="string">
            <text:p>Mix Gini 0.07</text:p>
          </table:table-cell>
          <table:table-cell office:value-type="string" calcext:value-type="string">
            <text:p>Mix Gini 0.08</text:p>
          </table:table-cell>
          <table:table-cell office:value-type="string" calcext:value-type="string">
            <text:p>Mix Gini 0.09</text:p>
          </table:table-cell>
          <table:table-cell office:value-type="string" calcext:value-type="string">
            <text:p>Mix Gini 0.1</text:p>
          </table:table-cell>
          <table:table-cell office:value-type="string" calcext:value-type="string">
            <text:p>Mix Gini 0.11</text:p>
          </table:table-cell>
          <table:table-cell office:value-type="string" calcext:value-type="string">
            <text:p>Mix Gini 0.12</text:p>
          </table:table-cell>
          <table:table-cell office:value-type="string" calcext:value-type="string">
            <text:p>Mix Gini 0.13</text:p>
          </table:table-cell>
          <table:table-cell office:value-type="string" calcext:value-type="string">
            <text:p>Mix Gini 0.14</text:p>
          </table:table-cell>
          <table:table-cell office:value-type="string" calcext:value-type="string">
            <text:p>Mix Gini 0.15</text:p>
          </table:table-cell>
          <table:table-cell office:value-type="string" calcext:value-type="string">
            <text:p>Mix Gini 0.16</text:p>
          </table:table-cell>
          <table:table-cell office:value-type="string" calcext:value-type="string">
            <text:p>Mix Gini 0.17</text:p>
          </table:table-cell>
          <table:table-cell office:value-type="string" calcext:value-type="string">
            <text:p>Mix Gini 0.18</text:p>
          </table:table-cell>
          <table:table-cell office:value-type="string" calcext:value-type="string">
            <text:p>Mix Gini 0.19</text:p>
          </table:table-cell>
          <table:table-cell office:value-type="string" calcext:value-type="string">
            <text:p>Mix Gini 0.2</text:p>
          </table:table-cell>
          <table:table-cell office:value-type="string" calcext:value-type="string">
            <text:p>Mix Gini 0.21</text:p>
          </table:table-cell>
          <table:table-cell office:value-type="string" calcext:value-type="string">
            <text:p>Mix Gini 0.22</text:p>
          </table:table-cell>
          <table:table-cell office:value-type="string" calcext:value-type="string">
            <text:p>Mix Gini 0.23</text:p>
          </table:table-cell>
          <table:table-cell office:value-type="string" calcext:value-type="string">
            <text:p>Mix Gini 0.24</text:p>
          </table:table-cell>
          <table:table-cell office:value-type="string" calcext:value-type="string">
            <text:p>Mix Gini 0.2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8573838718336" calcext:value-type="float">
            <text:p>0.3985738387</text:p>
          </table:table-cell>
          <table:table-cell office:value-type="float" office:value="0.59162169050969" calcext:value-type="float">
            <text:p>0.5916216905</text:p>
          </table:table-cell>
          <table:table-cell office:value-type="float" office:value="0.512136930763214" calcext:value-type="float">
            <text:p>0.5121369308</text:p>
          </table:table-cell>
          <table:table-cell office:value-type="float" office:value="0.444898071921773" calcext:value-type="float">
            <text:p>0.4448980719</text:p>
          </table:table-cell>
          <table:table-cell office:value-type="float" office:value="0.564246109386458" calcext:value-type="float">
            <text:p>0.5642461094</text:p>
          </table:table-cell>
          <table:table-cell office:value-type="float" office:value="0.507220452723179" calcext:value-type="float">
            <text:p>0.5072204527</text:p>
          </table:table-cell>
          <table:table-cell office:value-type="float" office:value="0.467280827504581" calcext:value-type="float">
            <text:p>0.4672808275</text:p>
          </table:table-cell>
          <table:table-cell office:value-type="float" office:value="0.554800170952853" calcext:value-type="float">
            <text:p>0.554800171</text:p>
          </table:table-cell>
          <table:table-cell office:value-type="float" office:value="0.510473697564918" calcext:value-type="float">
            <text:p>0.5104736976</text:p>
          </table:table-cell>
          <table:table-cell office:value-type="float" office:value="0.471797707928188" calcext:value-type="float">
            <text:p>0.4717977079</text:p>
          </table:table-cell>
          <table:table-cell office:value-type="float" office:value="0.540747434001302" calcext:value-type="float">
            <text:p>0.540747434</text:p>
          </table:table-cell>
          <table:table-cell office:value-type="float" office:value="0.507286808398413" calcext:value-type="float">
            <text:p>0.5072868084</text:p>
          </table:table-cell>
          <table:table-cell office:value-type="float" office:value="0.479093104739924" calcext:value-type="float">
            <text:p>0.4790931047</text:p>
          </table:table-cell>
          <table:table-cell office:value-type="float" office:value="0.533832715550376" calcext:value-type="float">
            <text:p>0.5338327156</text:p>
          </table:table-cell>
          <table:table-cell office:value-type="float" office:value="0.507638027343494" calcext:value-type="float">
            <text:p>0.5076380273</text:p>
          </table:table-cell>
          <table:table-cell office:value-type="float" office:value="0.480575600795753" calcext:value-type="float">
            <text:p>0.4805756008</text:p>
          </table:table-cell>
          <table:table-cell office:value-type="float" office:value="0.477861476987676" calcext:value-type="float">
            <text:p>0.477861477</text:p>
          </table:table-cell>
          <table:table-cell office:value-type="float" office:value="0.479442024449429" calcext:value-type="float">
            <text:p>0.4794420244</text:p>
          </table:table-cell>
          <table:table-cell office:value-type="float" office:value="0.478583528412834" calcext:value-type="float">
            <text:p>0.4785835284</text:p>
          </table:table-cell>
          <table:table-cell office:value-type="float" office:value="0.473294915277703" calcext:value-type="float">
            <text:p>0.4732949153</text:p>
          </table:table-cell>
          <table:table-cell office:value-type="float" office:value="0.469450603970353" calcext:value-type="float">
            <text:p>0.46945060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398549630869662" calcext:value-type="float">
            <text:p>0.3985496309</text:p>
          </table:table-cell>
          <table:table-cell office:value-type="float" office:value="0.594283534941262" calcext:value-type="float">
            <text:p>0.5942835349</text:p>
          </table:table-cell>
          <table:table-cell office:value-type="float" office:value="0.511160129717126" calcext:value-type="float">
            <text:p>0.5111601297</text:p>
          </table:table-cell>
          <table:table-cell office:value-type="float" office:value="0.446876417780326" calcext:value-type="float">
            <text:p>0.4468764178</text:p>
          </table:table-cell>
          <table:table-cell office:value-type="float" office:value="0.570427780258863" calcext:value-type="float">
            <text:p>0.5704277803</text:p>
          </table:table-cell>
          <table:table-cell office:value-type="float" office:value="0.514134315777791" calcext:value-type="float">
            <text:p>0.5141343158</text:p>
          </table:table-cell>
          <table:table-cell office:value-type="float" office:value="0.466150631414312" calcext:value-type="float">
            <text:p>0.4661506314</text:p>
          </table:table-cell>
          <table:table-cell office:value-type="float" office:value="0.550747689291677" calcext:value-type="float">
            <text:p>0.5507476893</text:p>
          </table:table-cell>
          <table:table-cell office:value-type="float" office:value="0.50703797059718" calcext:value-type="float">
            <text:p>0.5070379706</text:p>
          </table:table-cell>
          <table:table-cell office:value-type="float" office:value="0.472759424572686" calcext:value-type="float">
            <text:p>0.4727594246</text:p>
          </table:table-cell>
          <table:table-cell office:value-type="float" office:value="0.538525635297358" calcext:value-type="float">
            <text:p>0.5385256353</text:p>
          </table:table-cell>
          <table:table-cell office:value-type="float" office:value="0.505698635927206" calcext:value-type="float">
            <text:p>0.5056986359</text:p>
          </table:table-cell>
          <table:table-cell office:value-type="float" office:value="0.475924609177614" calcext:value-type="float">
            <text:p>0.4759246092</text:p>
          </table:table-cell>
          <table:table-cell office:value-type="float" office:value="0.527610400602191" calcext:value-type="float">
            <text:p>0.5276104006</text:p>
          </table:table-cell>
          <table:table-cell office:value-type="float" office:value="0.507448871312891" calcext:value-type="float">
            <text:p>0.5074488713</text:p>
          </table:table-cell>
          <table:table-cell office:value-type="float" office:value="0.474685926995989" calcext:value-type="float">
            <text:p>0.474685927</text:p>
          </table:table-cell>
          <table:table-cell office:value-type="float" office:value="0.466984326330661" calcext:value-type="float">
            <text:p>0.4669843263</text:p>
          </table:table-cell>
          <table:table-cell office:value-type="float" office:value="0.473414682144182" calcext:value-type="float">
            <text:p>0.4734146821</text:p>
          </table:table-cell>
          <table:table-cell office:value-type="float" office:value="0.471050204114095" calcext:value-type="float">
            <text:p>0.4710502041</text:p>
          </table:table-cell>
          <table:table-cell office:value-type="float" office:value="0.476060358538037" calcext:value-type="float">
            <text:p>0.4760603585</text:p>
          </table:table-cell>
          <table:table-cell office:value-type="float" office:value="0.468000017375127" calcext:value-type="float">
            <text:p>0.468000017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395827379041596" calcext:value-type="float">
            <text:p>0.395827379</text:p>
          </table:table-cell>
          <table:table-cell office:value-type="float" office:value="0.597046003581648" calcext:value-type="float">
            <text:p>0.5970460036</text:p>
          </table:table-cell>
          <table:table-cell office:value-type="float" office:value="0.510257985342501" calcext:value-type="float">
            <text:p>0.5102579853</text:p>
          </table:table-cell>
          <table:table-cell office:value-type="float" office:value="0.450362670460706" calcext:value-type="float">
            <text:p>0.4503626705</text:p>
          </table:table-cell>
          <table:table-cell office:value-type="float" office:value="0.566861664826233" calcext:value-type="float">
            <text:p>0.5668616648</text:p>
          </table:table-cell>
          <table:table-cell office:value-type="float" office:value="0.507974823464996" calcext:value-type="float">
            <text:p>0.5079748235</text:p>
          </table:table-cell>
          <table:table-cell office:value-type="float" office:value="0.462978392317618" calcext:value-type="float">
            <text:p>0.4629783923</text:p>
          </table:table-cell>
          <table:table-cell office:value-type="float" office:value="0.548866130680958" calcext:value-type="float">
            <text:p>0.5488661307</text:p>
          </table:table-cell>
          <table:table-cell office:value-type="float" office:value="0.505889852835157" calcext:value-type="float">
            <text:p>0.5058898528</text:p>
          </table:table-cell>
          <table:table-cell office:value-type="float" office:value="0.466996237359014" calcext:value-type="float">
            <text:p>0.4669962374</text:p>
          </table:table-cell>
          <table:table-cell office:value-type="float" office:value="0.535757521865125" calcext:value-type="float">
            <text:p>0.5357575219</text:p>
          </table:table-cell>
          <table:table-cell office:value-type="float" office:value="0.503768674123814" calcext:value-type="float">
            <text:p>0.5037686741</text:p>
          </table:table-cell>
          <table:table-cell office:value-type="float" office:value="0.478433451792851" calcext:value-type="float">
            <text:p>0.4784334518</text:p>
          </table:table-cell>
          <table:table-cell office:value-type="float" office:value="0.532848264639231" calcext:value-type="float">
            <text:p>0.5328482646</text:p>
          </table:table-cell>
          <table:table-cell office:value-type="float" office:value="0.500963678441003" calcext:value-type="float">
            <text:p>0.5009636784</text:p>
          </table:table-cell>
          <table:table-cell office:value-type="float" office:value="0.483189760463139" calcext:value-type="float">
            <text:p>0.4831897605</text:p>
          </table:table-cell>
          <table:table-cell office:value-type="float" office:value="0.474618192999207" calcext:value-type="float">
            <text:p>0.474618193</text:p>
          </table:table-cell>
          <table:table-cell office:value-type="float" office:value="0.464962409051104" calcext:value-type="float">
            <text:p>0.4649624091</text:p>
          </table:table-cell>
          <table:table-cell office:value-type="float" office:value="0.479312967046093" calcext:value-type="float">
            <text:p>0.479312967</text:p>
          </table:table-cell>
          <table:table-cell office:value-type="float" office:value="0.465954641642156" calcext:value-type="float">
            <text:p>0.4659546416</text:p>
          </table:table-cell>
          <table:table-cell office:value-type="float" office:value="0.469588039840312" calcext:value-type="float">
            <text:p>0.4695880398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396971470285341" calcext:value-type="float">
            <text:p>0.3969714703</text:p>
          </table:table-cell>
          <table:table-cell office:value-type="float" office:value="0.594401921306309" calcext:value-type="float">
            <text:p>0.5944019213</text:p>
          </table:table-cell>
          <table:table-cell office:value-type="float" office:value="0.50712496474502" calcext:value-type="float">
            <text:p>0.5071249647</text:p>
          </table:table-cell>
          <table:table-cell office:value-type="float" office:value="0.446245483320484" calcext:value-type="float">
            <text:p>0.4462454833</text:p>
          </table:table-cell>
          <table:table-cell office:value-type="float" office:value="0.565981699641284" calcext:value-type="float">
            <text:p>0.5659816996</text:p>
          </table:table-cell>
          <table:table-cell office:value-type="float" office:value="0.513282567157284" calcext:value-type="float">
            <text:p>0.5132825672</text:p>
          </table:table-cell>
          <table:table-cell office:value-type="float" office:value="0.458722953436271" calcext:value-type="float">
            <text:p>0.4587229534</text:p>
          </table:table-cell>
          <table:table-cell office:value-type="float" office:value="0.548614777454804" calcext:value-type="float">
            <text:p>0.5486147775</text:p>
          </table:table-cell>
          <table:table-cell office:value-type="float" office:value="0.506373712188661" calcext:value-type="float">
            <text:p>0.5063737122</text:p>
          </table:table-cell>
          <table:table-cell office:value-type="float" office:value="0.4697526723881" calcext:value-type="float">
            <text:p>0.4697526724</text:p>
          </table:table-cell>
          <table:table-cell office:value-type="float" office:value="0.536639244348328" calcext:value-type="float">
            <text:p>0.5366392443</text:p>
          </table:table-cell>
          <table:table-cell office:value-type="float" office:value="0.504053167245832" calcext:value-type="float">
            <text:p>0.5040531672</text:p>
          </table:table-cell>
          <table:table-cell office:value-type="float" office:value="0.480508818816921" calcext:value-type="float">
            <text:p>0.4805088188</text:p>
          </table:table-cell>
          <table:table-cell office:value-type="float" office:value="0.533470926283886" calcext:value-type="float">
            <text:p>0.5334709263</text:p>
          </table:table-cell>
          <table:table-cell office:value-type="float" office:value="0.502983512919591" calcext:value-type="float">
            <text:p>0.5029835129</text:p>
          </table:table-cell>
          <table:table-cell office:value-type="float" office:value="0.466823784285653" calcext:value-type="float">
            <text:p>0.4668237843</text:p>
          </table:table-cell>
          <table:table-cell office:value-type="float" office:value="0.467449700539694" calcext:value-type="float">
            <text:p>0.4674497005</text:p>
          </table:table-cell>
          <table:table-cell office:value-type="float" office:value="0.466052702503449" calcext:value-type="float">
            <text:p>0.4660527025</text:p>
          </table:table-cell>
          <table:table-cell office:value-type="float" office:value="0.466521412427032" calcext:value-type="float">
            <text:p>0.4665214124</text:p>
          </table:table-cell>
          <table:table-cell office:value-type="float" office:value="0.467511825782392" calcext:value-type="float">
            <text:p>0.4675118258</text:p>
          </table:table-cell>
          <table:table-cell office:value-type="float" office:value="0.467957258134017" calcext:value-type="float">
            <text:p>0.467957258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39654432408471" calcext:value-type="float">
            <text:p>0.3965443241</text:p>
          </table:table-cell>
          <table:table-cell office:value-type="float" office:value="0.594507240802428" calcext:value-type="float">
            <text:p>0.5945072408</text:p>
          </table:table-cell>
          <table:table-cell office:value-type="float" office:value="0.507803566725724" calcext:value-type="float">
            <text:p>0.5078035667</text:p>
          </table:table-cell>
          <table:table-cell office:value-type="float" office:value="0.443806544373947" calcext:value-type="float">
            <text:p>0.4438065444</text:p>
          </table:table-cell>
          <table:table-cell office:value-type="float" office:value="0.565077969820571" calcext:value-type="float">
            <text:p>0.5650779698</text:p>
          </table:table-cell>
          <table:table-cell office:value-type="float" office:value="0.510218401108227" calcext:value-type="float">
            <text:p>0.5102184011</text:p>
          </table:table-cell>
          <table:table-cell office:value-type="float" office:value="0.460809826662593" calcext:value-type="float">
            <text:p>0.4608098267</text:p>
          </table:table-cell>
          <table:table-cell office:value-type="float" office:value="0.549226806564063" calcext:value-type="float">
            <text:p>0.5492268066</text:p>
          </table:table-cell>
          <table:table-cell office:value-type="float" office:value="0.50563992994158" calcext:value-type="float">
            <text:p>0.5056399299</text:p>
          </table:table-cell>
          <table:table-cell office:value-type="float" office:value="0.472659651689181" calcext:value-type="float">
            <text:p>0.4726596517</text:p>
          </table:table-cell>
          <table:table-cell office:value-type="float" office:value="0.545523539463074" calcext:value-type="float">
            <text:p>0.5455235395</text:p>
          </table:table-cell>
          <table:table-cell office:value-type="float" office:value="0.510993056371934" calcext:value-type="float">
            <text:p>0.5109930564</text:p>
          </table:table-cell>
          <table:table-cell office:value-type="float" office:value="0.478123003487104" calcext:value-type="float">
            <text:p>0.4781230035</text:p>
          </table:table-cell>
          <table:table-cell office:value-type="float" office:value="0.533810582999651" calcext:value-type="float">
            <text:p>0.533810583</text:p>
          </table:table-cell>
          <table:table-cell office:value-type="float" office:value="0.513016559691249" calcext:value-type="float">
            <text:p>0.5130165597</text:p>
          </table:table-cell>
          <table:table-cell office:value-type="float" office:value="0.458780973432758" calcext:value-type="float">
            <text:p>0.4587809734</text:p>
          </table:table-cell>
          <table:table-cell office:value-type="float" office:value="0.462749544746728" calcext:value-type="float">
            <text:p>0.4627495447</text:p>
          </table:table-cell>
          <table:table-cell office:value-type="float" office:value="0.462242207323886" calcext:value-type="float">
            <text:p>0.4622422073</text:p>
          </table:table-cell>
          <table:table-cell office:value-type="float" office:value="0.461679745733951" calcext:value-type="float">
            <text:p>0.4616797457</text:p>
          </table:table-cell>
          <table:table-cell office:value-type="float" office:value="0.460248669679703" calcext:value-type="float">
            <text:p>0.4602486697</text:p>
          </table:table-cell>
          <table:table-cell office:value-type="float" office:value="0.461260148185569" calcext:value-type="float">
            <text:p>0.461260148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397494261092664" calcext:value-type="float">
            <text:p>0.3974942611</text:p>
          </table:table-cell>
          <table:table-cell office:value-type="float" office:value="0.593696495079358" calcext:value-type="float">
            <text:p>0.5936964951</text:p>
          </table:table-cell>
          <table:table-cell office:value-type="float" office:value="0.511166798210336" calcext:value-type="float">
            <text:p>0.5111667982</text:p>
          </table:table-cell>
          <table:table-cell office:value-type="float" office:value="0.440835464943746" calcext:value-type="float">
            <text:p>0.4408354649</text:p>
          </table:table-cell>
          <table:table-cell office:value-type="float" office:value="0.565553891586625" calcext:value-type="float">
            <text:p>0.5655538916</text:p>
          </table:table-cell>
          <table:table-cell office:value-type="float" office:value="0.508399710972123" calcext:value-type="float">
            <text:p>0.508399711</text:p>
          </table:table-cell>
          <table:table-cell office:value-type="float" office:value="0.461492197597632" calcext:value-type="float">
            <text:p>0.4614921976</text:p>
          </table:table-cell>
          <table:table-cell office:value-type="float" office:value="0.554980895296549" calcext:value-type="float">
            <text:p>0.5549808953</text:p>
          </table:table-cell>
          <table:table-cell office:value-type="float" office:value="0.511343334368754" calcext:value-type="float">
            <text:p>0.5113433344</text:p>
          </table:table-cell>
          <table:table-cell office:value-type="float" office:value="0.471868021396467" calcext:value-type="float">
            <text:p>0.4718680214</text:p>
          </table:table-cell>
          <table:table-cell office:value-type="float" office:value="0.537483951291839" calcext:value-type="float">
            <text:p>0.5374839513</text:p>
          </table:table-cell>
          <table:table-cell office:value-type="float" office:value="0.506062843642236" calcext:value-type="float">
            <text:p>0.5060628436</text:p>
          </table:table-cell>
          <table:table-cell office:value-type="float" office:value="0.476015510719731" calcext:value-type="float">
            <text:p>0.4760155107</text:p>
          </table:table-cell>
          <table:table-cell office:value-type="float" office:value="0.454282336815442" calcext:value-type="float">
            <text:p>0.4542823368</text:p>
          </table:table-cell>
          <table:table-cell office:value-type="float" office:value="0.50517348481122" calcext:value-type="float">
            <text:p>0.5051734848</text:p>
          </table:table-cell>
          <table:table-cell office:value-type="float" office:value="0.460669753941592" calcext:value-type="float">
            <text:p>0.4606697539</text:p>
          </table:table-cell>
          <table:table-cell office:value-type="float" office:value="0.458541378465665" calcext:value-type="float">
            <text:p>0.4585413785</text:p>
          </table:table-cell>
          <table:table-cell office:value-type="float" office:value="0.460034112189005" calcext:value-type="float">
            <text:p>0.4600341122</text:p>
          </table:table-cell>
          <table:table-cell office:value-type="float" office:value="0.462478479675085" calcext:value-type="float">
            <text:p>0.4624784797</text:p>
          </table:table-cell>
          <table:table-cell office:value-type="float" office:value="0.457086550414146" calcext:value-type="float">
            <text:p>0.4570865504</text:p>
          </table:table-cell>
          <table:table-cell office:value-type="float" office:value="0.460162070440305" calcext:value-type="float">
            <text:p>0.460162070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400022194461184" calcext:value-type="float">
            <text:p>0.4000221945</text:p>
          </table:table-cell>
          <table:table-cell office:value-type="float" office:value="0.597231622447406" calcext:value-type="float">
            <text:p>0.5972316224</text:p>
          </table:table-cell>
          <table:table-cell office:value-type="float" office:value="0.509047987112278" calcext:value-type="float">
            <text:p>0.5090479871</text:p>
          </table:table-cell>
          <table:table-cell office:value-type="float" office:value="0.444903598215384" calcext:value-type="float">
            <text:p>0.4449035982</text:p>
          </table:table-cell>
          <table:table-cell office:value-type="float" office:value="0.564072076231589" calcext:value-type="float">
            <text:p>0.5640720762</text:p>
          </table:table-cell>
          <table:table-cell office:value-type="float" office:value="0.51313615612062" calcext:value-type="float">
            <text:p>0.5131361561</text:p>
          </table:table-cell>
          <table:table-cell office:value-type="float" office:value="0.463431715698603" calcext:value-type="float">
            <text:p>0.4634317157</text:p>
          </table:table-cell>
          <table:table-cell office:value-type="float" office:value="0.553470975427531" calcext:value-type="float">
            <text:p>0.5534709754</text:p>
          </table:table-cell>
          <table:table-cell office:value-type="float" office:value="0.508848868306189" calcext:value-type="float">
            <text:p>0.5088488683</text:p>
          </table:table-cell>
          <table:table-cell office:value-type="float" office:value="0.465540829877159" calcext:value-type="float">
            <text:p>0.4655408299</text:p>
          </table:table-cell>
          <table:table-cell office:value-type="float" office:value="0.543320697003676" calcext:value-type="float">
            <text:p>0.543320697</text:p>
          </table:table-cell>
          <table:table-cell office:value-type="float" office:value="0.505499516118808" calcext:value-type="float">
            <text:p>0.5054995161</text:p>
          </table:table-cell>
          <table:table-cell office:value-type="float" office:value="0.474936582857564" calcext:value-type="float">
            <text:p>0.4749365829</text:p>
          </table:table-cell>
          <table:table-cell office:value-type="float" office:value="0.457294796274575" calcext:value-type="float">
            <text:p>0.4572947963</text:p>
          </table:table-cell>
          <table:table-cell office:value-type="float" office:value="0.506962358702299" calcext:value-type="float">
            <text:p>0.5069623587</text:p>
          </table:table-cell>
          <table:table-cell office:value-type="float" office:value="0.455333773245753" calcext:value-type="float">
            <text:p>0.4553337732</text:p>
          </table:table-cell>
          <table:table-cell office:value-type="float" office:value="0.457767801449614" calcext:value-type="float">
            <text:p>0.4577678014</text:p>
          </table:table-cell>
          <table:table-cell office:value-type="float" office:value="0.456556473175957" calcext:value-type="float">
            <text:p>0.4565564732</text:p>
          </table:table-cell>
          <table:table-cell office:value-type="float" office:value="0.457999288612154" calcext:value-type="float">
            <text:p>0.4579992886</text:p>
          </table:table-cell>
          <table:table-cell office:value-type="float" office:value="0.456761358329812" calcext:value-type="float">
            <text:p>0.4567613583</text:p>
          </table:table-cell>
          <table:table-cell office:value-type="float" office:value="0.452394535373283" calcext:value-type="float">
            <text:p>0.452394535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393976832221924" calcext:value-type="float">
            <text:p>0.3939768322</text:p>
          </table:table-cell>
          <table:table-cell office:value-type="float" office:value="0.598767262107171" calcext:value-type="float">
            <text:p>0.5987672621</text:p>
          </table:table-cell>
          <table:table-cell office:value-type="float" office:value="0.508040358954531" calcext:value-type="float">
            <text:p>0.508040359</text:p>
          </table:table-cell>
          <table:table-cell office:value-type="float" office:value="0.448828632848467" calcext:value-type="float">
            <text:p>0.4488286328</text:p>
          </table:table-cell>
          <table:table-cell office:value-type="float" office:value="0.569386308593822" calcext:value-type="float">
            <text:p>0.5693863086</text:p>
          </table:table-cell>
          <table:table-cell office:value-type="float" office:value="0.511626665447858" calcext:value-type="float">
            <text:p>0.5116266654</text:p>
          </table:table-cell>
          <table:table-cell office:value-type="float" office:value="0.46134495549561" calcext:value-type="float">
            <text:p>0.4613449555</text:p>
          </table:table-cell>
          <table:table-cell office:value-type="float" office:value="0.547291158166403" calcext:value-type="float">
            <text:p>0.5472911582</text:p>
          </table:table-cell>
          <table:table-cell office:value-type="float" office:value="0.504952298085374" calcext:value-type="float">
            <text:p>0.5049522981</text:p>
          </table:table-cell>
          <table:table-cell office:value-type="float" office:value="0.475232229560589" calcext:value-type="float">
            <text:p>0.4752322296</text:p>
          </table:table-cell>
          <table:table-cell office:value-type="float" office:value="0.53787184554699" calcext:value-type="float">
            <text:p>0.5378718455</text:p>
          </table:table-cell>
          <table:table-cell office:value-type="float" office:value="0.500692267722027" calcext:value-type="float">
            <text:p>0.5006922677</text:p>
          </table:table-cell>
          <table:table-cell office:value-type="float" office:value="0.471381704902606" calcext:value-type="float">
            <text:p>0.4713817049</text:p>
          </table:table-cell>
          <table:table-cell office:value-type="float" office:value="0.451852872801566" calcext:value-type="float">
            <text:p>0.4518528728</text:p>
          </table:table-cell>
          <table:table-cell office:value-type="float" office:value="0.508293615178787" calcext:value-type="float">
            <text:p>0.5082936152</text:p>
          </table:table-cell>
          <table:table-cell office:value-type="float" office:value="0.451774906282939" calcext:value-type="float">
            <text:p>0.4517749063</text:p>
          </table:table-cell>
          <table:table-cell office:value-type="float" office:value="0.451166753181315" calcext:value-type="float">
            <text:p>0.4511667532</text:p>
          </table:table-cell>
          <table:table-cell office:value-type="float" office:value="0.452192469817088" calcext:value-type="float">
            <text:p>0.4521924698</text:p>
          </table:table-cell>
          <table:table-cell office:value-type="float" office:value="0.448893735520381" calcext:value-type="float">
            <text:p>0.4488937355</text:p>
          </table:table-cell>
          <table:table-cell office:value-type="float" office:value="0.453069864828203" calcext:value-type="float">
            <text:p>0.4530698648</text:p>
          </table:table-cell>
          <table:table-cell office:value-type="float" office:value="0.45226614396997" calcext:value-type="float">
            <text:p>0.45226614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394870635638513" calcext:value-type="float">
            <text:p>0.3948706356</text:p>
          </table:table-cell>
          <table:table-cell office:value-type="float" office:value="0.589718107321417" calcext:value-type="float">
            <text:p>0.5897181073</text:p>
          </table:table-cell>
          <table:table-cell office:value-type="float" office:value="0.50831580516163" calcext:value-type="float">
            <text:p>0.5083158052</text:p>
          </table:table-cell>
          <table:table-cell office:value-type="float" office:value="0.446998315094834" calcext:value-type="float">
            <text:p>0.4469983151</text:p>
          </table:table-cell>
          <table:table-cell office:value-type="float" office:value="0.566297021858414" calcext:value-type="float">
            <text:p>0.5662970219</text:p>
          </table:table-cell>
          <table:table-cell office:value-type="float" office:value="0.505039909203546" calcext:value-type="float">
            <text:p>0.5050399092</text:p>
          </table:table-cell>
          <table:table-cell office:value-type="float" office:value="0.4621870749461" calcext:value-type="float">
            <text:p>0.4621870749</text:p>
          </table:table-cell>
          <table:table-cell office:value-type="float" office:value="0.55191829459703" calcext:value-type="float">
            <text:p>0.5519182946</text:p>
          </table:table-cell>
          <table:table-cell office:value-type="float" office:value="0.507725915757829" calcext:value-type="float">
            <text:p>0.5077259158</text:p>
          </table:table-cell>
          <table:table-cell office:value-type="float" office:value="0.472661306082769" calcext:value-type="float">
            <text:p>0.4726613061</text:p>
          </table:table-cell>
          <table:table-cell office:value-type="float" office:value="0.447756719379805" calcext:value-type="float">
            <text:p>0.4477567194</text:p>
          </table:table-cell>
          <table:table-cell office:value-type="float" office:value="0.508346144820334" calcext:value-type="float">
            <text:p>0.5083461448</text:p>
          </table:table-cell>
          <table:table-cell office:value-type="float" office:value="0.475118045688323" calcext:value-type="float">
            <text:p>0.4751180457</text:p>
          </table:table-cell>
          <table:table-cell office:value-type="float" office:value="0.445005176450221" calcext:value-type="float">
            <text:p>0.4450051765</text:p>
          </table:table-cell>
          <table:table-cell office:value-type="float" office:value="0.49919150995088" calcext:value-type="float">
            <text:p>0.49919151</text:p>
          </table:table-cell>
          <table:table-cell office:value-type="float" office:value="0.447909290618255" calcext:value-type="float">
            <text:p>0.4479092906</text:p>
          </table:table-cell>
          <table:table-cell office:value-type="float" office:value="0.448570919799306" calcext:value-type="float">
            <text:p>0.4485709198</text:p>
          </table:table-cell>
          <table:table-cell office:value-type="float" office:value="0.448407222529551" calcext:value-type="float">
            <text:p>0.4484072225</text:p>
          </table:table-cell>
          <table:table-cell office:value-type="float" office:value="0.444782688985165" calcext:value-type="float">
            <text:p>0.444782689</text:p>
          </table:table-cell>
          <table:table-cell office:value-type="float" office:value="0.444173940799144" calcext:value-type="float">
            <text:p>0.4441739408</text:p>
          </table:table-cell>
          <table:table-cell office:value-type="float" office:value="0.447403279929775" calcext:value-type="float">
            <text:p>0.4474032799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394657347846291" calcext:value-type="float">
            <text:p>0.3946573478</text:p>
          </table:table-cell>
          <table:table-cell office:value-type="float" office:value="0.596963238546127" calcext:value-type="float">
            <text:p>0.5969632385</text:p>
          </table:table-cell>
          <table:table-cell office:value-type="float" office:value="0.509841852655561" calcext:value-type="float">
            <text:p>0.5098418527</text:p>
          </table:table-cell>
          <table:table-cell office:value-type="float" office:value="0.445925769974406" calcext:value-type="float">
            <text:p>0.44592577</text:p>
          </table:table-cell>
          <table:table-cell office:value-type="float" office:value="0.561674892104758" calcext:value-type="float">
            <text:p>0.5616748921</text:p>
          </table:table-cell>
          <table:table-cell office:value-type="float" office:value="0.510415342124847" calcext:value-type="float">
            <text:p>0.5104153421</text:p>
          </table:table-cell>
          <table:table-cell office:value-type="float" office:value="0.464088903683805" calcext:value-type="float">
            <text:p>0.4640889037</text:p>
          </table:table-cell>
          <table:table-cell office:value-type="float" office:value="0.551421935927757" calcext:value-type="float">
            <text:p>0.5514219359</text:p>
          </table:table-cell>
          <table:table-cell office:value-type="float" office:value="0.511888002752901" calcext:value-type="float">
            <text:p>0.5118880028</text:p>
          </table:table-cell>
          <table:table-cell office:value-type="float" office:value="0.470233061826362" calcext:value-type="float">
            <text:p>0.4702330618</text:p>
          </table:table-cell>
          <table:table-cell office:value-type="float" office:value="0.4992735699736" calcext:value-type="float">
            <text:p>0.49927357</text:p>
          </table:table-cell>
          <table:table-cell office:value-type="float" office:value="0.502942080284649" calcext:value-type="float">
            <text:p>0.5029420803</text:p>
          </table:table-cell>
          <table:table-cell office:value-type="float" office:value="0.475143166024114" calcext:value-type="float">
            <text:p>0.475143166</text:p>
          </table:table-cell>
          <table:table-cell office:value-type="float" office:value="0.445779793860607" calcext:value-type="float">
            <text:p>0.4457797939</text:p>
          </table:table-cell>
          <table:table-cell office:value-type="float" office:value="0.442292881248462" calcext:value-type="float">
            <text:p>0.4422928812</text:p>
          </table:table-cell>
          <table:table-cell office:value-type="float" office:value="0.440637709260258" calcext:value-type="float">
            <text:p>0.4406377093</text:p>
          </table:table-cell>
          <table:table-cell office:value-type="float" office:value="0.445157938767165" calcext:value-type="float">
            <text:p>0.4451579388</text:p>
          </table:table-cell>
          <table:table-cell office:value-type="float" office:value="0.443700917219862" calcext:value-type="float">
            <text:p>0.4437009172</text:p>
          </table:table-cell>
          <table:table-cell office:value-type="float" office:value="0.442456589297051" calcext:value-type="float">
            <text:p>0.4424565893</text:p>
          </table:table-cell>
          <table:table-cell office:value-type="float" office:value="0.442154789376633" calcext:value-type="float">
            <text:p>0.4421547894</text:p>
          </table:table-cell>
          <table:table-cell office:value-type="float" office:value="0.44326393723901" calcext:value-type="float">
            <text:p>0.443263937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95784850783935" calcext:value-type="float">
            <text:p>0.3957848508</text:p>
          </table:table-cell>
          <table:table-cell office:value-type="float" office:value="0.589517747835788" calcext:value-type="float">
            <text:p>0.5895177478</text:p>
          </table:table-cell>
          <table:table-cell office:value-type="float" office:value="0.508648329750528" calcext:value-type="float">
            <text:p>0.5086483298</text:p>
          </table:table-cell>
          <table:table-cell office:value-type="float" office:value="0.447615335000638" calcext:value-type="float">
            <text:p>0.447615335</text:p>
          </table:table-cell>
          <table:table-cell office:value-type="float" office:value="0.566132037483827" calcext:value-type="float">
            <text:p>0.5661320375</text:p>
          </table:table-cell>
          <table:table-cell office:value-type="float" office:value="0.512234593014153" calcext:value-type="float">
            <text:p>0.512234593</text:p>
          </table:table-cell>
          <table:table-cell office:value-type="float" office:value="0.461845779478524" calcext:value-type="float">
            <text:p>0.4618457795</text:p>
          </table:table-cell>
          <table:table-cell office:value-type="float" office:value="0.548684444311246" calcext:value-type="float">
            <text:p>0.5486844443</text:p>
          </table:table-cell>
          <table:table-cell office:value-type="float" office:value="0.509166524778516" calcext:value-type="float">
            <text:p>0.5091665248</text:p>
          </table:table-cell>
          <table:table-cell office:value-type="float" office:value="0.47412817467178" calcext:value-type="float">
            <text:p>0.4741281747</text:p>
          </table:table-cell>
          <table:table-cell office:value-type="float" office:value="0.439568216121877" calcext:value-type="float">
            <text:p>0.4395682161</text:p>
          </table:table-cell>
          <table:table-cell office:value-type="float" office:value="0.510405549274549" calcext:value-type="float">
            <text:p>0.5104055493</text:p>
          </table:table-cell>
          <table:table-cell office:value-type="float" office:value="0.482552472413605" calcext:value-type="float">
            <text:p>0.4825524724</text:p>
          </table:table-cell>
          <table:table-cell office:value-type="float" office:value="0.439580169006278" calcext:value-type="float">
            <text:p>0.439580169</text:p>
          </table:table-cell>
          <table:table-cell office:value-type="float" office:value="0.43552277190993" calcext:value-type="float">
            <text:p>0.4355227719</text:p>
          </table:table-cell>
          <table:table-cell office:value-type="float" office:value="0.437810601815086" calcext:value-type="float">
            <text:p>0.4378106018</text:p>
          </table:table-cell>
          <table:table-cell office:value-type="float" office:value="0.441184290997716" calcext:value-type="float">
            <text:p>0.441184291</text:p>
          </table:table-cell>
          <table:table-cell office:value-type="float" office:value="0.438922783011725" calcext:value-type="float">
            <text:p>0.438922783</text:p>
          </table:table-cell>
          <table:table-cell office:value-type="float" office:value="0.440754717896165" calcext:value-type="float">
            <text:p>0.4407547179</text:p>
          </table:table-cell>
          <table:table-cell office:value-type="float" office:value="0.439407962717216" calcext:value-type="float">
            <text:p>0.4394079627</text:p>
          </table:table-cell>
          <table:table-cell office:value-type="float" office:value="0.439519898506939" calcext:value-type="float">
            <text:p>0.4395198985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396148947064466" calcext:value-type="float">
            <text:p>0.3961489471</text:p>
          </table:table-cell>
          <table:table-cell office:value-type="float" office:value="0.598850061289001" calcext:value-type="float">
            <text:p>0.5988500613</text:p>
          </table:table-cell>
          <table:table-cell office:value-type="float" office:value="0.506433961330297" calcext:value-type="float">
            <text:p>0.5064339613</text:p>
          </table:table-cell>
          <table:table-cell office:value-type="float" office:value="0.445206729476973" calcext:value-type="float">
            <text:p>0.4452067295</text:p>
          </table:table-cell>
          <table:table-cell office:value-type="float" office:value="0.568743813552707" calcext:value-type="float">
            <text:p>0.5687438136</text:p>
          </table:table-cell>
          <table:table-cell office:value-type="float" office:value="0.507994959214305" calcext:value-type="float">
            <text:p>0.5079949592</text:p>
          </table:table-cell>
          <table:table-cell office:value-type="float" office:value="0.457815466494759" calcext:value-type="float">
            <text:p>0.4578154665</text:p>
          </table:table-cell>
          <table:table-cell office:value-type="float" office:value="0.546948229338815" calcext:value-type="float">
            <text:p>0.5469482293</text:p>
          </table:table-cell>
          <table:table-cell office:value-type="float" office:value="0.504428555550346" calcext:value-type="float">
            <text:p>0.5044285556</text:p>
          </table:table-cell>
          <table:table-cell office:value-type="float" office:value="0.47287698710922" calcext:value-type="float">
            <text:p>0.4728769871</text:p>
          </table:table-cell>
          <table:table-cell office:value-type="float" office:value="0.435957542581677" calcext:value-type="float">
            <text:p>0.4359575426</text:p>
          </table:table-cell>
          <table:table-cell office:value-type="float" office:value="0.486835369924605" calcext:value-type="float">
            <text:p>0.4868353699</text:p>
          </table:table-cell>
          <table:table-cell office:value-type="float" office:value="0.475138281072268" calcext:value-type="float">
            <text:p>0.4751382811</text:p>
          </table:table-cell>
          <table:table-cell office:value-type="float" office:value="0.434788015865978" calcext:value-type="float">
            <text:p>0.4347880159</text:p>
          </table:table-cell>
          <table:table-cell office:value-type="float" office:value="0.434441546322773" calcext:value-type="float">
            <text:p>0.4344415463</text:p>
          </table:table-cell>
          <table:table-cell office:value-type="float" office:value="0.432793721341242" calcext:value-type="float">
            <text:p>0.4327937213</text:p>
          </table:table-cell>
          <table:table-cell office:value-type="float" office:value="0.432989917896462" calcext:value-type="float">
            <text:p>0.4329899179</text:p>
          </table:table-cell>
          <table:table-cell office:value-type="float" office:value="0.436681224951922" calcext:value-type="float">
            <text:p>0.436681225</text:p>
          </table:table-cell>
          <table:table-cell office:value-type="float" office:value="0.436458951999438" calcext:value-type="float">
            <text:p>0.436458952</text:p>
          </table:table-cell>
          <table:table-cell office:value-type="float" office:value="0.435454844172861" calcext:value-type="float">
            <text:p>0.4354548442</text:p>
          </table:table-cell>
          <table:table-cell office:value-type="float" office:value="0.436867288069443" calcext:value-type="float">
            <text:p>0.436867288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98901117153685" calcext:value-type="float">
            <text:p>0.3989011172</text:p>
          </table:table-cell>
          <table:table-cell office:value-type="float" office:value="0.602963073640035" calcext:value-type="float">
            <text:p>0.6029630736</text:p>
          </table:table-cell>
          <table:table-cell office:value-type="float" office:value="0.510468074868411" calcext:value-type="float">
            <text:p>0.5104680749</text:p>
          </table:table-cell>
          <table:table-cell office:value-type="float" office:value="0.443031783219259" calcext:value-type="float">
            <text:p>0.4430317832</text:p>
          </table:table-cell>
          <table:table-cell office:value-type="float" office:value="0.561489125151523" calcext:value-type="float">
            <text:p>0.5614891252</text:p>
          </table:table-cell>
          <table:table-cell office:value-type="float" office:value="0.508493468230781" calcext:value-type="float">
            <text:p>0.5084934682</text:p>
          </table:table-cell>
          <table:table-cell office:value-type="float" office:value="0.464794529996818" calcext:value-type="float">
            <text:p>0.46479453</text:p>
          </table:table-cell>
          <table:table-cell office:value-type="float" office:value="0.552120899384472" calcext:value-type="float">
            <text:p>0.5521208994</text:p>
          </table:table-cell>
          <table:table-cell office:value-type="float" office:value="0.508889006680984" calcext:value-type="float">
            <text:p>0.5088890067</text:p>
          </table:table-cell>
          <table:table-cell office:value-type="float" office:value="0.470941568311298" calcext:value-type="float">
            <text:p>0.4709415683</text:p>
          </table:table-cell>
          <table:table-cell office:value-type="float" office:value="0.429139268400392" calcext:value-type="float">
            <text:p>0.4291392684</text:p>
          </table:table-cell>
          <table:table-cell office:value-type="float" office:value="0.430697734950881" calcext:value-type="float">
            <text:p>0.430697735</text:p>
          </table:table-cell>
          <table:table-cell office:value-type="float" office:value="0.479209053254592" calcext:value-type="float">
            <text:p>0.4792090533</text:p>
          </table:table-cell>
          <table:table-cell office:value-type="float" office:value="0.431285524530567" calcext:value-type="float">
            <text:p>0.4312855245</text:p>
          </table:table-cell>
          <table:table-cell office:value-type="float" office:value="0.43140229638793" calcext:value-type="float">
            <text:p>0.4314022964</text:p>
          </table:table-cell>
          <table:table-cell office:value-type="float" office:value="0.431822020689757" calcext:value-type="float">
            <text:p>0.4318220207</text:p>
          </table:table-cell>
          <table:table-cell office:value-type="float" office:value="0.432477689947586" calcext:value-type="float">
            <text:p>0.4324776899</text:p>
          </table:table-cell>
          <table:table-cell office:value-type="float" office:value="0.432508717955544" calcext:value-type="float">
            <text:p>0.432508718</text:p>
          </table:table-cell>
          <table:table-cell office:value-type="float" office:value="0.43005118775446" calcext:value-type="float">
            <text:p>0.4300511878</text:p>
          </table:table-cell>
          <table:table-cell office:value-type="float" office:value="0.427183026895379" calcext:value-type="float">
            <text:p>0.4271830269</text:p>
          </table:table-cell>
          <table:table-cell office:value-type="float" office:value="0.43068600289162" calcext:value-type="float">
            <text:p>0.4306860029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397109679931098" calcext:value-type="float">
            <text:p>0.3971096799</text:p>
          </table:table-cell>
          <table:table-cell office:value-type="float" office:value="0.599530139730623" calcext:value-type="float">
            <text:p>0.5995301397</text:p>
          </table:table-cell>
          <table:table-cell office:value-type="float" office:value="0.509791279411373" calcext:value-type="float">
            <text:p>0.5097912794</text:p>
          </table:table-cell>
          <table:table-cell office:value-type="float" office:value="0.444723587835536" calcext:value-type="float">
            <text:p>0.4447235878</text:p>
          </table:table-cell>
          <table:table-cell office:value-type="float" office:value="0.568754273243111" calcext:value-type="float">
            <text:p>0.5687542732</text:p>
          </table:table-cell>
          <table:table-cell office:value-type="float" office:value="0.505286302060561" calcext:value-type="float">
            <text:p>0.5052863021</text:p>
          </table:table-cell>
          <table:table-cell office:value-type="float" office:value="0.460049453781146" calcext:value-type="float">
            <text:p>0.4600494538</text:p>
          </table:table-cell>
          <table:table-cell office:value-type="float" office:value="0.552306898097203" calcext:value-type="float">
            <text:p>0.5523068981</text:p>
          </table:table-cell>
          <table:table-cell office:value-type="float" office:value="0.503991237955113" calcext:value-type="float">
            <text:p>0.503991238</text:p>
          </table:table-cell>
          <table:table-cell office:value-type="float" office:value="0.468767651330296" calcext:value-type="float">
            <text:p>0.4687676513</text:p>
          </table:table-cell>
          <table:table-cell office:value-type="float" office:value="0.426953713994038" calcext:value-type="float">
            <text:p>0.426953714</text:p>
          </table:table-cell>
          <table:table-cell office:value-type="float" office:value="0.428384117225467" calcext:value-type="float">
            <text:p>0.4283841172</text:p>
          </table:table-cell>
          <table:table-cell office:value-type="float" office:value="0.476192124923595" calcext:value-type="float">
            <text:p>0.4761921249</text:p>
          </table:table-cell>
          <table:table-cell office:value-type="float" office:value="0.427838788156505" calcext:value-type="float">
            <text:p>0.4278387882</text:p>
          </table:table-cell>
          <table:table-cell office:value-type="float" office:value="0.426342625009244" calcext:value-type="float">
            <text:p>0.426342625</text:p>
          </table:table-cell>
          <table:table-cell office:value-type="float" office:value="0.426087803027064" calcext:value-type="float">
            <text:p>0.426087803</text:p>
          </table:table-cell>
          <table:table-cell office:value-type="float" office:value="0.42731297046889" calcext:value-type="float">
            <text:p>0.4273129705</text:p>
          </table:table-cell>
          <table:table-cell office:value-type="float" office:value="0.424716606969236" calcext:value-type="float">
            <text:p>0.424716607</text:p>
          </table:table-cell>
          <table:table-cell office:value-type="float" office:value="0.424339527936374" calcext:value-type="float">
            <text:p>0.4243395279</text:p>
          </table:table-cell>
          <table:table-cell office:value-type="float" office:value="0.424769693181371" calcext:value-type="float">
            <text:p>0.4247696932</text:p>
          </table:table-cell>
          <table:table-cell office:value-type="float" office:value="0.428667536810082" calcext:value-type="float">
            <text:p>0.428667536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39859110084" calcext:value-type="float">
            <text:p>0.3985911008</text:p>
          </table:table-cell>
          <table:table-cell office:value-type="float" office:value="0.583393079104818" calcext:value-type="float">
            <text:p>0.5833930791</text:p>
          </table:table-cell>
          <table:table-cell office:value-type="float" office:value="0.507352123948836" calcext:value-type="float">
            <text:p>0.5073521239</text:p>
          </table:table-cell>
          <table:table-cell office:value-type="float" office:value="0.44980751184251" calcext:value-type="float">
            <text:p>0.4498075118</text:p>
          </table:table-cell>
          <table:table-cell office:value-type="float" office:value="0.558633545553471" calcext:value-type="float">
            <text:p>0.5586335456</text:p>
          </table:table-cell>
          <table:table-cell office:value-type="float" office:value="0.509417680704592" calcext:value-type="float">
            <text:p>0.5094176807</text:p>
          </table:table-cell>
          <table:table-cell office:value-type="float" office:value="0.467262581564581" calcext:value-type="float">
            <text:p>0.4672625816</text:p>
          </table:table-cell>
          <table:table-cell office:value-type="float" office:value="0.548237522228717" calcext:value-type="float">
            <text:p>0.5482375222</text:p>
          </table:table-cell>
          <table:table-cell office:value-type="float" office:value="0.505453809690535" calcext:value-type="float">
            <text:p>0.5054538097</text:p>
          </table:table-cell>
          <table:table-cell office:value-type="float" office:value="0.473632208252194" calcext:value-type="float">
            <text:p>0.4736322083</text:p>
          </table:table-cell>
          <table:table-cell office:value-type="float" office:value="0.420593945935338" calcext:value-type="float">
            <text:p>0.4205939459</text:p>
          </table:table-cell>
          <table:table-cell office:value-type="float" office:value="0.420866437085882" calcext:value-type="float">
            <text:p>0.4208664371</text:p>
          </table:table-cell>
          <table:table-cell office:value-type="float" office:value="0.423109987918019" calcext:value-type="float">
            <text:p>0.4231099879</text:p>
          </table:table-cell>
          <table:table-cell office:value-type="float" office:value="0.422076955484415" calcext:value-type="float">
            <text:p>0.4220769555</text:p>
          </table:table-cell>
          <table:table-cell office:value-type="float" office:value="0.422363199453076" calcext:value-type="float">
            <text:p>0.4223631995</text:p>
          </table:table-cell>
          <table:table-cell office:value-type="float" office:value="0.422404919506907" calcext:value-type="float">
            <text:p>0.4224049195</text:p>
          </table:table-cell>
          <table:table-cell office:value-type="float" office:value="0.423533106206919" calcext:value-type="float">
            <text:p>0.4235331062</text:p>
          </table:table-cell>
          <table:table-cell office:value-type="float" office:value="0.423126331639076" calcext:value-type="float">
            <text:p>0.4231263316</text:p>
          </table:table-cell>
          <table:table-cell office:value-type="float" office:value="0.421947947335751" calcext:value-type="float">
            <text:p>0.4219479473</text:p>
          </table:table-cell>
          <table:table-cell office:value-type="float" office:value="0.420587557696591" calcext:value-type="float">
            <text:p>0.4205875577</text:p>
          </table:table-cell>
          <table:table-cell office:value-type="float" office:value="0.420286290938068" calcext:value-type="float">
            <text:p>0.420286290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397940523533256" calcext:value-type="float">
            <text:p>0.3979405235</text:p>
          </table:table-cell>
          <table:table-cell office:value-type="float" office:value="0.595241659694528" calcext:value-type="float">
            <text:p>0.5952416597</text:p>
          </table:table-cell>
          <table:table-cell office:value-type="float" office:value="0.509146050914076" calcext:value-type="float">
            <text:p>0.5091460509</text:p>
          </table:table-cell>
          <table:table-cell office:value-type="float" office:value="0.444960179583046" calcext:value-type="float">
            <text:p>0.4449601796</text:p>
          </table:table-cell>
          <table:table-cell office:value-type="float" office:value="0.566462007613284" calcext:value-type="float">
            <text:p>0.5664620076</text:p>
          </table:table-cell>
          <table:table-cell office:value-type="float" office:value="0.507649740754667" calcext:value-type="float">
            <text:p>0.5076497408</text:p>
          </table:table-cell>
          <table:table-cell office:value-type="float" office:value="0.462614074416798" calcext:value-type="float">
            <text:p>0.4626140744</text:p>
          </table:table-cell>
          <table:table-cell office:value-type="float" office:value="0.544189784792969" calcext:value-type="float">
            <text:p>0.5441897848</text:p>
          </table:table-cell>
          <table:table-cell office:value-type="float" office:value="0.504599209126882" calcext:value-type="float">
            <text:p>0.5045992091</text:p>
          </table:table-cell>
          <table:table-cell office:value-type="float" office:value="0.470503362672131" calcext:value-type="float">
            <text:p>0.4705033627</text:p>
          </table:table-cell>
          <table:table-cell office:value-type="float" office:value="0.417975156266147" calcext:value-type="float">
            <text:p>0.4179751563</text:p>
          </table:table-cell>
          <table:table-cell office:value-type="float" office:value="0.416457360961674" calcext:value-type="float">
            <text:p>0.416457361</text:p>
          </table:table-cell>
          <table:table-cell office:value-type="float" office:value="0.480991695789271" calcext:value-type="float">
            <text:p>0.4809916958</text:p>
          </table:table-cell>
          <table:table-cell office:value-type="float" office:value="0.417406573586075" calcext:value-type="float">
            <text:p>0.4174065736</text:p>
          </table:table-cell>
          <table:table-cell office:value-type="float" office:value="0.416760674912724" calcext:value-type="float">
            <text:p>0.4167606749</text:p>
          </table:table-cell>
          <table:table-cell office:value-type="float" office:value="0.418054101856696" calcext:value-type="float">
            <text:p>0.4180541019</text:p>
          </table:table-cell>
          <table:table-cell office:value-type="float" office:value="0.417634928077493" calcext:value-type="float">
            <text:p>0.4176349281</text:p>
          </table:table-cell>
          <table:table-cell office:value-type="float" office:value="0.416457827966251" calcext:value-type="float">
            <text:p>0.416457828</text:p>
          </table:table-cell>
          <table:table-cell office:value-type="float" office:value="0.418861202044609" calcext:value-type="float">
            <text:p>0.418861202</text:p>
          </table:table-cell>
          <table:table-cell office:value-type="float" office:value="0.419245779535469" calcext:value-type="float">
            <text:p>0.4192457795</text:p>
          </table:table-cell>
          <table:table-cell office:value-type="float" office:value="0.416913361353858" calcext:value-type="float">
            <text:p>0.416913361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94747144698885" calcext:value-type="float">
            <text:p>0.3947471447</text:p>
          </table:table-cell>
          <table:table-cell office:value-type="float" office:value="0.592542663146122" calcext:value-type="float">
            <text:p>0.5925426631</text:p>
          </table:table-cell>
          <table:table-cell office:value-type="float" office:value="0.511400847829835" calcext:value-type="float">
            <text:p>0.5114008478</text:p>
          </table:table-cell>
          <table:table-cell office:value-type="float" office:value="0.443467090412131" calcext:value-type="float">
            <text:p>0.4434670904</text:p>
          </table:table-cell>
          <table:table-cell office:value-type="float" office:value="0.566823218157434" calcext:value-type="float">
            <text:p>0.5668232182</text:p>
          </table:table-cell>
          <table:table-cell office:value-type="float" office:value="0.508232718149888" calcext:value-type="float">
            <text:p>0.5082327181</text:p>
          </table:table-cell>
          <table:table-cell office:value-type="float" office:value="0.461404202571207" calcext:value-type="float">
            <text:p>0.4614042026</text:p>
          </table:table-cell>
          <table:table-cell office:value-type="float" office:value="0.549851043432588" calcext:value-type="float">
            <text:p>0.5498510434</text:p>
          </table:table-cell>
          <table:table-cell office:value-type="float" office:value="0.506831162622133" calcext:value-type="float">
            <text:p>0.5068311626</text:p>
          </table:table-cell>
          <table:table-cell office:value-type="float" office:value="0.470069654862624" calcext:value-type="float">
            <text:p>0.4700696549</text:p>
          </table:table-cell>
          <table:table-cell office:value-type="float" office:value="0.413313234838612" calcext:value-type="float">
            <text:p>0.4133132348</text:p>
          </table:table-cell>
          <table:table-cell office:value-type="float" office:value="0.414161395905441" calcext:value-type="float">
            <text:p>0.4141613959</text:p>
          </table:table-cell>
          <table:table-cell office:value-type="float" office:value="0.413215198165816" calcext:value-type="float">
            <text:p>0.4132151982</text:p>
          </table:table-cell>
          <table:table-cell office:value-type="float" office:value="0.41285920396378" calcext:value-type="float">
            <text:p>0.412859204</text:p>
          </table:table-cell>
          <table:table-cell office:value-type="float" office:value="0.41313987638986" calcext:value-type="float">
            <text:p>0.4131398764</text:p>
          </table:table-cell>
          <table:table-cell office:value-type="float" office:value="0.411639814189819" calcext:value-type="float">
            <text:p>0.4116398142</text:p>
          </table:table-cell>
          <table:table-cell office:value-type="float" office:value="0.414272689649262" calcext:value-type="float">
            <text:p>0.4142726896</text:p>
          </table:table-cell>
          <table:table-cell office:value-type="float" office:value="0.412856182021464" calcext:value-type="float">
            <text:p>0.412856182</text:p>
          </table:table-cell>
          <table:table-cell office:value-type="float" office:value="0.413032141301694" calcext:value-type="float">
            <text:p>0.4130321413</text:p>
          </table:table-cell>
          <table:table-cell office:value-type="float" office:value="0.412612995168029" calcext:value-type="float">
            <text:p>0.4126129952</text:p>
          </table:table-cell>
          <table:table-cell office:value-type="float" office:value="0.413427042153613" calcext:value-type="float">
            <text:p>0.413427042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393949006019522" calcext:value-type="float">
            <text:p>0.393949006</text:p>
          </table:table-cell>
          <table:table-cell office:value-type="float" office:value="0.596199420838074" calcext:value-type="float">
            <text:p>0.5961994208</text:p>
          </table:table-cell>
          <table:table-cell office:value-type="float" office:value="0.509389735542673" calcext:value-type="float">
            <text:p>0.5093897355</text:p>
          </table:table-cell>
          <table:table-cell office:value-type="float" office:value="0.443954730480702" calcext:value-type="float">
            <text:p>0.4439547305</text:p>
          </table:table-cell>
          <table:table-cell office:value-type="float" office:value="0.559932397709921" calcext:value-type="float">
            <text:p>0.5599323977</text:p>
          </table:table-cell>
          <table:table-cell office:value-type="float" office:value="0.50460392759651" calcext:value-type="float">
            <text:p>0.5046039276</text:p>
          </table:table-cell>
          <table:table-cell office:value-type="float" office:value="0.459136642694347" calcext:value-type="float">
            <text:p>0.4591366427</text:p>
          </table:table-cell>
          <table:table-cell office:value-type="float" office:value="0.55079047346541" calcext:value-type="float">
            <text:p>0.5507904735</text:p>
          </table:table-cell>
          <table:table-cell office:value-type="float" office:value="0.409293744820808" calcext:value-type="float">
            <text:p>0.4092937448</text:p>
          </table:table-cell>
          <table:table-cell office:value-type="float" office:value="0.468499070513536" calcext:value-type="float">
            <text:p>0.4684990705</text:p>
          </table:table-cell>
          <table:table-cell office:value-type="float" office:value="0.407603746719666" calcext:value-type="float">
            <text:p>0.4076037467</text:p>
          </table:table-cell>
          <table:table-cell office:value-type="float" office:value="0.409901410318886" calcext:value-type="float">
            <text:p>0.4099014103</text:p>
          </table:table-cell>
          <table:table-cell office:value-type="float" office:value="0.408006704004536" calcext:value-type="float">
            <text:p>0.408006704</text:p>
          </table:table-cell>
          <table:table-cell office:value-type="float" office:value="0.409035623862657" calcext:value-type="float">
            <text:p>0.4090356239</text:p>
          </table:table-cell>
          <table:table-cell office:value-type="float" office:value="0.4064730419539" calcext:value-type="float">
            <text:p>0.406473042</text:p>
          </table:table-cell>
          <table:table-cell office:value-type="float" office:value="0.406411964044875" calcext:value-type="float">
            <text:p>0.406411964</text:p>
          </table:table-cell>
          <table:table-cell office:value-type="float" office:value="0.407494852145799" calcext:value-type="float">
            <text:p>0.4074948521</text:p>
          </table:table-cell>
          <table:table-cell office:value-type="float" office:value="0.408129545134427" calcext:value-type="float">
            <text:p>0.4081295451</text:p>
          </table:table-cell>
          <table:table-cell office:value-type="float" office:value="0.407924543130213" calcext:value-type="float">
            <text:p>0.4079245431</text:p>
          </table:table-cell>
          <table:table-cell office:value-type="float" office:value="0.409448554826558" calcext:value-type="float">
            <text:p>0.4094485548</text:p>
          </table:table-cell>
          <table:table-cell office:value-type="float" office:value="0.408469846850219" calcext:value-type="float">
            <text:p>0.408469846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396085376876034" calcext:value-type="float">
            <text:p>0.3960853769</text:p>
          </table:table-cell>
          <table:table-cell office:value-type="float" office:value="0.600811208381985" calcext:value-type="float">
            <text:p>0.6008112084</text:p>
          </table:table-cell>
          <table:table-cell office:value-type="float" office:value="0.510618155274766" calcext:value-type="float">
            <text:p>0.5106181553</text:p>
          </table:table-cell>
          <table:table-cell office:value-type="float" office:value="0.44434451902911" calcext:value-type="float">
            <text:p>0.444344519</text:p>
          </table:table-cell>
          <table:table-cell office:value-type="float" office:value="0.570298478172602" calcext:value-type="float">
            <text:p>0.5702984782</text:p>
          </table:table-cell>
          <table:table-cell office:value-type="float" office:value="0.507556461577381" calcext:value-type="float">
            <text:p>0.5075564616</text:p>
          </table:table-cell>
          <table:table-cell office:value-type="float" office:value="0.462317512897179" calcext:value-type="float">
            <text:p>0.4623175129</text:p>
          </table:table-cell>
          <table:table-cell office:value-type="float" office:value="0.542797444659206" calcext:value-type="float">
            <text:p>0.5427974447</text:p>
          </table:table-cell>
          <table:table-cell office:value-type="float" office:value="0.403429366412018" calcext:value-type="float">
            <text:p>0.4034293664</text:p>
          </table:table-cell>
          <table:table-cell office:value-type="float" office:value="0.472674891030765" calcext:value-type="float">
            <text:p>0.472674891</text:p>
          </table:table-cell>
          <table:table-cell office:value-type="float" office:value="0.403682516831905" calcext:value-type="float">
            <text:p>0.4036825168</text:p>
          </table:table-cell>
          <table:table-cell office:value-type="float" office:value="0.404227744763503" calcext:value-type="float">
            <text:p>0.4042277448</text:p>
          </table:table-cell>
          <table:table-cell office:value-type="float" office:value="0.404086294734556" calcext:value-type="float">
            <text:p>0.4040862947</text:p>
          </table:table-cell>
          <table:table-cell office:value-type="float" office:value="0.403819901982983" calcext:value-type="float">
            <text:p>0.403819902</text:p>
          </table:table-cell>
          <table:table-cell office:value-type="float" office:value="0.401225747128456" calcext:value-type="float">
            <text:p>0.4012257471</text:p>
          </table:table-cell>
          <table:table-cell office:value-type="float" office:value="0.402924353206588" calcext:value-type="float">
            <text:p>0.4029243532</text:p>
          </table:table-cell>
          <table:table-cell office:value-type="float" office:value="0.404157811178155" calcext:value-type="float">
            <text:p>0.4041578112</text:p>
          </table:table-cell>
          <table:table-cell office:value-type="float" office:value="0.403432458209317" calcext:value-type="float">
            <text:p>0.4034324582</text:p>
          </table:table-cell>
          <table:table-cell office:value-type="float" office:value="0.404240233006033" calcext:value-type="float">
            <text:p>0.404240233</text:p>
          </table:table-cell>
          <table:table-cell office:value-type="float" office:value="0.404123290930408" calcext:value-type="float">
            <text:p>0.4041232909</text:p>
          </table:table-cell>
          <table:table-cell office:value-type="float" office:value="0.403494614720326" calcext:value-type="float">
            <text:p>0.4034946147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395623769737675" calcext:value-type="float">
            <text:p>0.3956237697</text:p>
          </table:table-cell>
          <table:table-cell office:value-type="float" office:value="0.594739426803029" calcext:value-type="float">
            <text:p>0.5947394268</text:p>
          </table:table-cell>
          <table:table-cell office:value-type="float" office:value="0.51231876202464" calcext:value-type="float">
            <text:p>0.512318762</text:p>
          </table:table-cell>
          <table:table-cell office:value-type="float" office:value="0.446271744977243" calcext:value-type="float">
            <text:p>0.446271745</text:p>
          </table:table-cell>
          <table:table-cell office:value-type="float" office:value="0.568599715131891" calcext:value-type="float">
            <text:p>0.5685997151</text:p>
          </table:table-cell>
          <table:table-cell office:value-type="float" office:value="0.508926105660736" calcext:value-type="float">
            <text:p>0.5089261057</text:p>
          </table:table-cell>
          <table:table-cell office:value-type="float" office:value="0.460653999846923" calcext:value-type="float">
            <text:p>0.4606539998</text:p>
          </table:table-cell>
          <table:table-cell office:value-type="float" office:value="0.547909847896434" calcext:value-type="float">
            <text:p>0.5479098479</text:p>
          </table:table-cell>
          <table:table-cell office:value-type="float" office:value="0.400942281212783" calcext:value-type="float">
            <text:p>0.4009422812</text:p>
          </table:table-cell>
          <table:table-cell office:value-type="float" office:value="0.400836934874817" calcext:value-type="float">
            <text:p>0.4008369349</text:p>
          </table:table-cell>
          <table:table-cell office:value-type="float" office:value="0.39905676157688" calcext:value-type="float">
            <text:p>0.3990567616</text:p>
          </table:table-cell>
          <table:table-cell office:value-type="float" office:value="0.400062159089832" calcext:value-type="float">
            <text:p>0.4000621591</text:p>
          </table:table-cell>
          <table:table-cell office:value-type="float" office:value="0.399099703902793" calcext:value-type="float">
            <text:p>0.3990997039</text:p>
          </table:table-cell>
          <table:table-cell office:value-type="float" office:value="0.39994251771829" calcext:value-type="float">
            <text:p>0.3999425177</text:p>
          </table:table-cell>
          <table:table-cell office:value-type="float" office:value="0.400308422053049" calcext:value-type="float">
            <text:p>0.4003084221</text:p>
          </table:table-cell>
          <table:table-cell office:value-type="float" office:value="0.398806302897138" calcext:value-type="float">
            <text:p>0.3988063029</text:p>
          </table:table-cell>
          <table:table-cell office:value-type="float" office:value="0.399674704061503" calcext:value-type="float">
            <text:p>0.3996747041</text:p>
          </table:table-cell>
          <table:table-cell office:value-type="float" office:value="0.399780616395993" calcext:value-type="float">
            <text:p>0.3997806164</text:p>
          </table:table-cell>
          <table:table-cell office:value-type="float" office:value="0.399096850720699" calcext:value-type="float">
            <text:p>0.3990968507</text:p>
          </table:table-cell>
          <table:table-cell office:value-type="float" office:value="0.398013067270211" calcext:value-type="float">
            <text:p>0.3980130673</text:p>
          </table:table-cell>
          <table:table-cell office:value-type="float" office:value="0.398665502077399" calcext:value-type="float">
            <text:p>0.398665502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9331447247593" calcext:value-type="float">
            <text:p>0.3993314472</text:p>
          </table:table-cell>
          <table:table-cell office:value-type="float" office:value="0.595784452266116" calcext:value-type="float">
            <text:p>0.5957844523</text:p>
          </table:table-cell>
          <table:table-cell office:value-type="float" office:value="0.511649575666994" calcext:value-type="float">
            <text:p>0.5116495757</text:p>
          </table:table-cell>
          <table:table-cell office:value-type="float" office:value="0.444221805717183" calcext:value-type="float">
            <text:p>0.4442218057</text:p>
          </table:table-cell>
          <table:table-cell office:value-type="float" office:value="0.562856224782853" calcext:value-type="float">
            <text:p>0.5628562248</text:p>
          </table:table-cell>
          <table:table-cell office:value-type="float" office:value="0.509369599392351" calcext:value-type="float">
            <text:p>0.5093695994</text:p>
          </table:table-cell>
          <table:table-cell office:value-type="float" office:value="0.463949315074423" calcext:value-type="float">
            <text:p>0.4639493151</text:p>
          </table:table-cell>
          <table:table-cell office:value-type="float" office:value="0.394071430185797" calcext:value-type="float">
            <text:p>0.3940714302</text:p>
          </table:table-cell>
          <table:table-cell office:value-type="float" office:value="0.394761692130213" calcext:value-type="float">
            <text:p>0.3947616921</text:p>
          </table:table-cell>
          <table:table-cell office:value-type="float" office:value="0.39460918103084" calcext:value-type="float">
            <text:p>0.394609181</text:p>
          </table:table-cell>
          <table:table-cell office:value-type="float" office:value="0.395536345158758" calcext:value-type="float">
            <text:p>0.3955363452</text:p>
          </table:table-cell>
          <table:table-cell office:value-type="float" office:value="0.39413246749689" calcext:value-type="float">
            <text:p>0.3941324675</text:p>
          </table:table-cell>
          <table:table-cell office:value-type="float" office:value="0.39438153352342" calcext:value-type="float">
            <text:p>0.3943815335</text:p>
          </table:table-cell>
          <table:table-cell office:value-type="float" office:value="0.393880641782248" calcext:value-type="float">
            <text:p>0.3938806418</text:p>
          </table:table-cell>
          <table:table-cell office:value-type="float" office:value="0.394892072023965" calcext:value-type="float">
            <text:p>0.394892072</text:p>
          </table:table-cell>
          <table:table-cell office:value-type="float" office:value="0.394602005691157" calcext:value-type="float">
            <text:p>0.3946020057</text:p>
          </table:table-cell>
          <table:table-cell office:value-type="float" office:value="0.394138191113499" calcext:value-type="float">
            <text:p>0.3941381911</text:p>
          </table:table-cell>
          <table:table-cell office:value-type="float" office:value="0.394533653485153" calcext:value-type="float">
            <text:p>0.3945336535</text:p>
          </table:table-cell>
          <table:table-cell office:value-type="float" office:value="0.394159217344173" calcext:value-type="float">
            <text:p>0.3941592173</text:p>
          </table:table-cell>
          <table:table-cell office:value-type="float" office:value="0.395456999937756" calcext:value-type="float">
            <text:p>0.3954569999</text:p>
          </table:table-cell>
          <table:table-cell office:value-type="float" office:value="0.394029973975541" calcext:value-type="float">
            <text:p>0.3940299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397724754764323" calcext:value-type="float">
            <text:p>0.3977247548</text:p>
          </table:table-cell>
          <table:table-cell office:value-type="float" office:value="0.594660448846181" calcext:value-type="float">
            <text:p>0.5946604488</text:p>
          </table:table-cell>
          <table:table-cell office:value-type="float" office:value="0.510468853648213" calcext:value-type="float">
            <text:p>0.5104688536</text:p>
          </table:table-cell>
          <table:table-cell office:value-type="float" office:value="0.447439027607607" calcext:value-type="float">
            <text:p>0.4474390276</text:p>
          </table:table-cell>
          <table:table-cell office:value-type="float" office:value="0.566023050721219" calcext:value-type="float">
            <text:p>0.5660230507</text:p>
          </table:table-cell>
          <table:table-cell office:value-type="float" office:value="0.509065549123367" calcext:value-type="float">
            <text:p>0.5090655491</text:p>
          </table:table-cell>
          <table:table-cell office:value-type="float" office:value="0.464706861904992" calcext:value-type="float">
            <text:p>0.4647068619</text:p>
          </table:table-cell>
          <table:table-cell office:value-type="float" office:value="0.389427212254602" calcext:value-type="float">
            <text:p>0.3894272123</text:p>
          </table:table-cell>
          <table:table-cell office:value-type="float" office:value="0.390081326247535" calcext:value-type="float">
            <text:p>0.3900813262</text:p>
          </table:table-cell>
          <table:table-cell office:value-type="float" office:value="0.390372883386857" calcext:value-type="float">
            <text:p>0.3903728834</text:p>
          </table:table-cell>
          <table:table-cell office:value-type="float" office:value="0.389293364874151" calcext:value-type="float">
            <text:p>0.3892933649</text:p>
          </table:table-cell>
          <table:table-cell office:value-type="float" office:value="0.389827987132052" calcext:value-type="float">
            <text:p>0.3898279871</text:p>
          </table:table-cell>
          <table:table-cell office:value-type="float" office:value="0.389677852870878" calcext:value-type="float">
            <text:p>0.3896778529</text:p>
          </table:table-cell>
          <table:table-cell office:value-type="float" office:value="0.390907116395397" calcext:value-type="float">
            <text:p>0.3909071164</text:p>
          </table:table-cell>
          <table:table-cell office:value-type="float" office:value="0.390001457643761" calcext:value-type="float">
            <text:p>0.3900014576</text:p>
          </table:table-cell>
          <table:table-cell office:value-type="float" office:value="0.390691643519544" calcext:value-type="float">
            <text:p>0.3906916435</text:p>
          </table:table-cell>
          <table:table-cell office:value-type="float" office:value="0.388258418114822" calcext:value-type="float">
            <text:p>0.3882584181</text:p>
          </table:table-cell>
          <table:table-cell office:value-type="float" office:value="0.390623694066821" calcext:value-type="float">
            <text:p>0.3906236941</text:p>
          </table:table-cell>
          <table:table-cell office:value-type="float" office:value="0.389630808077323" calcext:value-type="float">
            <text:p>0.3896308081</text:p>
          </table:table-cell>
          <table:table-cell office:value-type="float" office:value="0.390469242826513" calcext:value-type="float">
            <text:p>0.3904692428</text:p>
          </table:table-cell>
          <table:table-cell office:value-type="float" office:value="0.389663928723336" calcext:value-type="float">
            <text:p>0.389663928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95708285927558" calcext:value-type="float">
            <text:p>0.3957082859</text:p>
          </table:table-cell>
          <table:table-cell office:value-type="float" office:value="0.591186791402395" calcext:value-type="float">
            <text:p>0.5911867914</text:p>
          </table:table-cell>
          <table:table-cell office:value-type="float" office:value="0.507867434077489" calcext:value-type="float">
            <text:p>0.5078674341</text:p>
          </table:table-cell>
          <table:table-cell office:value-type="float" office:value="0.444888451197639" calcext:value-type="float">
            <text:p>0.4448884512</text:p>
          </table:table-cell>
          <table:table-cell office:value-type="float" office:value="0.565388989454685" calcext:value-type="float">
            <text:p>0.5653889895</text:p>
          </table:table-cell>
          <table:table-cell office:value-type="float" office:value="0.508847272497504" calcext:value-type="float">
            <text:p>0.5088472725</text:p>
          </table:table-cell>
          <table:table-cell office:value-type="float" office:value="0.460457989861946" calcext:value-type="float">
            <text:p>0.4604579899</text:p>
          </table:table-cell>
          <table:table-cell office:value-type="float" office:value="0.385732971334489" calcext:value-type="float">
            <text:p>0.3857329713</text:p>
          </table:table-cell>
          <table:table-cell office:value-type="float" office:value="0.385418192778726" calcext:value-type="float">
            <text:p>0.3854181928</text:p>
          </table:table-cell>
          <table:table-cell office:value-type="float" office:value="0.385388469275959" calcext:value-type="float">
            <text:p>0.3853884693</text:p>
          </table:table-cell>
          <table:table-cell office:value-type="float" office:value="0.384291903705831" calcext:value-type="float">
            <text:p>0.3842919037</text:p>
          </table:table-cell>
          <table:table-cell office:value-type="float" office:value="0.385287505113548" calcext:value-type="float">
            <text:p>0.3852875051</text:p>
          </table:table-cell>
          <table:table-cell office:value-type="float" office:value="0.386274715138517" calcext:value-type="float">
            <text:p>0.3862747151</text:p>
          </table:table-cell>
          <table:table-cell office:value-type="float" office:value="0.385646864970427" calcext:value-type="float">
            <text:p>0.385646865</text:p>
          </table:table-cell>
          <table:table-cell office:value-type="float" office:value="0.385958039587323" calcext:value-type="float">
            <text:p>0.3859580396</text:p>
          </table:table-cell>
          <table:table-cell office:value-type="float" office:value="0.385633144797989" calcext:value-type="float">
            <text:p>0.3856331448</text:p>
          </table:table-cell>
          <table:table-cell office:value-type="float" office:value="0.385640680536697" calcext:value-type="float">
            <text:p>0.3856406805</text:p>
          </table:table-cell>
          <table:table-cell office:value-type="float" office:value="0.38457303576621" calcext:value-type="float">
            <text:p>0.3845730358</text:p>
          </table:table-cell>
          <table:table-cell office:value-type="float" office:value="0.384983037851889" calcext:value-type="float">
            <text:p>0.3849830379</text:p>
          </table:table-cell>
          <table:table-cell office:value-type="float" office:value="0.385640625247153" calcext:value-type="float">
            <text:p>0.3856406252</text:p>
          </table:table-cell>
          <table:table-cell office:value-type="float" office:value="0.38506072614144" calcext:value-type="float">
            <text:p>0.385060726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98165861096868" calcext:value-type="float">
            <text:p>0.3981658611</text:p>
          </table:table-cell>
          <table:table-cell office:value-type="float" office:value="0.596753321311668" calcext:value-type="float">
            <text:p>0.5967533213</text:p>
          </table:table-cell>
          <table:table-cell office:value-type="float" office:value="0.50757043587658" calcext:value-type="float">
            <text:p>0.5075704359</text:p>
          </table:table-cell>
          <table:table-cell office:value-type="float" office:value="0.445844611819559" calcext:value-type="float">
            <text:p>0.4458446118</text:p>
          </table:table-cell>
          <table:table-cell office:value-type="float" office:value="0.56872276556068" calcext:value-type="float">
            <text:p>0.5687227656</text:p>
          </table:table-cell>
          <table:table-cell office:value-type="float" office:value="0.507026183977164" calcext:value-type="float">
            <text:p>0.507026184</text:p>
          </table:table-cell>
          <table:table-cell office:value-type="float" office:value="0.46214763565641" calcext:value-type="float">
            <text:p>0.4621476357</text:p>
          </table:table-cell>
          <table:table-cell office:value-type="float" office:value="0.381244057698438" calcext:value-type="float">
            <text:p>0.3812440577</text:p>
          </table:table-cell>
          <table:table-cell office:value-type="float" office:value="0.380311209457768" calcext:value-type="float">
            <text:p>0.3803112095</text:p>
          </table:table-cell>
          <table:table-cell office:value-type="float" office:value="0.380734785684455" calcext:value-type="float">
            <text:p>0.3807347857</text:p>
          </table:table-cell>
          <table:table-cell office:value-type="float" office:value="0.380144179070441" calcext:value-type="float">
            <text:p>0.3801441791</text:p>
          </table:table-cell>
          <table:table-cell office:value-type="float" office:value="0.379592006251618" calcext:value-type="float">
            <text:p>0.3795920063</text:p>
          </table:table-cell>
          <table:table-cell office:value-type="float" office:value="0.381154133864504" calcext:value-type="float">
            <text:p>0.3811541339</text:p>
          </table:table-cell>
          <table:table-cell office:value-type="float" office:value="0.380319131816534" calcext:value-type="float">
            <text:p>0.3803191318</text:p>
          </table:table-cell>
          <table:table-cell office:value-type="float" office:value="0.381108338835331" calcext:value-type="float">
            <text:p>0.3811083388</text:p>
          </table:table-cell>
          <table:table-cell office:value-type="float" office:value="0.381634652181153" calcext:value-type="float">
            <text:p>0.3816346522</text:p>
          </table:table-cell>
          <table:table-cell office:value-type="float" office:value="0.381306036271005" calcext:value-type="float">
            <text:p>0.3813060363</text:p>
          </table:table-cell>
          <table:table-cell office:value-type="float" office:value="0.380792803950881" calcext:value-type="float">
            <text:p>0.380792804</text:p>
          </table:table-cell>
          <table:table-cell office:value-type="float" office:value="0.380923854773961" calcext:value-type="float">
            <text:p>0.3809238548</text:p>
          </table:table-cell>
          <table:table-cell office:value-type="float" office:value="0.380053168334658" calcext:value-type="float">
            <text:p>0.3800531683</text:p>
          </table:table-cell>
          <table:table-cell office:value-type="float" office:value="0.378782296409545" calcext:value-type="float">
            <text:p>0.37878229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97235320118589" calcext:value-type="float">
            <text:p>0.3972353201</text:p>
          </table:table-cell>
          <table:table-cell office:value-type="float" office:value="0.596948385108862" calcext:value-type="float">
            <text:p>0.5969483851</text:p>
          </table:table-cell>
          <table:table-cell office:value-type="float" office:value="0.505327731567411" calcext:value-type="float">
            <text:p>0.5053277316</text:p>
          </table:table-cell>
          <table:table-cell office:value-type="float" office:value="0.448737828864505" calcext:value-type="float">
            <text:p>0.4487378289</text:p>
          </table:table-cell>
          <table:table-cell office:value-type="float" office:value="0.570077613888067" calcext:value-type="float">
            <text:p>0.5700776139</text:p>
          </table:table-cell>
          <table:table-cell office:value-type="float" office:value="0.511999920102917" calcext:value-type="float">
            <text:p>0.5119999201</text:p>
          </table:table-cell>
          <table:table-cell office:value-type="float" office:value="0.465837377070948" calcext:value-type="float">
            <text:p>0.4658373771</text:p>
          </table:table-cell>
          <table:table-cell office:value-type="float" office:value="0.376040979798805" calcext:value-type="float">
            <text:p>0.3760409798</text:p>
          </table:table-cell>
          <table:table-cell office:value-type="float" office:value="0.375694200606093" calcext:value-type="float">
            <text:p>0.3756942006</text:p>
          </table:table-cell>
          <table:table-cell office:value-type="float" office:value="0.375176941516372" calcext:value-type="float">
            <text:p>0.3751769415</text:p>
          </table:table-cell>
          <table:table-cell office:value-type="float" office:value="0.376060469342461" calcext:value-type="float">
            <text:p>0.3760604693</text:p>
          </table:table-cell>
          <table:table-cell office:value-type="float" office:value="0.376824916350102" calcext:value-type="float">
            <text:p>0.3768249164</text:p>
          </table:table-cell>
          <table:table-cell office:value-type="float" office:value="0.376036715834491" calcext:value-type="float">
            <text:p>0.3760367158</text:p>
          </table:table-cell>
          <table:table-cell office:value-type="float" office:value="0.375375490945114" calcext:value-type="float">
            <text:p>0.3753754909</text:p>
          </table:table-cell>
          <table:table-cell office:value-type="float" office:value="0.375682708496674" calcext:value-type="float">
            <text:p>0.3756827085</text:p>
          </table:table-cell>
          <table:table-cell office:value-type="float" office:value="0.376449618460192" calcext:value-type="float">
            <text:p>0.3764496185</text:p>
          </table:table-cell>
          <table:table-cell office:value-type="float" office:value="0.376257401418167" calcext:value-type="float">
            <text:p>0.3762574014</text:p>
          </table:table-cell>
          <table:table-cell office:value-type="float" office:value="0.376433663243735" calcext:value-type="float">
            <text:p>0.3764336632</text:p>
          </table:table-cell>
          <table:table-cell office:value-type="float" office:value="0.37606037271232" calcext:value-type="float">
            <text:p>0.3760603727</text:p>
          </table:table-cell>
          <table:table-cell office:value-type="float" office:value="0.376940851158208" calcext:value-type="float">
            <text:p>0.3769408512</text:p>
          </table:table-cell>
          <table:table-cell office:value-type="float" office:value="0.375868749210405" calcext:value-type="float">
            <text:p>0.375868749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94494253502614" calcext:value-type="float">
            <text:p>0.3944942535</text:p>
          </table:table-cell>
          <table:table-cell office:value-type="float" office:value="0.592933579915146" calcext:value-type="float">
            <text:p>0.5929335799</text:p>
          </table:table-cell>
          <table:table-cell office:value-type="float" office:value="0.508928935651623" calcext:value-type="float">
            <text:p>0.5089289357</text:p>
          </table:table-cell>
          <table:table-cell office:value-type="float" office:value="0.444066359601907" calcext:value-type="float">
            <text:p>0.4440663596</text:p>
          </table:table-cell>
          <table:table-cell office:value-type="float" office:value="0.565186837491472" calcext:value-type="float">
            <text:p>0.5651868375</text:p>
          </table:table-cell>
          <table:table-cell office:value-type="float" office:value="0.503409404724411" calcext:value-type="float">
            <text:p>0.5034094047</text:p>
          </table:table-cell>
          <table:table-cell office:value-type="float" office:value="0.46144165136311" calcext:value-type="float">
            <text:p>0.4614416514</text:p>
          </table:table-cell>
          <table:table-cell office:value-type="float" office:value="0.3706820176757" calcext:value-type="float">
            <text:p>0.3706820177</text:p>
          </table:table-cell>
          <table:table-cell office:value-type="float" office:value="0.3712822871694" calcext:value-type="float">
            <text:p>0.3712822872</text:p>
          </table:table-cell>
          <table:table-cell office:value-type="float" office:value="0.371687696298851" calcext:value-type="float">
            <text:p>0.3716876963</text:p>
          </table:table-cell>
          <table:table-cell office:value-type="float" office:value="0.371689695508793" calcext:value-type="float">
            <text:p>0.3716896955</text:p>
          </table:table-cell>
          <table:table-cell office:value-type="float" office:value="0.371707903813313" calcext:value-type="float">
            <text:p>0.3717079038</text:p>
          </table:table-cell>
          <table:table-cell office:value-type="float" office:value="0.371177937165181" calcext:value-type="float">
            <text:p>0.3711779372</text:p>
          </table:table-cell>
          <table:table-cell office:value-type="float" office:value="0.37073658565816" calcext:value-type="float">
            <text:p>0.3707365857</text:p>
          </table:table-cell>
          <table:table-cell office:value-type="float" office:value="0.372643069043264" calcext:value-type="float">
            <text:p>0.372643069</text:p>
          </table:table-cell>
          <table:table-cell office:value-type="float" office:value="0.371061513772152" calcext:value-type="float">
            <text:p>0.3710615138</text:p>
          </table:table-cell>
          <table:table-cell office:value-type="float" office:value="0.370647963455326" calcext:value-type="float">
            <text:p>0.3706479635</text:p>
          </table:table-cell>
          <table:table-cell office:value-type="float" office:value="0.371620126216314" calcext:value-type="float">
            <text:p>0.3716201262</text:p>
          </table:table-cell>
          <table:table-cell office:value-type="float" office:value="0.37231546844775" calcext:value-type="float">
            <text:p>0.3723154684</text:p>
          </table:table-cell>
          <table:table-cell office:value-type="float" office:value="0.372438735051221" calcext:value-type="float">
            <text:p>0.3724387351</text:p>
          </table:table-cell>
          <table:table-cell office:value-type="float" office:value="0.370797091916114" calcext:value-type="float">
            <text:p>0.370797091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93829655551638" calcext:value-type="float">
            <text:p>0.3938296556</text:p>
          </table:table-cell>
          <table:table-cell office:value-type="float" office:value="0.588355832997325" calcext:value-type="float">
            <text:p>0.588355833</text:p>
          </table:table-cell>
          <table:table-cell office:value-type="float" office:value="0.507565743689831" calcext:value-type="float">
            <text:p>0.5075657437</text:p>
          </table:table-cell>
          <table:table-cell office:value-type="float" office:value="0.448026650518852" calcext:value-type="float">
            <text:p>0.4480266505</text:p>
          </table:table-cell>
          <table:table-cell office:value-type="float" office:value="0.472667815323156" calcext:value-type="float">
            <text:p>0.4726678153</text:p>
          </table:table-cell>
          <table:table-cell office:value-type="float" office:value="0.506434634886438" calcext:value-type="float">
            <text:p>0.5064346349</text:p>
          </table:table-cell>
          <table:table-cell office:value-type="float" office:value="0.459507109632117" calcext:value-type="float">
            <text:p>0.4595071096</text:p>
          </table:table-cell>
          <table:table-cell office:value-type="float" office:value="0.365996642115543" calcext:value-type="float">
            <text:p>0.3659966421</text:p>
          </table:table-cell>
          <table:table-cell office:value-type="float" office:value="0.365822224305761" calcext:value-type="float">
            <text:p>0.3658222243</text:p>
          </table:table-cell>
          <table:table-cell office:value-type="float" office:value="0.366112333853067" calcext:value-type="float">
            <text:p>0.3661123339</text:p>
          </table:table-cell>
          <table:table-cell office:value-type="float" office:value="0.366013391296749" calcext:value-type="float">
            <text:p>0.3660133913</text:p>
          </table:table-cell>
          <table:table-cell office:value-type="float" office:value="0.365283801973711" calcext:value-type="float">
            <text:p>0.365283802</text:p>
          </table:table-cell>
          <table:table-cell office:value-type="float" office:value="0.366918293141145" calcext:value-type="float">
            <text:p>0.3669182931</text:p>
          </table:table-cell>
          <table:table-cell office:value-type="float" office:value="0.366575682078437" calcext:value-type="float">
            <text:p>0.3665756821</text:p>
          </table:table-cell>
          <table:table-cell office:value-type="float" office:value="0.36665695465428" calcext:value-type="float">
            <text:p>0.3666569547</text:p>
          </table:table-cell>
          <table:table-cell office:value-type="float" office:value="0.365926445629756" calcext:value-type="float">
            <text:p>0.3659264456</text:p>
          </table:table-cell>
          <table:table-cell office:value-type="float" office:value="0.366567193818356" calcext:value-type="float">
            <text:p>0.3665671938</text:p>
          </table:table-cell>
          <table:table-cell office:value-type="float" office:value="0.366634013378846" calcext:value-type="float">
            <text:p>0.3666340134</text:p>
          </table:table-cell>
          <table:table-cell office:value-type="float" office:value="0.366781085491499" calcext:value-type="float">
            <text:p>0.3667810855</text:p>
          </table:table-cell>
          <table:table-cell office:value-type="float" office:value="0.366387183718638" calcext:value-type="float">
            <text:p>0.3663871837</text:p>
          </table:table-cell>
          <table:table-cell office:value-type="float" office:value="0.366695311025273" calcext:value-type="float">
            <text:p>0.366695311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96241573241366" calcext:value-type="float">
            <text:p>0.3962415732</text:p>
          </table:table-cell>
          <table:table-cell office:value-type="float" office:value="0.595212361243766" calcext:value-type="float">
            <text:p>0.5952123612</text:p>
          </table:table-cell>
          <table:table-cell office:value-type="float" office:value="0.508655974087958" calcext:value-type="float">
            <text:p>0.5086559741</text:p>
          </table:table-cell>
          <table:table-cell office:value-type="float" office:value="0.446855611527069" calcext:value-type="float">
            <text:p>0.4468556115</text:p>
          </table:table-cell>
          <table:table-cell office:value-type="float" office:value="0.362872611458697" calcext:value-type="float">
            <text:p>0.3628726115</text:p>
          </table:table-cell>
          <table:table-cell office:value-type="float" office:value="0.50518233107601" calcext:value-type="float">
            <text:p>0.5051823311</text:p>
          </table:table-cell>
          <table:table-cell office:value-type="float" office:value="0.461529010980401" calcext:value-type="float">
            <text:p>0.461529011</text:p>
          </table:table-cell>
          <table:table-cell office:value-type="float" office:value="0.362646044945451" calcext:value-type="float">
            <text:p>0.3626460449</text:p>
          </table:table-cell>
          <table:table-cell office:value-type="float" office:value="0.362164100013567" calcext:value-type="float">
            <text:p>0.3621641</text:p>
          </table:table-cell>
          <table:table-cell office:value-type="float" office:value="0.36148623156281" calcext:value-type="float">
            <text:p>0.3614862316</text:p>
          </table:table-cell>
          <table:table-cell office:value-type="float" office:value="0.36091188636874" calcext:value-type="float">
            <text:p>0.3609118864</text:p>
          </table:table-cell>
          <table:table-cell office:value-type="float" office:value="0.361410629442883" calcext:value-type="float">
            <text:p>0.3614106294</text:p>
          </table:table-cell>
          <table:table-cell office:value-type="float" office:value="0.362119078622051" calcext:value-type="float">
            <text:p>0.3621190786</text:p>
          </table:table-cell>
          <table:table-cell office:value-type="float" office:value="0.36109231590646" calcext:value-type="float">
            <text:p>0.3610923159</text:p>
          </table:table-cell>
          <table:table-cell office:value-type="float" office:value="0.360951556875804" calcext:value-type="float">
            <text:p>0.3609515569</text:p>
          </table:table-cell>
          <table:table-cell office:value-type="float" office:value="0.361729787760369" calcext:value-type="float">
            <text:p>0.3617297878</text:p>
          </table:table-cell>
          <table:table-cell office:value-type="float" office:value="0.361006957014582" calcext:value-type="float">
            <text:p>0.361006957</text:p>
          </table:table-cell>
          <table:table-cell office:value-type="float" office:value="0.362216544481685" calcext:value-type="float">
            <text:p>0.3622165445</text:p>
          </table:table-cell>
          <table:table-cell office:value-type="float" office:value="0.3618406452001" calcext:value-type="float">
            <text:p>0.3618406452</text:p>
          </table:table-cell>
          <table:table-cell office:value-type="float" office:value="0.361040051613597" calcext:value-type="float">
            <text:p>0.3610400516</text:p>
          </table:table-cell>
          <table:table-cell office:value-type="float" office:value="0.361221603712905" calcext:value-type="float">
            <text:p>0.361221603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95122891438178" calcext:value-type="float">
            <text:p>0.3951228914</text:p>
          </table:table-cell>
          <table:table-cell office:value-type="float" office:value="0.59370623014589" calcext:value-type="float">
            <text:p>0.5937062301</text:p>
          </table:table-cell>
          <table:table-cell office:value-type="float" office:value="0.51217865091533" calcext:value-type="float">
            <text:p>0.5121786509</text:p>
          </table:table-cell>
          <table:table-cell office:value-type="float" office:value="0.44704275491949" calcext:value-type="float">
            <text:p>0.4470427549</text:p>
          </table:table-cell>
          <table:table-cell office:value-type="float" office:value="0.356180704565602" calcext:value-type="float">
            <text:p>0.3561807046</text:p>
          </table:table-cell>
          <table:table-cell office:value-type="float" office:value="0.510893798879579" calcext:value-type="float">
            <text:p>0.5108937989</text:p>
          </table:table-cell>
          <table:table-cell office:value-type="float" office:value="0.460649736445216" calcext:value-type="float">
            <text:p>0.4606497364</text:p>
          </table:table-cell>
          <table:table-cell office:value-type="float" office:value="0.357466561695984" calcext:value-type="float">
            <text:p>0.3574665617</text:p>
          </table:table-cell>
          <table:table-cell office:value-type="float" office:value="0.35625305289151" calcext:value-type="float">
            <text:p>0.3562530529</text:p>
          </table:table-cell>
          <table:table-cell office:value-type="float" office:value="0.356880419988822" calcext:value-type="float">
            <text:p>0.35688042</text:p>
          </table:table-cell>
          <table:table-cell office:value-type="float" office:value="0.356429692310292" calcext:value-type="float">
            <text:p>0.3564296923</text:p>
          </table:table-cell>
          <table:table-cell office:value-type="float" office:value="0.35632691064774" calcext:value-type="float">
            <text:p>0.3563269106</text:p>
          </table:table-cell>
          <table:table-cell office:value-type="float" office:value="0.357789650524897" calcext:value-type="float">
            <text:p>0.3577896505</text:p>
          </table:table-cell>
          <table:table-cell office:value-type="float" office:value="0.357514358413255" calcext:value-type="float">
            <text:p>0.3575143584</text:p>
          </table:table-cell>
          <table:table-cell office:value-type="float" office:value="0.357085286127743" calcext:value-type="float">
            <text:p>0.3570852861</text:p>
          </table:table-cell>
          <table:table-cell office:value-type="float" office:value="0.356328857716268" calcext:value-type="float">
            <text:p>0.3563288577</text:p>
          </table:table-cell>
          <table:table-cell office:value-type="float" office:value="0.357487496126538" calcext:value-type="float">
            <text:p>0.3574874961</text:p>
          </table:table-cell>
          <table:table-cell office:value-type="float" office:value="0.356854531090637" calcext:value-type="float">
            <text:p>0.3568545311</text:p>
          </table:table-cell>
          <table:table-cell office:value-type="float" office:value="0.356772647755044" calcext:value-type="float">
            <text:p>0.3567726478</text:p>
          </table:table-cell>
          <table:table-cell office:value-type="float" office:value="0.356733104584461" calcext:value-type="float">
            <text:p>0.3567331046</text:p>
          </table:table-cell>
          <table:table-cell office:value-type="float" office:value="0.356897606492203" calcext:value-type="float">
            <text:p>0.3568976065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39630784373927" calcext:value-type="float">
            <text:p>0.3963078437</text:p>
          </table:table-cell>
          <table:table-cell office:value-type="float" office:value="0.599916144231891" calcext:value-type="float">
            <text:p>0.5999161442</text:p>
          </table:table-cell>
          <table:table-cell office:value-type="float" office:value="0.510424542964956" calcext:value-type="float">
            <text:p>0.510424543</text:p>
          </table:table-cell>
          <table:table-cell office:value-type="float" office:value="0.448947478499925" calcext:value-type="float">
            <text:p>0.4489474785</text:p>
          </table:table-cell>
          <table:table-cell office:value-type="float" office:value="0.351655295622891" calcext:value-type="float">
            <text:p>0.3516552956</text:p>
          </table:table-cell>
          <table:table-cell office:value-type="float" office:value="0.508566357957278" calcext:value-type="float">
            <text:p>0.508566358</text:p>
          </table:table-cell>
          <table:table-cell office:value-type="float" office:value="0.463976764004952" calcext:value-type="float">
            <text:p>0.463976764</text:p>
          </table:table-cell>
          <table:table-cell office:value-type="float" office:value="0.352636979685287" calcext:value-type="float">
            <text:p>0.3526369797</text:p>
          </table:table-cell>
          <table:table-cell office:value-type="float" office:value="0.351176851666869" calcext:value-type="float">
            <text:p>0.3511768517</text:p>
          </table:table-cell>
          <table:table-cell office:value-type="float" office:value="0.351246975268082" calcext:value-type="float">
            <text:p>0.3512469753</text:p>
          </table:table-cell>
          <table:table-cell office:value-type="float" office:value="0.351670022012823" calcext:value-type="float">
            <text:p>0.351670022</text:p>
          </table:table-cell>
          <table:table-cell office:value-type="float" office:value="0.352848360691816" calcext:value-type="float">
            <text:p>0.3528483607</text:p>
          </table:table-cell>
          <table:table-cell office:value-type="float" office:value="0.35313412755711" calcext:value-type="float">
            <text:p>0.3531341276</text:p>
          </table:table-cell>
          <table:table-cell office:value-type="float" office:value="0.352846979917834" calcext:value-type="float">
            <text:p>0.3528469799</text:p>
          </table:table-cell>
          <table:table-cell office:value-type="float" office:value="0.351986113592141" calcext:value-type="float">
            <text:p>0.3519861136</text:p>
          </table:table-cell>
          <table:table-cell office:value-type="float" office:value="0.352053845194946" calcext:value-type="float">
            <text:p>0.3520538452</text:p>
          </table:table-cell>
          <table:table-cell office:value-type="float" office:value="0.351585985134055" calcext:value-type="float">
            <text:p>0.3515859851</text:p>
          </table:table-cell>
          <table:table-cell office:value-type="float" office:value="0.35251866430817" calcext:value-type="float">
            <text:p>0.3525186643</text:p>
          </table:table-cell>
          <table:table-cell office:value-type="float" office:value="0.3523667594698" calcext:value-type="float">
            <text:p>0.3523667595</text:p>
          </table:table-cell>
          <table:table-cell office:value-type="float" office:value="0.352381967607488" calcext:value-type="float">
            <text:p>0.3523819676</text:p>
          </table:table-cell>
          <table:table-cell office:value-type="float" office:value="0.352532001992514" calcext:value-type="float">
            <text:p>0.35253200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96813804926564" calcext:value-type="float">
            <text:p>0.3968138049</text:p>
          </table:table-cell>
          <table:table-cell office:value-type="float" office:value="0.596378238520893" calcext:value-type="float">
            <text:p>0.5963782385</text:p>
          </table:table-cell>
          <table:table-cell office:value-type="float" office:value="0.508641823002682" calcext:value-type="float">
            <text:p>0.508641823</text:p>
          </table:table-cell>
          <table:table-cell office:value-type="float" office:value="0.444469972495887" calcext:value-type="float">
            <text:p>0.4444699725</text:p>
          </table:table-cell>
          <table:table-cell office:value-type="float" office:value="0.347493923149681" calcext:value-type="float">
            <text:p>0.3474939231</text:p>
          </table:table-cell>
          <table:table-cell office:value-type="float" office:value="0.509356239065222" calcext:value-type="float">
            <text:p>0.5093562391</text:p>
          </table:table-cell>
          <table:table-cell office:value-type="float" office:value="0.461324540328426" calcext:value-type="float">
            <text:p>0.4613245403</text:p>
          </table:table-cell>
          <table:table-cell office:value-type="float" office:value="0.347588789348655" calcext:value-type="float">
            <text:p>0.3475887893</text:p>
          </table:table-cell>
          <table:table-cell office:value-type="float" office:value="0.346334179017229" calcext:value-type="float">
            <text:p>0.346334179</text:p>
          </table:table-cell>
          <table:table-cell office:value-type="float" office:value="0.346321767936322" calcext:value-type="float">
            <text:p>0.3463217679</text:p>
          </table:table-cell>
          <table:table-cell office:value-type="float" office:value="0.347364646375022" calcext:value-type="float">
            <text:p>0.3473646464</text:p>
          </table:table-cell>
          <table:table-cell office:value-type="float" office:value="0.347211083359851" calcext:value-type="float">
            <text:p>0.3472110834</text:p>
          </table:table-cell>
          <table:table-cell office:value-type="float" office:value="0.347711367450736" calcext:value-type="float">
            <text:p>0.3477113675</text:p>
          </table:table-cell>
          <table:table-cell office:value-type="float" office:value="0.347007381962654" calcext:value-type="float">
            <text:p>0.347007382</text:p>
          </table:table-cell>
          <table:table-cell office:value-type="float" office:value="0.346772976099209" calcext:value-type="float">
            <text:p>0.3467729761</text:p>
          </table:table-cell>
          <table:table-cell office:value-type="float" office:value="0.347970571717397" calcext:value-type="float">
            <text:p>0.3479705717</text:p>
          </table:table-cell>
          <table:table-cell office:value-type="float" office:value="0.347455802962398" calcext:value-type="float">
            <text:p>0.347455803</text:p>
          </table:table-cell>
          <table:table-cell office:value-type="float" office:value="0.347535534480081" calcext:value-type="float">
            <text:p>0.3475355345</text:p>
          </table:table-cell>
          <table:table-cell office:value-type="float" office:value="0.347827881289771" calcext:value-type="float">
            <text:p>0.3478278813</text:p>
          </table:table-cell>
          <table:table-cell office:value-type="float" office:value="0.346962578873264" calcext:value-type="float">
            <text:p>0.3469625789</text:p>
          </table:table-cell>
          <table:table-cell office:value-type="float" office:value="0.347378984855852" calcext:value-type="float">
            <text:p>0.3473789849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396370247856232" calcext:value-type="float">
            <text:p>0.3963702479</text:p>
          </table:table-cell>
          <table:table-cell office:value-type="float" office:value="0.597317205540284" calcext:value-type="float">
            <text:p>0.5973172055</text:p>
          </table:table-cell>
          <table:table-cell office:value-type="float" office:value="0.5121126547515" calcext:value-type="float">
            <text:p>0.5121126548</text:p>
          </table:table-cell>
          <table:table-cell office:value-type="float" office:value="0.450415820753966" calcext:value-type="float">
            <text:p>0.4504158208</text:p>
          </table:table-cell>
          <table:table-cell office:value-type="float" office:value="0.342332572180252" calcext:value-type="float">
            <text:p>0.3423325722</text:p>
          </table:table-cell>
          <table:table-cell office:value-type="float" office:value="0.3590170890202" calcext:value-type="float">
            <text:p>0.359017089</text:p>
          </table:table-cell>
          <table:table-cell office:value-type="float" office:value="0.465583528877689" calcext:value-type="float">
            <text:p>0.4655835289</text:p>
          </table:table-cell>
          <table:table-cell office:value-type="float" office:value="0.342049643851614" calcext:value-type="float">
            <text:p>0.3420496439</text:p>
          </table:table-cell>
          <table:table-cell office:value-type="float" office:value="0.342932051776173" calcext:value-type="float">
            <text:p>0.3429320518</text:p>
          </table:table-cell>
          <table:table-cell office:value-type="float" office:value="0.342029431705331" calcext:value-type="float">
            <text:p>0.3420294317</text:p>
          </table:table-cell>
          <table:table-cell office:value-type="float" office:value="0.342215244809118" calcext:value-type="float">
            <text:p>0.3422152448</text:p>
          </table:table-cell>
          <table:table-cell office:value-type="float" office:value="0.342786994640818" calcext:value-type="float">
            <text:p>0.3427869946</text:p>
          </table:table-cell>
          <table:table-cell office:value-type="float" office:value="0.343359850839605" calcext:value-type="float">
            <text:p>0.3433598508</text:p>
          </table:table-cell>
          <table:table-cell office:value-type="float" office:value="0.343135410161349" calcext:value-type="float">
            <text:p>0.3431354102</text:p>
          </table:table-cell>
          <table:table-cell office:value-type="float" office:value="0.342375790572372" calcext:value-type="float">
            <text:p>0.3423757906</text:p>
          </table:table-cell>
          <table:table-cell office:value-type="float" office:value="0.343018157066755" calcext:value-type="float">
            <text:p>0.3430181571</text:p>
          </table:table-cell>
          <table:table-cell office:value-type="float" office:value="0.342100598212611" calcext:value-type="float">
            <text:p>0.3421005982</text:p>
          </table:table-cell>
          <table:table-cell office:value-type="float" office:value="0.342156867341772" calcext:value-type="float">
            <text:p>0.3421568673</text:p>
          </table:table-cell>
          <table:table-cell office:value-type="float" office:value="0.342181655244526" calcext:value-type="float">
            <text:p>0.3421816552</text:p>
          </table:table-cell>
          <table:table-cell office:value-type="float" office:value="0.342746897777231" calcext:value-type="float">
            <text:p>0.3427468978</text:p>
          </table:table-cell>
          <table:table-cell office:value-type="float" office:value="0.342175571294217" calcext:value-type="float">
            <text:p>0.342175571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397310325934191" calcext:value-type="float">
            <text:p>0.3973103259</text:p>
          </table:table-cell>
          <table:table-cell office:value-type="float" office:value="0.591029025692156" calcext:value-type="float">
            <text:p>0.5910290257</text:p>
          </table:table-cell>
          <table:table-cell office:value-type="float" office:value="0.506649182382647" calcext:value-type="float">
            <text:p>0.5066491824</text:p>
          </table:table-cell>
          <table:table-cell office:value-type="float" office:value="0.443888150562739" calcext:value-type="float">
            <text:p>0.4438881506</text:p>
          </table:table-cell>
          <table:table-cell office:value-type="float" office:value="0.337616671124525" calcext:value-type="float">
            <text:p>0.3376166711</text:p>
          </table:table-cell>
          <table:table-cell office:value-type="float" office:value="0.337651791246853" calcext:value-type="float">
            <text:p>0.3376517912</text:p>
          </table:table-cell>
          <table:table-cell office:value-type="float" office:value="0.460599580671396" calcext:value-type="float">
            <text:p>0.4605995807</text:p>
          </table:table-cell>
          <table:table-cell office:value-type="float" office:value="0.337630642697185" calcext:value-type="float">
            <text:p>0.3376306427</text:p>
          </table:table-cell>
          <table:table-cell office:value-type="float" office:value="0.337893628632195" calcext:value-type="float">
            <text:p>0.3378936286</text:p>
          </table:table-cell>
          <table:table-cell office:value-type="float" office:value="0.337319423897797" calcext:value-type="float">
            <text:p>0.3373194239</text:p>
          </table:table-cell>
          <table:table-cell office:value-type="float" office:value="0.338048635773743" calcext:value-type="float">
            <text:p>0.3380486358</text:p>
          </table:table-cell>
          <table:table-cell office:value-type="float" office:value="0.337552354700426" calcext:value-type="float">
            <text:p>0.3375523547</text:p>
          </table:table-cell>
          <table:table-cell office:value-type="float" office:value="0.337937628310107" calcext:value-type="float">
            <text:p>0.3379376283</text:p>
          </table:table-cell>
          <table:table-cell office:value-type="float" office:value="0.337442447801494" calcext:value-type="float">
            <text:p>0.3374424478</text:p>
          </table:table-cell>
          <table:table-cell office:value-type="float" office:value="0.337951090683114" calcext:value-type="float">
            <text:p>0.3379510907</text:p>
          </table:table-cell>
          <table:table-cell office:value-type="float" office:value="0.337492822680292" calcext:value-type="float">
            <text:p>0.3374928227</text:p>
          </table:table-cell>
          <table:table-cell office:value-type="float" office:value="0.338052519209684" calcext:value-type="float">
            <text:p>0.3380525192</text:p>
          </table:table-cell>
          <table:table-cell office:value-type="float" office:value="0.337735756605388" calcext:value-type="float">
            <text:p>0.3377357566</text:p>
          </table:table-cell>
          <table:table-cell office:value-type="float" office:value="0.33730549987502" calcext:value-type="float">
            <text:p>0.3373054999</text:p>
          </table:table-cell>
          <table:table-cell office:value-type="float" office:value="0.337575679066236" calcext:value-type="float">
            <text:p>0.3375756791</text:p>
          </table:table-cell>
          <table:table-cell office:value-type="float" office:value="0.338320328474705" calcext:value-type="float">
            <text:p>0.3383203285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396580183250324" calcext:value-type="float">
            <text:p>0.3965801833</text:p>
          </table:table-cell>
          <table:table-cell office:value-type="float" office:value="0.595877931652518" calcext:value-type="float">
            <text:p>0.5958779317</text:p>
          </table:table-cell>
          <table:table-cell office:value-type="float" office:value="0.512977482177692" calcext:value-type="float">
            <text:p>0.5129774822</text:p>
          </table:table-cell>
          <table:table-cell office:value-type="float" office:value="0.446181828690743" calcext:value-type="float">
            <text:p>0.4461818287</text:p>
          </table:table-cell>
          <table:table-cell office:value-type="float" office:value="0.332686203003151" calcext:value-type="float">
            <text:p>0.332686203</text:p>
          </table:table-cell>
          <table:table-cell office:value-type="float" office:value="0.332484323479773" calcext:value-type="float">
            <text:p>0.3324843235</text:p>
          </table:table-cell>
          <table:table-cell office:value-type="float" office:value="0.461725303327599" calcext:value-type="float">
            <text:p>0.4617253033</text:p>
          </table:table-cell>
          <table:table-cell office:value-type="float" office:value="0.333175188431627" calcext:value-type="float">
            <text:p>0.3331751884</text:p>
          </table:table-cell>
          <table:table-cell office:value-type="float" office:value="0.332916010715889" calcext:value-type="float">
            <text:p>0.3329160107</text:p>
          </table:table-cell>
          <table:table-cell office:value-type="float" office:value="0.333305824270727" calcext:value-type="float">
            <text:p>0.3333058243</text:p>
          </table:table-cell>
          <table:table-cell office:value-type="float" office:value="0.332822898379509" calcext:value-type="float">
            <text:p>0.3328228984</text:p>
          </table:table-cell>
          <table:table-cell office:value-type="float" office:value="0.333283845756716" calcext:value-type="float">
            <text:p>0.3332838458</text:p>
          </table:table-cell>
          <table:table-cell office:value-type="float" office:value="0.328594902387705" calcext:value-type="float">
            <text:p>0.3285949024</text:p>
          </table:table-cell>
          <table:table-cell office:value-type="float" office:value="0.333477957579854" calcext:value-type="float">
            <text:p>0.3334779576</text:p>
          </table:table-cell>
          <table:table-cell office:value-type="float" office:value="0.332896639732451" calcext:value-type="float">
            <text:p>0.3328966397</text:p>
          </table:table-cell>
          <table:table-cell office:value-type="float" office:value="0.333225763638071" calcext:value-type="float">
            <text:p>0.3332257636</text:p>
          </table:table-cell>
          <table:table-cell office:value-type="float" office:value="0.332264843658516" calcext:value-type="float">
            <text:p>0.3322648437</text:p>
          </table:table-cell>
          <table:table-cell office:value-type="float" office:value="0.332391707288723" calcext:value-type="float">
            <text:p>0.3323917073</text:p>
          </table:table-cell>
          <table:table-cell office:value-type="float" office:value="0.332898553630405" calcext:value-type="float">
            <text:p>0.3328985536</text:p>
          </table:table-cell>
          <table:table-cell office:value-type="float" office:value="0.333078056319117" calcext:value-type="float">
            <text:p>0.3330780563</text:p>
          </table:table-cell>
          <table:table-cell office:value-type="float" office:value="0.332599757781933" calcext:value-type="float">
            <text:p>0.332599757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95061854126519" calcext:value-type="float">
            <text:p>0.3950618541</text:p>
          </table:table-cell>
          <table:table-cell office:value-type="float" office:value="0.599747130662114" calcext:value-type="float">
            <text:p>0.5997471307</text:p>
          </table:table-cell>
          <table:table-cell office:value-type="float" office:value="0.510677115535022" calcext:value-type="float">
            <text:p>0.5106771155</text:p>
          </table:table-cell>
          <table:table-cell office:value-type="float" office:value="0.44983636909514" calcext:value-type="float">
            <text:p>0.4498363691</text:p>
          </table:table-cell>
          <table:table-cell office:value-type="float" office:value="0.328132797368605" calcext:value-type="float">
            <text:p>0.3281327974</text:p>
          </table:table-cell>
          <table:table-cell office:value-type="float" office:value="0.328695441905093" calcext:value-type="float">
            <text:p>0.3286954419</text:p>
          </table:table-cell>
          <table:table-cell office:value-type="float" office:value="0.328206990669419" calcext:value-type="float">
            <text:p>0.3282069907</text:p>
          </table:table-cell>
          <table:table-cell office:value-type="float" office:value="0.32771816001931" calcext:value-type="float">
            <text:p>0.32771816</text:p>
          </table:table-cell>
          <table:table-cell office:value-type="float" office:value="0.327709871274355" calcext:value-type="float">
            <text:p>0.3277098713</text:p>
          </table:table-cell>
          <table:table-cell office:value-type="float" office:value="0.328286939452782" calcext:value-type="float">
            <text:p>0.3282869395</text:p>
          </table:table-cell>
          <table:table-cell office:value-type="float" office:value="0.328383966838367" calcext:value-type="float">
            <text:p>0.3283839668</text:p>
          </table:table-cell>
          <table:table-cell office:value-type="float" office:value="0.327843969682649" calcext:value-type="float">
            <text:p>0.3278439697</text:p>
          </table:table-cell>
          <table:table-cell office:value-type="float" office:value="0.323419657787763" calcext:value-type="float">
            <text:p>0.3234196578</text:p>
          </table:table-cell>
          <table:table-cell office:value-type="float" office:value="0.328348207493783" calcext:value-type="float">
            <text:p>0.3283482075</text:p>
          </table:table-cell>
          <table:table-cell office:value-type="float" office:value="0.32821900138549" calcext:value-type="float">
            <text:p>0.3282190014</text:p>
          </table:table-cell>
          <table:table-cell office:value-type="float" office:value="0.32815518471104" calcext:value-type="float">
            <text:p>0.3281551847</text:p>
          </table:table-cell>
          <table:table-cell office:value-type="float" office:value="0.328109378499324" calcext:value-type="float">
            <text:p>0.3281093785</text:p>
          </table:table-cell>
          <table:table-cell office:value-type="float" office:value="0.328394953241425" calcext:value-type="float">
            <text:p>0.3283949532</text:p>
          </table:table-cell>
          <table:table-cell office:value-type="float" office:value="0.328674229246091" calcext:value-type="float">
            <text:p>0.3286742292</text:p>
          </table:table-cell>
          <table:table-cell office:value-type="float" office:value="0.328058535042429" calcext:value-type="float">
            <text:p>0.328058535</text:p>
          </table:table-cell>
          <table:table-cell office:value-type="float" office:value="0.328230386763475" calcext:value-type="float">
            <text:p>0.3282303868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98794674583753" calcext:value-type="float">
            <text:p>0.3987946746</text:p>
          </table:table-cell>
          <table:table-cell office:value-type="float" office:value="0.5934904350085" calcext:value-type="float">
            <text:p>0.593490435</text:p>
          </table:table-cell>
          <table:table-cell office:value-type="float" office:value="0.508722363745213" calcext:value-type="float">
            <text:p>0.5087223637</text:p>
          </table:table-cell>
          <table:table-cell office:value-type="float" office:value="0.446809101816582" calcext:value-type="float">
            <text:p>0.4468091018</text:p>
          </table:table-cell>
          <table:table-cell office:value-type="float" office:value="0.323309102851723" calcext:value-type="float">
            <text:p>0.3233091029</text:p>
          </table:table-cell>
          <table:table-cell office:value-type="float" office:value="0.323379642184436" calcext:value-type="float">
            <text:p>0.3233796422</text:p>
          </table:table-cell>
          <table:table-cell office:value-type="float" office:value="0.323145749667538" calcext:value-type="float">
            <text:p>0.3231457497</text:p>
          </table:table-cell>
          <table:table-cell office:value-type="float" office:value="0.323268261298402" calcext:value-type="float">
            <text:p>0.3232682613</text:p>
          </table:table-cell>
          <table:table-cell office:value-type="float" office:value="0.323358412175154" calcext:value-type="float">
            <text:p>0.3233584122</text:p>
          </table:table-cell>
          <table:table-cell office:value-type="float" office:value="0.323413813115408" calcext:value-type="float">
            <text:p>0.3234138131</text:p>
          </table:table-cell>
          <table:table-cell office:value-type="float" office:value="0.323383690285058" calcext:value-type="float">
            <text:p>0.3233836903</text:p>
          </table:table-cell>
          <table:table-cell office:value-type="float" office:value="0.323428095193945" calcext:value-type="float">
            <text:p>0.3234280952</text:p>
          </table:table-cell>
          <table:table-cell office:value-type="float" office:value="0.323419657787763" calcext:value-type="float">
            <text:p>0.3234196578</text:p>
          </table:table-cell>
          <table:table-cell office:value-type="float" office:value="0.323477353770339" calcext:value-type="float">
            <text:p>0.3234773538</text:p>
          </table:table-cell>
          <table:table-cell office:value-type="float" office:value="0.323588565712964" calcext:value-type="float">
            <text:p>0.3235885657</text:p>
          </table:table-cell>
          <table:table-cell office:value-type="float" office:value="0.323299575322796" calcext:value-type="float">
            <text:p>0.3232995753</text:p>
          </table:table-cell>
          <table:table-cell office:value-type="float" office:value="0.323215226459486" calcext:value-type="float">
            <text:p>0.3232152265</text:p>
          </table:table-cell>
          <table:table-cell office:value-type="float" office:value="0.32333470088684" calcext:value-type="float">
            <text:p>0.3233347009</text:p>
          </table:table-cell>
          <table:table-cell office:value-type="float" office:value="0.323438686527926" calcext:value-type="float">
            <text:p>0.3234386865</text:p>
          </table:table-cell>
          <table:table-cell office:value-type="float" office:value="0.3234103703842" calcext:value-type="float">
            <text:p>0.3234103704</text:p>
          </table:table-cell>
          <table:table-cell office:value-type="float" office:value="0.323470934116823" calcext:value-type="float">
            <text:p>0.323470934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394694495480385" calcext:value-type="float">
            <text:p>0.3946944955</text:p>
          </table:table-cell>
          <table:table-cell office:value-type="float" office:value="0.59561782707292" calcext:value-type="float">
            <text:p>0.5956178271</text:p>
          </table:table-cell>
          <table:table-cell office:value-type="float" office:value="0.503915417423642" calcext:value-type="float">
            <text:p>0.5039154174</text:p>
          </table:table-cell>
          <table:table-cell office:value-type="float" office:value="0.446837423039077" calcext:value-type="float">
            <text:p>0.446837423</text:p>
          </table:table-cell>
          <table:table-cell office:value-type="float" office:value="0.318259212984418" calcext:value-type="float">
            <text:p>0.318259213</text:p>
          </table:table-cell>
          <table:table-cell office:value-type="float" office:value="0.31851215397208" calcext:value-type="float">
            <text:p>0.318512154</text:p>
          </table:table-cell>
          <table:table-cell office:value-type="float" office:value="0.318442756718625" calcext:value-type="float">
            <text:p>0.3184427567</text:p>
          </table:table-cell>
          <table:table-cell office:value-type="float" office:value="0.318584440602558" calcext:value-type="float">
            <text:p>0.3185844406</text:p>
          </table:table-cell>
          <table:table-cell office:value-type="float" office:value="0.31785604862154" calcext:value-type="float">
            <text:p>0.3178560486</text:p>
          </table:table-cell>
          <table:table-cell office:value-type="float" office:value="0.318752432304822" calcext:value-type="float">
            <text:p>0.3187524323</text:p>
          </table:table-cell>
          <table:table-cell office:value-type="float" office:value="0.318363692578107" calcext:value-type="float">
            <text:p>0.3183636926</text:p>
          </table:table-cell>
          <table:table-cell office:value-type="float" office:value="0.317845176830335" calcext:value-type="float">
            <text:p>0.3178451768</text:p>
          </table:table-cell>
          <table:table-cell office:value-type="float" office:value="0.31897193778093" calcext:value-type="float">
            <text:p>0.3189719378</text:p>
          </table:table-cell>
          <table:table-cell office:value-type="float" office:value="0.318690187465291" calcext:value-type="float">
            <text:p>0.3186901875</text:p>
          </table:table-cell>
          <table:table-cell office:value-type="float" office:value="0.318472690803297" calcext:value-type="float">
            <text:p>0.3184726908</text:p>
          </table:table-cell>
          <table:table-cell office:value-type="float" office:value="0.318386373770676" calcext:value-type="float">
            <text:p>0.3183863738</text:p>
          </table:table-cell>
          <table:table-cell office:value-type="float" office:value="0.317975439298511" calcext:value-type="float">
            <text:p>0.3179754393</text:p>
          </table:table-cell>
          <table:table-cell office:value-type="float" office:value="0.31802082949863" calcext:value-type="float">
            <text:p>0.3180208295</text:p>
          </table:table-cell>
          <table:table-cell office:value-type="float" office:value="0.318812492969731" calcext:value-type="float">
            <text:p>0.318812493</text:p>
          </table:table-cell>
          <table:table-cell office:value-type="float" office:value="0.317779749252074" calcext:value-type="float">
            <text:p>0.3177797493</text:p>
          </table:table-cell>
          <table:table-cell office:value-type="float" office:value="0.318370827182213" calcext:value-type="float">
            <text:p>0.3183708272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98204976705728" calcext:value-type="float">
            <text:p>0.3982049767</text:p>
          </table:table-cell>
          <table:table-cell office:value-type="float" office:value="0.593321100534494" calcext:value-type="float">
            <text:p>0.5933211005</text:p>
          </table:table-cell>
          <table:table-cell office:value-type="float" office:value="0.512884062758573" calcext:value-type="float">
            <text:p>0.5128840628</text:p>
          </table:table-cell>
          <table:table-cell office:value-type="float" office:value="0.447189424500959" calcext:value-type="float">
            <text:p>0.4471894245</text:p>
          </table:table-cell>
          <table:table-cell office:value-type="float" office:value="0.313841167084163" calcext:value-type="float">
            <text:p>0.3138411671</text:p>
          </table:table-cell>
          <table:table-cell office:value-type="float" office:value="0.312780464818613" calcext:value-type="float">
            <text:p>0.3127804648</text:p>
          </table:table-cell>
          <table:table-cell office:value-type="float" office:value="0.313839001872219" calcext:value-type="float">
            <text:p>0.3138390019</text:p>
          </table:table-cell>
          <table:table-cell office:value-type="float" office:value="0.313673508032278" calcext:value-type="float">
            <text:p>0.313673508</text:p>
          </table:table-cell>
          <table:table-cell office:value-type="float" office:value="0.313703173986739" calcext:value-type="float">
            <text:p>0.313703174</text:p>
          </table:table-cell>
          <table:table-cell office:value-type="float" office:value="0.313914681209495" calcext:value-type="float">
            <text:p>0.3139146812</text:p>
          </table:table-cell>
          <table:table-cell office:value-type="float" office:value="0.313471885823284" calcext:value-type="float">
            <text:p>0.3134718858</text:p>
          </table:table-cell>
          <table:table-cell office:value-type="float" office:value="0.313226543273022" calcext:value-type="float">
            <text:p>0.3132265433</text:p>
          </table:table-cell>
          <table:table-cell office:value-type="float" office:value="0.313311631202284" calcext:value-type="float">
            <text:p>0.3133116312</text:p>
          </table:table-cell>
          <table:table-cell office:value-type="float" office:value="0.31384961879054" calcext:value-type="float">
            <text:p>0.3138496188</text:p>
          </table:table-cell>
          <table:table-cell office:value-type="float" office:value="0.313519187345674" calcext:value-type="float">
            <text:p>0.3135191873</text:p>
          </table:table-cell>
          <table:table-cell office:value-type="float" office:value="0.313036372621889" calcext:value-type="float">
            <text:p>0.3130363726</text:p>
          </table:table-cell>
          <table:table-cell office:value-type="float" office:value="0.313485491046648" calcext:value-type="float">
            <text:p>0.313485491</text:p>
          </table:table-cell>
          <table:table-cell office:value-type="float" office:value="0.313044598481369" calcext:value-type="float">
            <text:p>0.3130445985</text:p>
          </table:table-cell>
          <table:table-cell office:value-type="float" office:value="0.313343689595769" calcext:value-type="float">
            <text:p>0.3133436896</text:p>
          </table:table-cell>
          <table:table-cell office:value-type="float" office:value="0.31393871223857" calcext:value-type="float">
            <text:p>0.3139387122</text:p>
          </table:table-cell>
          <table:table-cell office:value-type="float" office:value="0.313726446295894" calcext:value-type="float">
            <text:p>0.313726446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396534283400723" calcext:value-type="float">
            <text:p>0.3965342834</text:p>
          </table:table-cell>
          <table:table-cell office:value-type="float" office:value="0.5924551990539" calcext:value-type="float">
            <text:p>0.5924551991</text:p>
          </table:table-cell>
          <table:table-cell office:value-type="float" office:value="0.508402590399372" calcext:value-type="float">
            <text:p>0.5084025904</text:p>
          </table:table-cell>
          <table:table-cell office:value-type="float" office:value="0.441320831141434" calcext:value-type="float">
            <text:p>0.4413208311</text:p>
          </table:table-cell>
          <table:table-cell office:value-type="float" office:value="0.308907669985223" calcext:value-type="float">
            <text:p>0.30890767</text:p>
          </table:table-cell>
          <table:table-cell office:value-type="float" office:value="0.308777866386495" calcext:value-type="float">
            <text:p>0.3087778664</text:p>
          </table:table-cell>
          <table:table-cell office:value-type="float" office:value="0.30858500567249" calcext:value-type="float">
            <text:p>0.3085850057</text:p>
          </table:table-cell>
          <table:table-cell office:value-type="float" office:value="0.308181305565181" calcext:value-type="float">
            <text:p>0.3081813056</text:p>
          </table:table-cell>
          <table:table-cell office:value-type="float" office:value="0.308812330436318" calcext:value-type="float">
            <text:p>0.3088123304</text:p>
          </table:table-cell>
          <table:table-cell office:value-type="float" office:value="0.308978817811573" calcext:value-type="float">
            <text:p>0.3089788178</text:p>
          </table:table-cell>
          <table:table-cell office:value-type="float" office:value="0.308811249961657" calcext:value-type="float">
            <text:p>0.30881125</text:p>
          </table:table-cell>
          <table:table-cell office:value-type="float" office:value="0.308627102941266" calcext:value-type="float">
            <text:p>0.3086271029</text:p>
          </table:table-cell>
          <table:table-cell office:value-type="float" office:value="0.308545937046035" calcext:value-type="float">
            <text:p>0.308545937</text:p>
          </table:table-cell>
          <table:table-cell office:value-type="float" office:value="0.308765895980384" calcext:value-type="float">
            <text:p>0.308765896</text:p>
          </table:table-cell>
          <table:table-cell office:value-type="float" office:value="0.308918887587971" calcext:value-type="float">
            <text:p>0.3089188876</text:p>
          </table:table-cell>
          <table:table-cell office:value-type="float" office:value="0.308922309296502" calcext:value-type="float">
            <text:p>0.3089223093</text:p>
          </table:table-cell>
          <table:table-cell office:value-type="float" office:value="0.308285501092904" calcext:value-type="float">
            <text:p>0.3082855011</text:p>
          </table:table-cell>
          <table:table-cell office:value-type="float" office:value="0.308697061157635" calcext:value-type="float">
            <text:p>0.3086970612</text:p>
          </table:table-cell>
          <table:table-cell office:value-type="float" office:value="0.308844311053859" calcext:value-type="float">
            <text:p>0.3088443111</text:p>
          </table:table-cell>
          <table:table-cell office:value-type="float" office:value="0.30852288343143" calcext:value-type="float">
            <text:p>0.3085228834</text:p>
          </table:table-cell>
          <table:table-cell office:value-type="float" office:value="0.308916473095593" calcext:value-type="float">
            <text:p>0.308916473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397969433072721" calcext:value-type="float">
            <text:p>0.3979694331</text:p>
          </table:table-cell>
          <table:table-cell office:value-type="float" office:value="0.595420864733825" calcext:value-type="float">
            <text:p>0.5954208647</text:p>
          </table:table-cell>
          <table:table-cell office:value-type="float" office:value="0.509976269046325" calcext:value-type="float">
            <text:p>0.509976269</text:p>
          </table:table-cell>
          <table:table-cell office:value-type="float" office:value="0.445334941025785" calcext:value-type="float">
            <text:p>0.445334941</text:p>
          </table:table-cell>
          <table:table-cell office:value-type="float" office:value="0.303958993139409" calcext:value-type="float">
            <text:p>0.3039589931</text:p>
          </table:table-cell>
          <table:table-cell office:value-type="float" office:value="0.303719525036976" calcext:value-type="float">
            <text:p>0.303719525</text:p>
          </table:table-cell>
          <table:table-cell office:value-type="float" office:value="0.30417483157558" calcext:value-type="float">
            <text:p>0.3041748316</text:p>
          </table:table-cell>
          <table:table-cell office:value-type="float" office:value="0.303527261448119" calcext:value-type="float">
            <text:p>0.3035272614</text:p>
          </table:table-cell>
          <table:table-cell office:value-type="float" office:value="0.303839308735063" calcext:value-type="float">
            <text:p>0.3038393087</text:p>
          </table:table-cell>
          <table:table-cell office:value-type="float" office:value="0.303793716849315" calcext:value-type="float">
            <text:p>0.3037937168</text:p>
          </table:table-cell>
          <table:table-cell office:value-type="float" office:value="0.304063659736119" calcext:value-type="float">
            <text:p>0.3040636597</text:p>
          </table:table-cell>
          <table:table-cell office:value-type="float" office:value="0.303538145476112" calcext:value-type="float">
            <text:p>0.3035381455</text:p>
          </table:table-cell>
          <table:table-cell office:value-type="float" office:value="0.303583803753131" calcext:value-type="float">
            <text:p>0.3035838038</text:p>
          </table:table-cell>
          <table:table-cell office:value-type="float" office:value="0.304320142289975" calcext:value-type="float">
            <text:p>0.3043201423</text:p>
          </table:table-cell>
          <table:table-cell office:value-type="float" office:value="0.303510146694355" calcext:value-type="float">
            <text:p>0.3035101467</text:p>
          </table:table-cell>
          <table:table-cell office:value-type="float" office:value="0.304019924552684" calcext:value-type="float">
            <text:p>0.3040199246</text:p>
          </table:table-cell>
          <table:table-cell office:value-type="float" office:value="0.303736100830019" calcext:value-type="float">
            <text:p>0.3037361008</text:p>
          </table:table-cell>
          <table:table-cell office:value-type="float" office:value="0.303745266756043" calcext:value-type="float">
            <text:p>0.3037452668</text:p>
          </table:table-cell>
          <table:table-cell office:value-type="float" office:value="0.303417979439178" calcext:value-type="float">
            <text:p>0.3034179794</text:p>
          </table:table-cell>
          <table:table-cell office:value-type="float" office:value="0.303437577908575" calcext:value-type="float">
            <text:p>0.3034375779</text:p>
          </table:table-cell>
          <table:table-cell office:value-type="float" office:value="0.30362869312145" calcext:value-type="float">
            <text:p>0.30362869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97861640888147" calcext:value-type="float">
            <text:p>0.3978616409</text:p>
          </table:table-cell>
          <table:table-cell office:value-type="float" office:value="0.29885134150609" calcext:value-type="float">
            <text:p>0.2988513415</text:p>
          </table:table-cell>
          <table:table-cell office:value-type="float" office:value="0.299032572575819" calcext:value-type="float">
            <text:p>0.2990325726</text:p>
          </table:table-cell>
          <table:table-cell office:value-type="float" office:value="0.444292089729668" calcext:value-type="float">
            <text:p>0.4442920897</text:p>
          </table:table-cell>
          <table:table-cell office:value-type="float" office:value="0.299025440648804" calcext:value-type="float">
            <text:p>0.2990254406</text:p>
          </table:table-cell>
          <table:table-cell office:value-type="float" office:value="0.298287364213083" calcext:value-type="float">
            <text:p>0.2982873642</text:p>
          </table:table-cell>
          <table:table-cell office:value-type="float" office:value="0.298829037750171" calcext:value-type="float">
            <text:p>0.2988290378</text:p>
          </table:table-cell>
          <table:table-cell office:value-type="float" office:value="0.298910580348183" calcext:value-type="float">
            <text:p>0.2989105803</text:p>
          </table:table-cell>
          <table:table-cell office:value-type="float" office:value="0.298994219574768" calcext:value-type="float">
            <text:p>0.2989942196</text:p>
          </table:table-cell>
          <table:table-cell office:value-type="float" office:value="0.299101800512372" calcext:value-type="float">
            <text:p>0.2991018005</text:p>
          </table:table-cell>
          <table:table-cell office:value-type="float" office:value="0.298772291054197" calcext:value-type="float">
            <text:p>0.2987722911</text:p>
          </table:table-cell>
          <table:table-cell office:value-type="float" office:value="0.29841487917151" calcext:value-type="float">
            <text:p>0.2984148792</text:p>
          </table:table-cell>
          <table:table-cell office:value-type="float" office:value="0.29896849112534" calcext:value-type="float">
            <text:p>0.2989684911</text:p>
          </table:table-cell>
          <table:table-cell office:value-type="float" office:value="0.298900848289582" calcext:value-type="float">
            <text:p>0.2989008483</text:p>
          </table:table-cell>
          <table:table-cell office:value-type="float" office:value="0.29904743030833" calcext:value-type="float">
            <text:p>0.2990474303</text:p>
          </table:table-cell>
          <table:table-cell office:value-type="float" office:value="0.299032153647363" calcext:value-type="float">
            <text:p>0.2990321536</text:p>
          </table:table-cell>
          <table:table-cell office:value-type="float" office:value="0.298781922622667" calcext:value-type="float">
            <text:p>0.2987819226</text:p>
          </table:table-cell>
          <table:table-cell office:value-type="float" office:value="0.298525559818141" calcext:value-type="float">
            <text:p>0.2985255598</text:p>
          </table:table-cell>
          <table:table-cell office:value-type="float" office:value="0.299016698205472" calcext:value-type="float">
            <text:p>0.2990166982</text:p>
          </table:table-cell>
          <table:table-cell office:value-type="float" office:value="0.298837113205845" calcext:value-type="float">
            <text:p>0.2988371132</text:p>
          </table:table-cell>
          <table:table-cell office:value-type="float" office:value="0.299035929525084" calcext:value-type="float">
            <text:p>0.2990359295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394444793682946" calcext:value-type="float">
            <text:p>0.3944447937</text:p>
          </table:table-cell>
          <table:table-cell office:value-type="float" office:value="0.294811654122296" calcext:value-type="float">
            <text:p>0.2948116541</text:p>
          </table:table-cell>
          <table:table-cell office:value-type="float" office:value="0.293644758783307" calcext:value-type="float">
            <text:p>0.2936447588</text:p>
          </table:table-cell>
          <table:table-cell office:value-type="float" office:value="0.447482262648176" calcext:value-type="float">
            <text:p>0.4474822626</text:p>
          </table:table-cell>
          <table:table-cell office:value-type="float" office:value="0.294054926290307" calcext:value-type="float">
            <text:p>0.2940549263</text:p>
          </table:table-cell>
          <table:table-cell office:value-type="float" office:value="0.293806943587372" calcext:value-type="float">
            <text:p>0.2938069436</text:p>
          </table:table-cell>
          <table:table-cell office:value-type="float" office:value="0.294224016856134" calcext:value-type="float">
            <text:p>0.2942240169</text:p>
          </table:table-cell>
          <table:table-cell office:value-type="float" office:value="0.294031491180532" calcext:value-type="float">
            <text:p>0.2940314912</text:p>
          </table:table-cell>
          <table:table-cell office:value-type="float" office:value="0.294199399345659" calcext:value-type="float">
            <text:p>0.2941993993</text:p>
          </table:table-cell>
          <table:table-cell office:value-type="float" office:value="0.293639457488594" calcext:value-type="float">
            <text:p>0.2936394575</text:p>
          </table:table-cell>
          <table:table-cell office:value-type="float" office:value="0.293916491491399" calcext:value-type="float">
            <text:p>0.2939164915</text:p>
          </table:table-cell>
          <table:table-cell office:value-type="float" office:value="0.293790688866319" calcext:value-type="float">
            <text:p>0.2937906889</text:p>
          </table:table-cell>
          <table:table-cell office:value-type="float" office:value="0.293853054138672" calcext:value-type="float">
            <text:p>0.2938530541</text:p>
          </table:table-cell>
          <table:table-cell office:value-type="float" office:value="0.293758426706858" calcext:value-type="float">
            <text:p>0.2937584267</text:p>
          </table:table-cell>
          <table:table-cell office:value-type="float" office:value="0.293671752457871" calcext:value-type="float">
            <text:p>0.2936717525</text:p>
          </table:table-cell>
          <table:table-cell office:value-type="float" office:value="0.293860868594729" calcext:value-type="float">
            <text:p>0.2938608686</text:p>
          </table:table-cell>
          <table:table-cell office:value-type="float" office:value="0.294355220406835" calcext:value-type="float">
            <text:p>0.2943552204</text:p>
          </table:table-cell>
          <table:table-cell office:value-type="float" office:value="0.294175010614894" calcext:value-type="float">
            <text:p>0.2941750106</text:p>
          </table:table-cell>
          <table:table-cell office:value-type="float" office:value="0.294239654108964" calcext:value-type="float">
            <text:p>0.2942396541</text:p>
          </table:table-cell>
          <table:table-cell office:value-type="float" office:value="0.294187459260972" calcext:value-type="float">
            <text:p>0.2941874593</text:p>
          </table:table-cell>
          <table:table-cell office:value-type="float" office:value="0.294286270073485" calcext:value-type="float">
            <text:p>0.294286270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98100331773481" calcext:value-type="float">
            <text:p>0.3981003318</text:p>
          </table:table-cell>
          <table:table-cell office:value-type="float" office:value="0.289438016382163" calcext:value-type="float">
            <text:p>0.2894380164</text:p>
          </table:table-cell>
          <table:table-cell office:value-type="float" office:value="0.288970046294874" calcext:value-type="float">
            <text:p>0.2889700463</text:p>
          </table:table-cell>
          <table:table-cell office:value-type="float" office:value="0.447448412277042" calcext:value-type="float">
            <text:p>0.4474484123</text:p>
          </table:table-cell>
          <table:table-cell office:value-type="float" office:value="0.288596301600639" calcext:value-type="float">
            <text:p>0.2885963016</text:p>
          </table:table-cell>
          <table:table-cell office:value-type="float" office:value="0.289094202383099" calcext:value-type="float">
            <text:p>0.2890942024</text:p>
          </table:table-cell>
          <table:table-cell office:value-type="float" office:value="0.289552199365494" calcext:value-type="float">
            <text:p>0.2895521994</text:p>
          </table:table-cell>
          <table:table-cell office:value-type="float" office:value="0.289225182942586" calcext:value-type="float">
            <text:p>0.2892251829</text:p>
          </table:table-cell>
          <table:table-cell office:value-type="float" office:value="0.289172363424362" calcext:value-type="float">
            <text:p>0.2891723634</text:p>
          </table:table-cell>
          <table:table-cell office:value-type="float" office:value="0.289146584383487" calcext:value-type="float">
            <text:p>0.2891465844</text:p>
          </table:table-cell>
          <table:table-cell office:value-type="float" office:value="0.28951935507966" calcext:value-type="float">
            <text:p>0.2895193551</text:p>
          </table:table-cell>
          <table:table-cell office:value-type="float" office:value="0.289214741327956" calcext:value-type="float">
            <text:p>0.2892147413</text:p>
          </table:table-cell>
          <table:table-cell office:value-type="float" office:value="0.288909701509507" calcext:value-type="float">
            <text:p>0.2889097015</text:p>
          </table:table-cell>
          <table:table-cell office:value-type="float" office:value="0.288793348109363" calcext:value-type="float">
            <text:p>0.2887933481</text:p>
          </table:table-cell>
          <table:table-cell office:value-type="float" office:value="0.289245409674301" calcext:value-type="float">
            <text:p>0.2892454097</text:p>
          </table:table-cell>
          <table:table-cell office:value-type="float" office:value="0.289540182459981" calcext:value-type="float">
            <text:p>0.2895401825</text:p>
          </table:table-cell>
          <table:table-cell office:value-type="float" office:value="0.289491587442398" calcext:value-type="float">
            <text:p>0.2894915874</text:p>
          </table:table-cell>
          <table:table-cell office:value-type="float" office:value="0.288866126333218" calcext:value-type="float">
            <text:p>0.2888661263</text:p>
          </table:table-cell>
          <table:table-cell office:value-type="float" office:value="0.288896550637882" calcext:value-type="float">
            <text:p>0.2888965506</text:p>
          </table:table-cell>
          <table:table-cell office:value-type="float" office:value="0.289254717052299" calcext:value-type="float">
            <text:p>0.2892547171</text:p>
          </table:table-cell>
          <table:table-cell office:value-type="float" office:value="0.289528892007791" calcext:value-type="float">
            <text:p>0.28952889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393618373885428" calcext:value-type="float">
            <text:p>0.3936183739</text:p>
          </table:table-cell>
          <table:table-cell office:value-type="float" office:value="0.283944242179983" calcext:value-type="float">
            <text:p>0.2839442422</text:p>
          </table:table-cell>
          <table:table-cell office:value-type="float" office:value="0.283833924309405" calcext:value-type="float">
            <text:p>0.2838339243</text:p>
          </table:table-cell>
          <table:table-cell office:value-type="float" office:value="0.286264352509771" calcext:value-type="float">
            <text:p>0.2862643525</text:p>
          </table:table-cell>
          <table:table-cell office:value-type="float" office:value="0.284008298602562" calcext:value-type="float">
            <text:p>0.2840082986</text:p>
          </table:table-cell>
          <table:table-cell office:value-type="float" office:value="0.284625499544023" calcext:value-type="float">
            <text:p>0.2846254995</text:p>
          </table:table-cell>
          <table:table-cell office:value-type="float" office:value="0.284413432501093" calcext:value-type="float">
            <text:p>0.2844134325</text:p>
          </table:table-cell>
          <table:table-cell office:value-type="float" office:value="0.28416460240761" calcext:value-type="float">
            <text:p>0.2841646024</text:p>
          </table:table-cell>
          <table:table-cell office:value-type="float" office:value="0.284284968661142" calcext:value-type="float">
            <text:p>0.2842849687</text:p>
          </table:table-cell>
          <table:table-cell office:value-type="float" office:value="0.283790321891614" calcext:value-type="float">
            <text:p>0.2837903219</text:p>
          </table:table-cell>
          <table:table-cell office:value-type="float" office:value="0.283984539180166" calcext:value-type="float">
            <text:p>0.2839845392</text:p>
          </table:table-cell>
          <table:table-cell office:value-type="float" office:value="0.284343396862286" calcext:value-type="float">
            <text:p>0.2843433969</text:p>
          </table:table-cell>
          <table:table-cell office:value-type="float" office:value="0.284268502244606" calcext:value-type="float">
            <text:p>0.2842685022</text:p>
          </table:table-cell>
          <table:table-cell office:value-type="float" office:value="0.284122238899572" calcext:value-type="float">
            <text:p>0.2841222389</text:p>
          </table:table-cell>
          <table:table-cell office:value-type="float" office:value="0.284401243493833" calcext:value-type="float">
            <text:p>0.2844012435</text:p>
          </table:table-cell>
          <table:table-cell office:value-type="float" office:value="0.284177546860828" calcext:value-type="float">
            <text:p>0.2841775469</text:p>
          </table:table-cell>
          <table:table-cell office:value-type="float" office:value="0.284435624503902" calcext:value-type="float">
            <text:p>0.2844356245</text:p>
          </table:table-cell>
          <table:table-cell office:value-type="float" office:value="0.284377042406366" calcext:value-type="float">
            <text:p>0.2843770424</text:p>
          </table:table-cell>
          <table:table-cell office:value-type="float" office:value="0.28431628702999" calcext:value-type="float">
            <text:p>0.284316287</text:p>
          </table:table-cell>
          <table:table-cell office:value-type="float" office:value="0.283851905762393" calcext:value-type="float">
            <text:p>0.2838519058</text:p>
          </table:table-cell>
          <table:table-cell office:value-type="float" office:value="0.284060774844859" calcext:value-type="float">
            <text:p>0.284060774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396336996670677" calcext:value-type="float">
            <text:p>0.3963369967</text:p>
          </table:table-cell>
          <table:table-cell office:value-type="float" office:value="0.279056199355906" calcext:value-type="float">
            <text:p>0.2790561994</text:p>
          </table:table-cell>
          <table:table-cell office:value-type="float" office:value="0.278956477407413" calcext:value-type="float">
            <text:p>0.2789564774</text:p>
          </table:table-cell>
          <table:table-cell office:value-type="float" office:value="0.279079867057836" calcext:value-type="float">
            <text:p>0.2790798671</text:p>
          </table:table-cell>
          <table:table-cell office:value-type="float" office:value="0.278861983428537" calcext:value-type="float">
            <text:p>0.2788619834</text:p>
          </table:table-cell>
          <table:table-cell office:value-type="float" office:value="0.279007352624354" calcext:value-type="float">
            <text:p>0.2790073526</text:p>
          </table:table-cell>
          <table:table-cell office:value-type="float" office:value="0.279330480852322" calcext:value-type="float">
            <text:p>0.2793304809</text:p>
          </table:table-cell>
          <table:table-cell office:value-type="float" office:value="0.279494570611179" calcext:value-type="float">
            <text:p>0.2794945706</text:p>
          </table:table-cell>
          <table:table-cell office:value-type="float" office:value="0.279164479961344" calcext:value-type="float">
            <text:p>0.27916448</text:p>
          </table:table-cell>
          <table:table-cell office:value-type="float" office:value="0.279158433951996" calcext:value-type="float">
            <text:p>0.279158434</text:p>
          </table:table-cell>
          <table:table-cell office:value-type="float" office:value="0.279290601968871" calcext:value-type="float">
            <text:p>0.279290602</text:p>
          </table:table-cell>
          <table:table-cell office:value-type="float" office:value="0.279085760418866" calcext:value-type="float">
            <text:p>0.2790857604</text:p>
          </table:table-cell>
          <table:table-cell office:value-type="float" office:value="0.279238922104561" calcext:value-type="float">
            <text:p>0.2792389221</text:p>
          </table:table-cell>
          <table:table-cell office:value-type="float" office:value="0.279265402703353" calcext:value-type="float">
            <text:p>0.2792654027</text:p>
          </table:table-cell>
          <table:table-cell office:value-type="float" office:value="0.279333939400344" calcext:value-type="float">
            <text:p>0.2793339394</text:p>
          </table:table-cell>
          <table:table-cell office:value-type="float" office:value="0.279726344626486" calcext:value-type="float">
            <text:p>0.2797263446</text:p>
          </table:table-cell>
          <table:table-cell office:value-type="float" office:value="0.279391605682731" calcext:value-type="float">
            <text:p>0.2793916057</text:p>
          </table:table-cell>
          <table:table-cell office:value-type="float" office:value="0.279034478536045" calcext:value-type="float">
            <text:p>0.2790344785</text:p>
          </table:table-cell>
          <table:table-cell office:value-type="float" office:value="0.279105811641995" calcext:value-type="float">
            <text:p>0.2791058116</text:p>
          </table:table-cell>
          <table:table-cell office:value-type="float" office:value="0.279154521169771" calcext:value-type="float">
            <text:p>0.2791545212</text:p>
          </table:table-cell>
          <table:table-cell office:value-type="float" office:value="0.279068313179778" calcext:value-type="float">
            <text:p>0.279068313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95762533879949" calcext:value-type="float">
            <text:p>0.3957625339</text:p>
          </table:table-cell>
          <table:table-cell office:value-type="float" office:value="0.274292888332935" calcext:value-type="float">
            <text:p>0.2742928883</text:p>
          </table:table-cell>
          <table:table-cell office:value-type="float" office:value="0.274485043837617" calcext:value-type="float">
            <text:p>0.2744850438</text:p>
          </table:table-cell>
          <table:table-cell office:value-type="float" office:value="0.273785422184805" calcext:value-type="float">
            <text:p>0.2737854222</text:p>
          </table:table-cell>
          <table:table-cell office:value-type="float" office:value="0.274149219657601" calcext:value-type="float">
            <text:p>0.2741492197</text:p>
          </table:table-cell>
          <table:table-cell office:value-type="float" office:value="0.274525231189707" calcext:value-type="float">
            <text:p>0.2745252312</text:p>
          </table:table-cell>
          <table:table-cell office:value-type="float" office:value="0.274226417960003" calcext:value-type="float">
            <text:p>0.274226418</text:p>
          </table:table-cell>
          <table:table-cell office:value-type="float" office:value="0.274149373726227" calcext:value-type="float">
            <text:p>0.2741493737</text:p>
          </table:table-cell>
          <table:table-cell office:value-type="float" office:value="0.273978484283053" calcext:value-type="float">
            <text:p>0.2739784843</text:p>
          </table:table-cell>
          <table:table-cell office:value-type="float" office:value="0.274439949122962" calcext:value-type="float">
            <text:p>0.2744399491</text:p>
          </table:table-cell>
          <table:table-cell office:value-type="float" office:value="0.27442753555055" calcext:value-type="float">
            <text:p>0.2744275356</text:p>
          </table:table-cell>
          <table:table-cell office:value-type="float" office:value="0.274234850770813" calcext:value-type="float">
            <text:p>0.2742348508</text:p>
          </table:table-cell>
          <table:table-cell office:value-type="float" office:value="0.274055688253031" calcext:value-type="float">
            <text:p>0.2740556883</text:p>
          </table:table-cell>
          <table:table-cell office:value-type="float" office:value="0.274391023842906" calcext:value-type="float">
            <text:p>0.2743910238</text:p>
          </table:table-cell>
          <table:table-cell office:value-type="float" office:value="0.274140826692279" calcext:value-type="float">
            <text:p>0.2741408267</text:p>
          </table:table-cell>
          <table:table-cell office:value-type="float" office:value="0.274180836748649" calcext:value-type="float">
            <text:p>0.2741808367</text:p>
          </table:table-cell>
          <table:table-cell office:value-type="float" office:value="0.274434375026785" calcext:value-type="float">
            <text:p>0.274434375</text:p>
          </table:table-cell>
          <table:table-cell office:value-type="float" office:value="0.274612065593337" calcext:value-type="float">
            <text:p>0.2746120656</text:p>
          </table:table-cell>
          <table:table-cell office:value-type="float" office:value="0.274455135189398" calcext:value-type="float">
            <text:p>0.2744551352</text:p>
          </table:table-cell>
          <table:table-cell office:value-type="float" office:value="0.274546858776754" calcext:value-type="float">
            <text:p>0.2745468588</text:p>
          </table:table-cell>
          <table:table-cell office:value-type="float" office:value="0.2744555187783" calcext:value-type="float">
            <text:p>0.274455518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393927431852147" calcext:value-type="float">
            <text:p>0.3939274319</text:p>
          </table:table-cell>
          <table:table-cell office:value-type="float" office:value="0.269380697199248" calcext:value-type="float">
            <text:p>0.2693806972</text:p>
          </table:table-cell>
          <table:table-cell office:value-type="float" office:value="0.269515096056837" calcext:value-type="float">
            <text:p>0.2695150961</text:p>
          </table:table-cell>
          <table:table-cell office:value-type="float" office:value="0.269303777206837" calcext:value-type="float">
            <text:p>0.2693037772</text:p>
          </table:table-cell>
          <table:table-cell office:value-type="float" office:value="0.269484143214435" calcext:value-type="float">
            <text:p>0.2694841432</text:p>
          </table:table-cell>
          <table:table-cell office:value-type="float" office:value="0.269164585675267" calcext:value-type="float">
            <text:p>0.2691645857</text:p>
          </table:table-cell>
          <table:table-cell office:value-type="float" office:value="0.269266183359806" calcext:value-type="float">
            <text:p>0.2692661834</text:p>
          </table:table-cell>
          <table:table-cell office:value-type="float" office:value="0.269563161698292" calcext:value-type="float">
            <text:p>0.2695631617</text:p>
          </table:table-cell>
          <table:table-cell office:value-type="float" office:value="0.269316395469024" calcext:value-type="float">
            <text:p>0.2693163955</text:p>
          </table:table-cell>
          <table:table-cell office:value-type="float" office:value="0.269582041475648" calcext:value-type="float">
            <text:p>0.2695820415</text:p>
          </table:table-cell>
          <table:table-cell office:value-type="float" office:value="0.269239155691734" calcext:value-type="float">
            <text:p>0.2692391557</text:p>
          </table:table-cell>
          <table:table-cell office:value-type="float" office:value="0.269304457034925" calcext:value-type="float">
            <text:p>0.269304457</text:p>
          </table:table-cell>
          <table:table-cell office:value-type="float" office:value="0.269709481770541" calcext:value-type="float">
            <text:p>0.2697094818</text:p>
          </table:table-cell>
          <table:table-cell office:value-type="float" office:value="0.269424700013533" calcext:value-type="float">
            <text:p>0.2694247</text:p>
          </table:table-cell>
          <table:table-cell office:value-type="float" office:value="0.269129485510001" calcext:value-type="float">
            <text:p>0.2691294855</text:p>
          </table:table-cell>
          <table:table-cell office:value-type="float" office:value="0.269063557037369" calcext:value-type="float">
            <text:p>0.269063557</text:p>
          </table:table-cell>
          <table:table-cell office:value-type="float" office:value="0.269178542608419" calcext:value-type="float">
            <text:p>0.2691785426</text:p>
          </table:table-cell>
          <table:table-cell office:value-type="float" office:value="0.269590677772524" calcext:value-type="float">
            <text:p>0.2695906778</text:p>
          </table:table-cell>
          <table:table-cell office:value-type="float" office:value="0.269723008074186" calcext:value-type="float">
            <text:p>0.2697230081</text:p>
          </table:table-cell>
          <table:table-cell office:value-type="float" office:value="0.26942358496713" calcext:value-type="float">
            <text:p>0.269423585</text:p>
          </table:table-cell>
          <table:table-cell office:value-type="float" office:value="0.269449981305433" calcext:value-type="float">
            <text:p>0.2694499813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397294918984997" calcext:value-type="float">
            <text:p>0.397294919</text:p>
          </table:table-cell>
          <table:table-cell office:value-type="float" office:value="0.264698121373948" calcext:value-type="float">
            <text:p>0.2646981214</text:p>
          </table:table-cell>
          <table:table-cell office:value-type="float" office:value="0.264428729815419" calcext:value-type="float">
            <text:p>0.2644287298</text:p>
          </table:table-cell>
          <table:table-cell office:value-type="float" office:value="0.26449426990431" calcext:value-type="float">
            <text:p>0.2644942699</text:p>
          </table:table-cell>
          <table:table-cell office:value-type="float" office:value="0.264518148557051" calcext:value-type="float">
            <text:p>0.2645181486</text:p>
          </table:table-cell>
          <table:table-cell office:value-type="float" office:value="0.264410575496473" calcext:value-type="float">
            <text:p>0.2644105755</text:p>
          </table:table-cell>
          <table:table-cell office:value-type="float" office:value="0.264298928970803" calcext:value-type="float">
            <text:p>0.264298929</text:p>
          </table:table-cell>
          <table:table-cell office:value-type="float" office:value="0.264377810714994" calcext:value-type="float">
            <text:p>0.2643778107</text:p>
          </table:table-cell>
          <table:table-cell office:value-type="float" office:value="0.264616223486825" calcext:value-type="float">
            <text:p>0.2646162235</text:p>
          </table:table-cell>
          <table:table-cell office:value-type="float" office:value="0.264691398977061" calcext:value-type="float">
            <text:p>0.264691399</text:p>
          </table:table-cell>
          <table:table-cell office:value-type="float" office:value="0.264251671324162" calcext:value-type="float">
            <text:p>0.2642516713</text:p>
          </table:table-cell>
          <table:table-cell office:value-type="float" office:value="0.264532401106442" calcext:value-type="float">
            <text:p>0.2645324011</text:p>
          </table:table-cell>
          <table:table-cell office:value-type="float" office:value="0.264387710514716" calcext:value-type="float">
            <text:p>0.2643877105</text:p>
          </table:table-cell>
          <table:table-cell office:value-type="float" office:value="0.264434609944247" calcext:value-type="float">
            <text:p>0.2644346099</text:p>
          </table:table-cell>
          <table:table-cell office:value-type="float" office:value="0.264672303996245" calcext:value-type="float">
            <text:p>0.264672304</text:p>
          </table:table-cell>
          <table:table-cell office:value-type="float" office:value="0.264556218437386" calcext:value-type="float">
            <text:p>0.2645562184</text:p>
          </table:table-cell>
          <table:table-cell office:value-type="float" office:value="0.264443072299637" calcext:value-type="float">
            <text:p>0.2644430723</text:p>
          </table:table-cell>
          <table:table-cell office:value-type="float" office:value="0.264473596468073" calcext:value-type="float">
            <text:p>0.2644735965</text:p>
          </table:table-cell>
          <table:table-cell office:value-type="float" office:value="0.264520931702299" calcext:value-type="float">
            <text:p>0.2645209317</text:p>
          </table:table-cell>
          <table:table-cell office:value-type="float" office:value="0.264422688046045" calcext:value-type="float">
            <text:p>0.264422688</text:p>
          </table:table-cell>
          <table:table-cell office:value-type="float" office:value="0.264384918762448" calcext:value-type="float">
            <text:p>0.264384918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396212167975094" calcext:value-type="float">
            <text:p>0.396212168</text:p>
          </table:table-cell>
          <table:table-cell office:value-type="float" office:value="0.259694741677219" calcext:value-type="float">
            <text:p>0.2596947417</text:p>
          </table:table-cell>
          <table:table-cell office:value-type="float" office:value="0.259560352063811" calcext:value-type="float">
            <text:p>0.2595603521</text:p>
          </table:table-cell>
          <table:table-cell office:value-type="float" office:value="0.25951682205556" calcext:value-type="float">
            <text:p>0.2595168221</text:p>
          </table:table-cell>
          <table:table-cell office:value-type="float" office:value="0.259376455378835" calcext:value-type="float">
            <text:p>0.2593764554</text:p>
          </table:table-cell>
          <table:table-cell office:value-type="float" office:value="0.25960972910903" calcext:value-type="float">
            <text:p>0.2596097291</text:p>
          </table:table-cell>
          <table:table-cell office:value-type="float" office:value="0.259499707479889" calcext:value-type="float">
            <text:p>0.2594997075</text:p>
          </table:table-cell>
          <table:table-cell office:value-type="float" office:value="0.259522926166827" calcext:value-type="float">
            <text:p>0.2595229262</text:p>
          </table:table-cell>
          <table:table-cell office:value-type="float" office:value="0.259601566336992" calcext:value-type="float">
            <text:p>0.2596015663</text:p>
          </table:table-cell>
          <table:table-cell office:value-type="float" office:value="0.259400718953199" calcext:value-type="float">
            <text:p>0.259400719</text:p>
          </table:table-cell>
          <table:table-cell office:value-type="float" office:value="0.259479750658925" calcext:value-type="float">
            <text:p>0.2594797507</text:p>
          </table:table-cell>
          <table:table-cell office:value-type="float" office:value="0.259716380405193" calcext:value-type="float">
            <text:p>0.2597163804</text:p>
          </table:table-cell>
          <table:table-cell office:value-type="float" office:value="0.259847036547678" calcext:value-type="float">
            <text:p>0.2598470365</text:p>
          </table:table-cell>
          <table:table-cell office:value-type="float" office:value="0.259514826668531" calcext:value-type="float">
            <text:p>0.2595148267</text:p>
          </table:table-cell>
          <table:table-cell office:value-type="float" office:value="0.259543125260612" calcext:value-type="float">
            <text:p>0.2595431253</text:p>
          </table:table-cell>
          <table:table-cell office:value-type="float" office:value="0.259450922672342" calcext:value-type="float">
            <text:p>0.2594509227</text:p>
          </table:table-cell>
          <table:table-cell office:value-type="float" office:value="0.25957201378384" calcext:value-type="float">
            <text:p>0.2595720138</text:p>
          </table:table-cell>
          <table:table-cell office:value-type="float" office:value="0.259710970372442" calcext:value-type="float">
            <text:p>0.2597109704</text:p>
          </table:table-cell>
          <table:table-cell office:value-type="float" office:value="0.259298882460433" calcext:value-type="float">
            <text:p>0.2592988825</text:p>
          </table:table-cell>
          <table:table-cell office:value-type="float" office:value="0.259757971634708" calcext:value-type="float">
            <text:p>0.2597579716</text:p>
          </table:table-cell>
          <table:table-cell office:value-type="float" office:value="0.259386970780485" calcext:value-type="float">
            <text:p>0.2593869708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396181105198262" calcext:value-type="float">
            <text:p>0.3961811052</text:p>
          </table:table-cell>
          <table:table-cell office:value-type="float" office:value="0.25458005401017" calcext:value-type="float">
            <text:p>0.254580054</text:p>
          </table:table-cell>
          <table:table-cell office:value-type="float" office:value="0.254778021126411" calcext:value-type="float">
            <text:p>0.2547780211</text:p>
          </table:table-cell>
          <table:table-cell office:value-type="float" office:value="0.254797669560261" calcext:value-type="float">
            <text:p>0.2547976696</text:p>
          </table:table-cell>
          <table:table-cell office:value-type="float" office:value="0.25467953777492" calcext:value-type="float">
            <text:p>0.2546795378</text:p>
          </table:table-cell>
          <table:table-cell office:value-type="float" office:value="0.254590537648248" calcext:value-type="float">
            <text:p>0.2545905376</text:p>
          </table:table-cell>
          <table:table-cell office:value-type="float" office:value="0.254566171466792" calcext:value-type="float">
            <text:p>0.2545661715</text:p>
          </table:table-cell>
          <table:table-cell office:value-type="float" office:value="0.254741830155085" calcext:value-type="float">
            <text:p>0.2547418302</text:p>
          </table:table-cell>
          <table:table-cell office:value-type="float" office:value="0.25443295672558" calcext:value-type="float">
            <text:p>0.2544329567</text:p>
          </table:table-cell>
          <table:table-cell office:value-type="float" office:value="0.25461147653521" calcext:value-type="float">
            <text:p>0.2546114765</text:p>
          </table:table-cell>
          <table:table-cell office:value-type="float" office:value="0.254522732844002" calcext:value-type="float">
            <text:p>0.2545227328</text:p>
          </table:table-cell>
          <table:table-cell office:value-type="float" office:value="0.254568439545492" calcext:value-type="float">
            <text:p>0.2545684395</text:p>
          </table:table-cell>
          <table:table-cell office:value-type="float" office:value="0.254645278027432" calcext:value-type="float">
            <text:p>0.254645278</text:p>
          </table:table-cell>
          <table:table-cell office:value-type="float" office:value="0.2545913124107" calcext:value-type="float">
            <text:p>0.2545913124</text:p>
          </table:table-cell>
          <table:table-cell office:value-type="float" office:value="0.254724960357605" calcext:value-type="float">
            <text:p>0.2547249604</text:p>
          </table:table-cell>
          <table:table-cell office:value-type="float" office:value="0.254330459476231" calcext:value-type="float">
            <text:p>0.2543304595</text:p>
          </table:table-cell>
          <table:table-cell office:value-type="float" office:value="0.254519287168455" calcext:value-type="float">
            <text:p>0.2545192872</text:p>
          </table:table-cell>
          <table:table-cell office:value-type="float" office:value="0.254368836558015" calcext:value-type="float">
            <text:p>0.2543688366</text:p>
          </table:table-cell>
          <table:table-cell office:value-type="float" office:value="0.254611227394811" calcext:value-type="float">
            <text:p>0.2546112274</text:p>
          </table:table-cell>
          <table:table-cell office:value-type="float" office:value="0.254787381203993" calcext:value-type="float">
            <text:p>0.2547873812</text:p>
          </table:table-cell>
          <table:table-cell office:value-type="float" office:value="0.254691897942932" calcext:value-type="float">
            <text:p>0.254691897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96846437151105" calcext:value-type="float">
            <text:p>0.3968464372</text:p>
          </table:table-cell>
          <table:table-cell office:value-type="float" office:value="0.249587437953251" calcext:value-type="float">
            <text:p>0.249587438</text:p>
          </table:table-cell>
          <table:table-cell office:value-type="float" office:value="0.249776253190431" calcext:value-type="float">
            <text:p>0.2497762532</text:p>
          </table:table-cell>
          <table:table-cell office:value-type="float" office:value="0.249574220379191" calcext:value-type="float">
            <text:p>0.2495742204</text:p>
          </table:table-cell>
          <table:table-cell office:value-type="float" office:value="0.249738212584781" calcext:value-type="float">
            <text:p>0.2497382126</text:p>
          </table:table-cell>
          <table:table-cell office:value-type="float" office:value="0.249644974997217" calcext:value-type="float">
            <text:p>0.249644975</text:p>
          </table:table-cell>
          <table:table-cell office:value-type="float" office:value="0.24979531407536" calcext:value-type="float">
            <text:p>0.2497953141</text:p>
          </table:table-cell>
          <table:table-cell office:value-type="float" office:value="0.249548673250022" calcext:value-type="float">
            <text:p>0.2495486733</text:p>
          </table:table-cell>
          <table:table-cell office:value-type="float" office:value="0.24956924357278" calcext:value-type="float">
            <text:p>0.2495692436</text:p>
          </table:table-cell>
          <table:table-cell office:value-type="float" office:value="0.249514596337567" calcext:value-type="float">
            <text:p>0.2495145963</text:p>
          </table:table-cell>
          <table:table-cell office:value-type="float" office:value="0.249648693152912" calcext:value-type="float">
            <text:p>0.2496486932</text:p>
          </table:table-cell>
          <table:table-cell office:value-type="float" office:value="0.249431719505716" calcext:value-type="float">
            <text:p>0.2494317195</text:p>
          </table:table-cell>
          <table:table-cell office:value-type="float" office:value="0.249663976792681" calcext:value-type="float">
            <text:p>0.2496639768</text:p>
          </table:table-cell>
          <table:table-cell office:value-type="float" office:value="0.249640220965233" calcext:value-type="float">
            <text:p>0.249640221</text:p>
          </table:table-cell>
          <table:table-cell office:value-type="float" office:value="0.249723089932865" calcext:value-type="float">
            <text:p>0.2497230899</text:p>
          </table:table-cell>
          <table:table-cell office:value-type="float" office:value="0.249703637092027" calcext:value-type="float">
            <text:p>0.2497036371</text:p>
          </table:table-cell>
          <table:table-cell office:value-type="float" office:value="0.249289657272448" calcext:value-type="float">
            <text:p>0.2492896573</text:p>
          </table:table-cell>
          <table:table-cell office:value-type="float" office:value="0.249808065709056" calcext:value-type="float">
            <text:p>0.2498080657</text:p>
          </table:table-cell>
          <table:table-cell office:value-type="float" office:value="0.249650754162174" calcext:value-type="float">
            <text:p>0.2496507542</text:p>
          </table:table-cell>
          <table:table-cell office:value-type="float" office:value="0.249580071973555" calcext:value-type="float">
            <text:p>0.249580072</text:p>
          </table:table-cell>
          <table:table-cell office:value-type="float" office:value="0.249725355566312" calcext:value-type="float">
            <text:p>0.2497253556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396996510086934" calcext:value-type="float">
            <text:p>0.3969965101</text:p>
          </table:table-cell>
          <table:table-cell office:value-type="float" office:value="0.244768393436021" calcext:value-type="float">
            <text:p>0.2447683934</text:p>
          </table:table-cell>
          <table:table-cell office:value-type="float" office:value="0.244865055110635" calcext:value-type="float">
            <text:p>0.2448650551</text:p>
          </table:table-cell>
          <table:table-cell office:value-type="float" office:value="0.244761502109209" calcext:value-type="float">
            <text:p>0.2447615021</text:p>
          </table:table-cell>
          <table:table-cell office:value-type="float" office:value="0.244579736370135" calcext:value-type="float">
            <text:p>0.2445797364</text:p>
          </table:table-cell>
          <table:table-cell office:value-type="float" office:value="0.244640918307114" calcext:value-type="float">
            <text:p>0.2446409183</text:p>
          </table:table-cell>
          <table:table-cell office:value-type="float" office:value="0.244690246731135" calcext:value-type="float">
            <text:p>0.2446902467</text:p>
          </table:table-cell>
          <table:table-cell office:value-type="float" office:value="0.244967836515996" calcext:value-type="float">
            <text:p>0.2449678365</text:p>
          </table:table-cell>
          <table:table-cell office:value-type="float" office:value="0.244581130672383" calcext:value-type="float">
            <text:p>0.2445811307</text:p>
          </table:table-cell>
          <table:table-cell office:value-type="float" office:value="0.244678012349904" calcext:value-type="float">
            <text:p>0.2446780123</text:p>
          </table:table-cell>
          <table:table-cell office:value-type="float" office:value="0.244601213545713" calcext:value-type="float">
            <text:p>0.2446012135</text:p>
          </table:table-cell>
          <table:table-cell office:value-type="float" office:value="0.24441376742354" calcext:value-type="float">
            <text:p>0.2444137674</text:p>
          </table:table-cell>
          <table:table-cell office:value-type="float" office:value="0.244573169125236" calcext:value-type="float">
            <text:p>0.2445731691</text:p>
          </table:table-cell>
          <table:table-cell office:value-type="float" office:value="0.24474402247861" calcext:value-type="float">
            <text:p>0.2447440225</text:p>
          </table:table-cell>
          <table:table-cell office:value-type="float" office:value="0.24455768225309" calcext:value-type="float">
            <text:p>0.2445576823</text:p>
          </table:table-cell>
          <table:table-cell office:value-type="float" office:value="0.244661847214249" calcext:value-type="float">
            <text:p>0.2446618472</text:p>
          </table:table-cell>
          <table:table-cell office:value-type="float" office:value="0.244703369298246" calcext:value-type="float">
            <text:p>0.2447033693</text:p>
          </table:table-cell>
          <table:table-cell office:value-type="float" office:value="0.244623752844715" calcext:value-type="float">
            <text:p>0.2446237528</text:p>
          </table:table-cell>
          <table:table-cell office:value-type="float" office:value="0.244732340703003" calcext:value-type="float">
            <text:p>0.2447323407</text:p>
          </table:table-cell>
          <table:table-cell office:value-type="float" office:value="0.244704813937455" calcext:value-type="float">
            <text:p>0.2447048139</text:p>
          </table:table-cell>
          <table:table-cell office:value-type="float" office:value="0.244784528536325" calcext:value-type="float">
            <text:p>0.244784528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398328849312681" calcext:value-type="float">
            <text:p>0.3983288493</text:p>
          </table:table-cell>
          <table:table-cell office:value-type="float" office:value="0.239469175781389" calcext:value-type="float">
            <text:p>0.2394691758</text:p>
          </table:table-cell>
          <table:table-cell office:value-type="float" office:value="0.23976524681565" calcext:value-type="float">
            <text:p>0.2397652468</text:p>
          </table:table-cell>
          <table:table-cell office:value-type="float" office:value="0.239818102737937" calcext:value-type="float">
            <text:p>0.2398181027</text:p>
          </table:table-cell>
          <table:table-cell office:value-type="float" office:value="0.239536584337449" calcext:value-type="float">
            <text:p>0.2395365843</text:p>
          </table:table-cell>
          <table:table-cell office:value-type="float" office:value="0.239846902388901" calcext:value-type="float">
            <text:p>0.2398469024</text:p>
          </table:table-cell>
          <table:table-cell office:value-type="float" office:value="0.239716757249235" calcext:value-type="float">
            <text:p>0.2397167572</text:p>
          </table:table-cell>
          <table:table-cell office:value-type="float" office:value="0.239432555884751" calcext:value-type="float">
            <text:p>0.2394325559</text:p>
          </table:table-cell>
          <table:table-cell office:value-type="float" office:value="0.239761058040915" calcext:value-type="float">
            <text:p>0.239761058</text:p>
          </table:table-cell>
          <table:table-cell office:value-type="float" office:value="0.239727595238849" calcext:value-type="float">
            <text:p>0.2397275952</text:p>
          </table:table-cell>
          <table:table-cell office:value-type="float" office:value="0.239917948505262" calcext:value-type="float">
            <text:p>0.2399179485</text:p>
          </table:table-cell>
          <table:table-cell office:value-type="float" office:value="0.239604671588437" calcext:value-type="float">
            <text:p>0.2396046716</text:p>
          </table:table-cell>
          <table:table-cell office:value-type="float" office:value="0.239579984504226" calcext:value-type="float">
            <text:p>0.2395799845</text:p>
          </table:table-cell>
          <table:table-cell office:value-type="float" office:value="0.239730037357511" calcext:value-type="float">
            <text:p>0.2397300374</text:p>
          </table:table-cell>
          <table:table-cell office:value-type="float" office:value="0.239795132778834" calcext:value-type="float">
            <text:p>0.2397951328</text:p>
          </table:table-cell>
          <table:table-cell office:value-type="float" office:value="0.239720900609634" calcext:value-type="float">
            <text:p>0.2397209006</text:p>
          </table:table-cell>
          <table:table-cell office:value-type="float" office:value="0.239917654979206" calcext:value-type="float">
            <text:p>0.239917655</text:p>
          </table:table-cell>
          <table:table-cell office:value-type="float" office:value="0.239791209214745" calcext:value-type="float">
            <text:p>0.2397912092</text:p>
          </table:table-cell>
          <table:table-cell office:value-type="float" office:value="0.239754721319177" calcext:value-type="float">
            <text:p>0.2397547213</text:p>
          </table:table-cell>
          <table:table-cell office:value-type="float" office:value="0.239764132531185" calcext:value-type="float">
            <text:p>0.2397641325</text:p>
          </table:table-cell>
          <table:table-cell office:value-type="float" office:value="0.239546505983443" calcext:value-type="float">
            <text:p>0.239546506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397399285982142" calcext:value-type="float">
            <text:p>0.397399286</text:p>
          </table:table-cell>
          <table:table-cell office:value-type="float" office:value="0.234794276647824" calcext:value-type="float">
            <text:p>0.2347942766</text:p>
          </table:table-cell>
          <table:table-cell office:value-type="float" office:value="0.234809981423232" calcext:value-type="float">
            <text:p>0.2348099814</text:p>
          </table:table-cell>
          <table:table-cell office:value-type="float" office:value="0.234745974661428" calcext:value-type="float">
            <text:p>0.2347459747</text:p>
          </table:table-cell>
          <table:table-cell office:value-type="float" office:value="0.234698700353869" calcext:value-type="float">
            <text:p>0.2346987004</text:p>
          </table:table-cell>
          <table:table-cell office:value-type="float" office:value="0.234942217289503" calcext:value-type="float">
            <text:p>0.2349422173</text:p>
          </table:table-cell>
          <table:table-cell office:value-type="float" office:value="0.234690222006419" calcext:value-type="float">
            <text:p>0.234690222</text:p>
          </table:table-cell>
          <table:table-cell office:value-type="float" office:value="0.234588422535179" calcext:value-type="float">
            <text:p>0.2345884225</text:p>
          </table:table-cell>
          <table:table-cell office:value-type="float" office:value="0.234853923392584" calcext:value-type="float">
            <text:p>0.2348539234</text:p>
          </table:table-cell>
          <table:table-cell office:value-type="float" office:value="0.234924007257411" calcext:value-type="float">
            <text:p>0.2349240073</text:p>
          </table:table-cell>
          <table:table-cell office:value-type="float" office:value="0.234738723299213" calcext:value-type="float">
            <text:p>0.2347387233</text:p>
          </table:table-cell>
          <table:table-cell office:value-type="float" office:value="0.234820169065348" calcext:value-type="float">
            <text:p>0.2348201691</text:p>
          </table:table-cell>
          <table:table-cell office:value-type="float" office:value="0.234890458271635" calcext:value-type="float">
            <text:p>0.2348904583</text:p>
          </table:table-cell>
          <table:table-cell office:value-type="float" office:value="0.234617221914854" calcext:value-type="float">
            <text:p>0.2346172219</text:p>
          </table:table-cell>
          <table:table-cell office:value-type="float" office:value="0.234806640793722" calcext:value-type="float">
            <text:p>0.2348066408</text:p>
          </table:table-cell>
          <table:table-cell office:value-type="float" office:value="0.234755886046873" calcext:value-type="float">
            <text:p>0.234755886</text:p>
          </table:table-cell>
          <table:table-cell office:value-type="float" office:value="0.234589944443284" calcext:value-type="float">
            <text:p>0.2345899444</text:p>
          </table:table-cell>
          <table:table-cell office:value-type="float" office:value="0.234852108831164" calcext:value-type="float">
            <text:p>0.2348521088</text:p>
          </table:table-cell>
          <table:table-cell office:value-type="float" office:value="0.234642218049593" calcext:value-type="float">
            <text:p>0.234642218</text:p>
          </table:table-cell>
          <table:table-cell office:value-type="float" office:value="0.234502784757811" calcext:value-type="float">
            <text:p>0.2345027848</text:p>
          </table:table-cell>
          <table:table-cell office:value-type="float" office:value="0.234846052150591" calcext:value-type="float">
            <text:p>0.234846052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396303209176303" calcext:value-type="float">
            <text:p>0.3963032092</text:p>
          </table:table-cell>
          <table:table-cell office:value-type="float" office:value="0.229898329999932" calcext:value-type="float">
            <text:p>0.22989833</text:p>
          </table:table-cell>
          <table:table-cell office:value-type="float" office:value="0.229808924576619" calcext:value-type="float">
            <text:p>0.2298089246</text:p>
          </table:table-cell>
          <table:table-cell office:value-type="float" office:value="0.229747643586265" calcext:value-type="float">
            <text:p>0.2297476436</text:p>
          </table:table-cell>
          <table:table-cell office:value-type="float" office:value="0.229788526848195" calcext:value-type="float">
            <text:p>0.2297885268</text:p>
          </table:table-cell>
          <table:table-cell office:value-type="float" office:value="0.229651963217091" calcext:value-type="float">
            <text:p>0.2296519632</text:p>
          </table:table-cell>
          <table:table-cell office:value-type="float" office:value="0.229747581166406" calcext:value-type="float">
            <text:p>0.2297475812</text:p>
          </table:table-cell>
          <table:table-cell office:value-type="float" office:value="0.229767055739287" calcext:value-type="float">
            <text:p>0.2297670557</text:p>
          </table:table-cell>
          <table:table-cell office:value-type="float" office:value="0.229799305059382" calcext:value-type="float">
            <text:p>0.2297993051</text:p>
          </table:table-cell>
          <table:table-cell office:value-type="float" office:value="0.229768801705278" calcext:value-type="float">
            <text:p>0.2297688017</text:p>
          </table:table-cell>
          <table:table-cell office:value-type="float" office:value="0.229740168097455" calcext:value-type="float">
            <text:p>0.2297401681</text:p>
          </table:table-cell>
          <table:table-cell office:value-type="float" office:value="0.229716230682555" calcext:value-type="float">
            <text:p>0.2297162307</text:p>
          </table:table-cell>
          <table:table-cell office:value-type="float" office:value="0.229705458636902" calcext:value-type="float">
            <text:p>0.2297054586</text:p>
          </table:table-cell>
          <table:table-cell office:value-type="float" office:value="0.229741628381381" calcext:value-type="float">
            <text:p>0.2297416284</text:p>
          </table:table-cell>
          <table:table-cell office:value-type="float" office:value="0.229860994363302" calcext:value-type="float">
            <text:p>0.2298609944</text:p>
          </table:table-cell>
          <table:table-cell office:value-type="float" office:value="0.229897306196088" calcext:value-type="float">
            <text:p>0.2298973062</text:p>
          </table:table-cell>
          <table:table-cell office:value-type="float" office:value="0.229726009852726" calcext:value-type="float">
            <text:p>0.2297260099</text:p>
          </table:table-cell>
          <table:table-cell office:value-type="float" office:value="0.229861788363604" calcext:value-type="float">
            <text:p>0.2298617884</text:p>
          </table:table-cell>
          <table:table-cell office:value-type="float" office:value="0.229690341889616" calcext:value-type="float">
            <text:p>0.2296903419</text:p>
          </table:table-cell>
          <table:table-cell office:value-type="float" office:value="0.229620478768505" calcext:value-type="float">
            <text:p>0.2296204788</text:p>
          </table:table-cell>
          <table:table-cell office:value-type="float" office:value="0.229811772546786" calcext:value-type="float">
            <text:p>0.229811772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3979465763775" calcext:value-type="float">
            <text:p>0.3979465764</text:p>
          </table:table-cell>
          <table:table-cell office:value-type="float" office:value="0.224849683128688" calcext:value-type="float">
            <text:p>0.2248496831</text:p>
          </table:table-cell>
          <table:table-cell office:value-type="float" office:value="0.224881492231105" calcext:value-type="float">
            <text:p>0.2248814922</text:p>
          </table:table-cell>
          <table:table-cell office:value-type="float" office:value="0.224808705777498" calcext:value-type="float">
            <text:p>0.2248087058</text:p>
          </table:table-cell>
          <table:table-cell office:value-type="float" office:value="0.224875217782786" calcext:value-type="float">
            <text:p>0.2248752178</text:p>
          </table:table-cell>
          <table:table-cell office:value-type="float" office:value="0.224860796275055" calcext:value-type="float">
            <text:p>0.2248607963</text:p>
          </table:table-cell>
          <table:table-cell office:value-type="float" office:value="0.224796781847697" calcext:value-type="float">
            <text:p>0.2247967818</text:p>
          </table:table-cell>
          <table:table-cell office:value-type="float" office:value="0.224849501220847" calcext:value-type="float">
            <text:p>0.2248495012</text:p>
          </table:table-cell>
          <table:table-cell office:value-type="float" office:value="0.224923414726718" calcext:value-type="float">
            <text:p>0.2249234147</text:p>
          </table:table-cell>
          <table:table-cell office:value-type="float" office:value="0.224905393399103" calcext:value-type="float">
            <text:p>0.2249053934</text:p>
          </table:table-cell>
          <table:table-cell office:value-type="float" office:value="0.224926296122325" calcext:value-type="float">
            <text:p>0.2249262961</text:p>
          </table:table-cell>
          <table:table-cell office:value-type="float" office:value="0.224901846153604" calcext:value-type="float">
            <text:p>0.2249018462</text:p>
          </table:table-cell>
          <table:table-cell office:value-type="float" office:value="0.224955435426401" calcext:value-type="float">
            <text:p>0.2249554354</text:p>
          </table:table-cell>
          <table:table-cell office:value-type="float" office:value="0.224725752226161" calcext:value-type="float">
            <text:p>0.2247257522</text:p>
          </table:table-cell>
          <table:table-cell office:value-type="float" office:value="0.224878938817869" calcext:value-type="float">
            <text:p>0.2248789388</text:p>
          </table:table-cell>
          <table:table-cell office:value-type="float" office:value="0.224773615601624" calcext:value-type="float">
            <text:p>0.2247736156</text:p>
          </table:table-cell>
          <table:table-cell office:value-type="float" office:value="0.224825068142728" calcext:value-type="float">
            <text:p>0.2248250681</text:p>
          </table:table-cell>
          <table:table-cell office:value-type="float" office:value="0.224741913601284" calcext:value-type="float">
            <text:p>0.2247419136</text:p>
          </table:table-cell>
          <table:table-cell office:value-type="float" office:value="0.224901398267696" calcext:value-type="float">
            <text:p>0.2249013983</text:p>
          </table:table-cell>
          <table:table-cell office:value-type="float" office:value="0.224807050691934" calcext:value-type="float">
            <text:p>0.2248070507</text:p>
          </table:table-cell>
          <table:table-cell office:value-type="float" office:value="0.224855685789358" calcext:value-type="float">
            <text:p>0.224855685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39450398539614" calcext:value-type="float">
            <text:p>0.3945039854</text:p>
          </table:table-cell>
          <table:table-cell office:value-type="float" office:value="0.219863401298333" calcext:value-type="float">
            <text:p>0.2198634013</text:p>
          </table:table-cell>
          <table:table-cell office:value-type="float" office:value="0.219873928157426" calcext:value-type="float">
            <text:p>0.2198739282</text:p>
          </table:table-cell>
          <table:table-cell office:value-type="float" office:value="0.21985679675517" calcext:value-type="float">
            <text:p>0.2198567968</text:p>
          </table:table-cell>
          <table:table-cell office:value-type="float" office:value="0.21983120511068" calcext:value-type="float">
            <text:p>0.2198312051</text:p>
          </table:table-cell>
          <table:table-cell office:value-type="float" office:value="0.219827816005933" calcext:value-type="float">
            <text:p>0.219827816</text:p>
          </table:table-cell>
          <table:table-cell office:value-type="float" office:value="0.219782697027697" calcext:value-type="float">
            <text:p>0.219782697</text:p>
          </table:table-cell>
          <table:table-cell office:value-type="float" office:value="0.219832729978068" calcext:value-type="float">
            <text:p>0.21983273</text:p>
          </table:table-cell>
          <table:table-cell office:value-type="float" office:value="0.219885052990862" calcext:value-type="float">
            <text:p>0.219885053</text:p>
          </table:table-cell>
          <table:table-cell office:value-type="float" office:value="0.219789329297463" calcext:value-type="float">
            <text:p>0.2197893293</text:p>
          </table:table-cell>
          <table:table-cell office:value-type="float" office:value="0.219902568957496" calcext:value-type="float">
            <text:p>0.219902569</text:p>
          </table:table-cell>
          <table:table-cell office:value-type="float" office:value="0.2198643472997" calcext:value-type="float">
            <text:p>0.2198643473</text:p>
          </table:table-cell>
          <table:table-cell office:value-type="float" office:value="0.2197470180665" calcext:value-type="float">
            <text:p>0.2197470181</text:p>
          </table:table-cell>
          <table:table-cell office:value-type="float" office:value="0.219847463321855" calcext:value-type="float">
            <text:p>0.2198474633</text:p>
          </table:table-cell>
          <table:table-cell office:value-type="float" office:value="0.219904333911365" calcext:value-type="float">
            <text:p>0.2199043339</text:p>
          </table:table-cell>
          <table:table-cell office:value-type="float" office:value="0.219948879332792" calcext:value-type="float">
            <text:p>0.2199488793</text:p>
          </table:table-cell>
          <table:table-cell office:value-type="float" office:value="0.219897670496925" calcext:value-type="float">
            <text:p>0.2198976705</text:p>
          </table:table-cell>
          <table:table-cell office:value-type="float" office:value="0.219641165453584" calcext:value-type="float">
            <text:p>0.2196411655</text:p>
          </table:table-cell>
          <table:table-cell office:value-type="float" office:value="0.219838070250031" calcext:value-type="float">
            <text:p>0.2198380703</text:p>
          </table:table-cell>
          <table:table-cell office:value-type="float" office:value="0.219891068204956" calcext:value-type="float">
            <text:p>0.2198910682</text:p>
          </table:table-cell>
          <table:table-cell office:value-type="float" office:value="0.21995901095968" calcext:value-type="float">
            <text:p>0.219959011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397332472794764" calcext:value-type="float">
            <text:p>0.3973324728</text:p>
          </table:table-cell>
          <table:table-cell office:value-type="float" office:value="0.21482733952147" calcext:value-type="float">
            <text:p>0.2148273395</text:p>
          </table:table-cell>
          <table:table-cell office:value-type="float" office:value="0.214932374117154" calcext:value-type="float">
            <text:p>0.2149323741</text:p>
          </table:table-cell>
          <table:table-cell office:value-type="float" office:value="0.21499146976705" calcext:value-type="float">
            <text:p>0.2149914698</text:p>
          </table:table-cell>
          <table:table-cell office:value-type="float" office:value="0.214936121642544" calcext:value-type="float">
            <text:p>0.2149361216</text:p>
          </table:table-cell>
          <table:table-cell office:value-type="float" office:value="0.214872718519317" calcext:value-type="float">
            <text:p>0.2148727185</text:p>
          </table:table-cell>
          <table:table-cell office:value-type="float" office:value="0.214925349150187" calcext:value-type="float">
            <text:p>0.2149253492</text:p>
          </table:table-cell>
          <table:table-cell office:value-type="float" office:value="0.214962843516577" calcext:value-type="float">
            <text:p>0.2149628435</text:p>
          </table:table-cell>
          <table:table-cell office:value-type="float" office:value="0.214837810238241" calcext:value-type="float">
            <text:p>0.2148378102</text:p>
          </table:table-cell>
          <table:table-cell office:value-type="float" office:value="0.214948754129452" calcext:value-type="float">
            <text:p>0.2149487541</text:p>
          </table:table-cell>
          <table:table-cell office:value-type="float" office:value="0.21480800685896" calcext:value-type="float">
            <text:p>0.2148080069</text:p>
          </table:table-cell>
          <table:table-cell office:value-type="float" office:value="0.214886087783201" calcext:value-type="float">
            <text:p>0.2148860878</text:p>
          </table:table-cell>
          <table:table-cell office:value-type="float" office:value="0.214838213474238" calcext:value-type="float">
            <text:p>0.2148382135</text:p>
          </table:table-cell>
          <table:table-cell office:value-type="float" office:value="0.214809964116368" calcext:value-type="float">
            <text:p>0.2148099641</text:p>
          </table:table-cell>
          <table:table-cell office:value-type="float" office:value="0.214906537043245" calcext:value-type="float">
            <text:p>0.214906537</text:p>
          </table:table-cell>
          <table:table-cell office:value-type="float" office:value="0.214773875561991" calcext:value-type="float">
            <text:p>0.2147738756</text:p>
          </table:table-cell>
          <table:table-cell office:value-type="float" office:value="0.214952495531506" calcext:value-type="float">
            <text:p>0.2149524955</text:p>
          </table:table-cell>
          <table:table-cell office:value-type="float" office:value="0.214863063012656" calcext:value-type="float">
            <text:p>0.214863063</text:p>
          </table:table-cell>
          <table:table-cell office:value-type="float" office:value="0.21497230453407" calcext:value-type="float">
            <text:p>0.2149723045</text:p>
          </table:table-cell>
          <table:table-cell office:value-type="float" office:value="0.214892390693026" calcext:value-type="float">
            <text:p>0.2148923907</text:p>
          </table:table-cell>
          <table:table-cell office:value-type="float" office:value="0.214741927430737" calcext:value-type="float">
            <text:p>0.214741927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397178054442604" calcext:value-type="float">
            <text:p>0.3971780544</text:p>
          </table:table-cell>
          <table:table-cell office:value-type="float" office:value="0.209926258902069" calcext:value-type="float">
            <text:p>0.2099262589</text:p>
          </table:table-cell>
          <table:table-cell office:value-type="float" office:value="0.209861002750947" calcext:value-type="float">
            <text:p>0.2098610028</text:p>
          </table:table-cell>
          <table:table-cell office:value-type="float" office:value="0.209989290044439" calcext:value-type="float">
            <text:p>0.20998929</text:p>
          </table:table-cell>
          <table:table-cell office:value-type="float" office:value="0.209979238233357" calcext:value-type="float">
            <text:p>0.2099792382</text:p>
          </table:table-cell>
          <table:table-cell office:value-type="float" office:value="0.20990191854115" calcext:value-type="float">
            <text:p>0.2099019185</text:p>
          </table:table-cell>
          <table:table-cell office:value-type="float" office:value="0.209850211405068" calcext:value-type="float">
            <text:p>0.2098502114</text:p>
          </table:table-cell>
          <table:table-cell office:value-type="float" office:value="0.209969509575684" calcext:value-type="float">
            <text:p>0.2099695096</text:p>
          </table:table-cell>
          <table:table-cell office:value-type="float" office:value="0.20995706990849" calcext:value-type="float">
            <text:p>0.2099570699</text:p>
          </table:table-cell>
          <table:table-cell office:value-type="float" office:value="0.20988245787851" calcext:value-type="float">
            <text:p>0.2098824579</text:p>
          </table:table-cell>
          <table:table-cell office:value-type="float" office:value="0.209902461833734" calcext:value-type="float">
            <text:p>0.2099024618</text:p>
          </table:table-cell>
          <table:table-cell office:value-type="float" office:value="0.2099721972642" calcext:value-type="float">
            <text:p>0.2099721973</text:p>
          </table:table-cell>
          <table:table-cell office:value-type="float" office:value="0.209932414599914" calcext:value-type="float">
            <text:p>0.2099324146</text:p>
          </table:table-cell>
          <table:table-cell office:value-type="float" office:value="0.209862087205511" calcext:value-type="float">
            <text:p>0.2098620872</text:p>
          </table:table-cell>
          <table:table-cell office:value-type="float" office:value="0.209947251529588" calcext:value-type="float">
            <text:p>0.2099472515</text:p>
          </table:table-cell>
          <table:table-cell office:value-type="float" office:value="0.209914066123434" calcext:value-type="float">
            <text:p>0.2099140661</text:p>
          </table:table-cell>
          <table:table-cell office:value-type="float" office:value="0.209834556182114" calcext:value-type="float">
            <text:p>0.2098345562</text:p>
          </table:table-cell>
          <table:table-cell office:value-type="float" office:value="0.209911198835028" calcext:value-type="float">
            <text:p>0.2099111988</text:p>
          </table:table-cell>
          <table:table-cell office:value-type="float" office:value="0.209976102050996" calcext:value-type="float">
            <text:p>0.2099761021</text:p>
          </table:table-cell>
          <table:table-cell office:value-type="float" office:value="0.209860024236346" calcext:value-type="float">
            <text:p>0.2098600242</text:p>
          </table:table-cell>
          <table:table-cell office:value-type="float" office:value="0.20977553685133" calcext:value-type="float">
            <text:p>0.2097755369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398435087534163" calcext:value-type="float">
            <text:p>0.3984350875</text:p>
          </table:table-cell>
          <table:table-cell office:value-type="float" office:value="0.204875778606262" calcext:value-type="float">
            <text:p>0.2048757786</text:p>
          </table:table-cell>
          <table:table-cell office:value-type="float" office:value="0.204981612265722" calcext:value-type="float">
            <text:p>0.2049816123</text:p>
          </table:table-cell>
          <table:table-cell office:value-type="float" office:value="0.204851698700223" calcext:value-type="float">
            <text:p>0.2048516987</text:p>
          </table:table-cell>
          <table:table-cell office:value-type="float" office:value="0.204933428613656" calcext:value-type="float">
            <text:p>0.2049334286</text:p>
          </table:table-cell>
          <table:table-cell office:value-type="float" office:value="0.204886705868199" calcext:value-type="float">
            <text:p>0.2048867059</text:p>
          </table:table-cell>
          <table:table-cell office:value-type="float" office:value="0.204842538507959" calcext:value-type="float">
            <text:p>0.2048425385</text:p>
          </table:table-cell>
          <table:table-cell office:value-type="float" office:value="0.204982937123327" calcext:value-type="float">
            <text:p>0.2049829371</text:p>
          </table:table-cell>
          <table:table-cell office:value-type="float" office:value="0.204989589628639" calcext:value-type="float">
            <text:p>0.2049895896</text:p>
          </table:table-cell>
          <table:table-cell office:value-type="float" office:value="0.204995414795361" calcext:value-type="float">
            <text:p>0.2049954148</text:p>
          </table:table-cell>
          <table:table-cell office:value-type="float" office:value="0.204840335831183" calcext:value-type="float">
            <text:p>0.2048403358</text:p>
          </table:table-cell>
          <table:table-cell office:value-type="float" office:value="0.204918300961968" calcext:value-type="float">
            <text:p>0.204918301</text:p>
          </table:table-cell>
          <table:table-cell office:value-type="float" office:value="0.204879290428846" calcext:value-type="float">
            <text:p>0.2048792904</text:p>
          </table:table-cell>
          <table:table-cell office:value-type="float" office:value="0.204965661781974" calcext:value-type="float">
            <text:p>0.2049656618</text:p>
          </table:table-cell>
          <table:table-cell office:value-type="float" office:value="0.204946939742959" calcext:value-type="float">
            <text:p>0.2049469397</text:p>
          </table:table-cell>
          <table:table-cell office:value-type="float" office:value="0.204936311881556" calcext:value-type="float">
            <text:p>0.2049363119</text:p>
          </table:table-cell>
          <table:table-cell office:value-type="float" office:value="0.204961541098385" calcext:value-type="float">
            <text:p>0.2049615411</text:p>
          </table:table-cell>
          <table:table-cell office:value-type="float" office:value="0.204994579259319" calcext:value-type="float">
            <text:p>0.2049945793</text:p>
          </table:table-cell>
          <table:table-cell office:value-type="float" office:value="0.204962588345281" calcext:value-type="float">
            <text:p>0.2049625883</text:p>
          </table:table-cell>
          <table:table-cell office:value-type="float" office:value="0.204924768044392" calcext:value-type="float">
            <text:p>0.204924768</text:p>
          </table:table-cell>
          <table:table-cell office:value-type="float" office:value="0.204935330345028" calcext:value-type="float">
            <text:p>0.204935330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97310832504881" calcext:value-type="float">
            <text:p>0.3973108325</text:p>
          </table:table-cell>
          <table:table-cell office:value-type="float" office:value="0.199938652812693" calcext:value-type="float">
            <text:p>0.1999386528</text:p>
          </table:table-cell>
          <table:table-cell office:value-type="float" office:value="0.199957016467114" calcext:value-type="float">
            <text:p>0.1999570165</text:p>
          </table:table-cell>
          <table:table-cell office:value-type="float" office:value="0.199941713764623" calcext:value-type="float">
            <text:p>0.1999417138</text:p>
          </table:table-cell>
          <table:table-cell office:value-type="float" office:value="0.199954060407814" calcext:value-type="float">
            <text:p>0.1999540604</text:p>
          </table:table-cell>
          <table:table-cell office:value-type="float" office:value="0.199963608387145" calcext:value-type="float">
            <text:p>0.1999636084</text:p>
          </table:table-cell>
          <table:table-cell office:value-type="float" office:value="0.19992835165014" calcext:value-type="float">
            <text:p>0.1999283517</text:p>
          </table:table-cell>
          <table:table-cell office:value-type="float" office:value="0.1997695147538" calcext:value-type="float">
            <text:p>0.1997695148</text:p>
          </table:table-cell>
          <table:table-cell office:value-type="float" office:value="0.199862242023334" calcext:value-type="float">
            <text:p>0.199862242</text:p>
          </table:table-cell>
          <table:table-cell office:value-type="float" office:value="0.199989081925944" calcext:value-type="float">
            <text:p>0.1999890819</text:p>
          </table:table-cell>
          <table:table-cell office:value-type="float" office:value="0.199934294149421" calcext:value-type="float">
            <text:p>0.1999342941</text:p>
          </table:table-cell>
          <table:table-cell office:value-type="float" office:value="0.199945060663372" calcext:value-type="float">
            <text:p>0.1999450607</text:p>
          </table:table-cell>
          <table:table-cell office:value-type="float" office:value="0.199874034219747" calcext:value-type="float">
            <text:p>0.1998740342</text:p>
          </table:table-cell>
          <table:table-cell office:value-type="float" office:value="0.199859679137557" calcext:value-type="float">
            <text:p>0.1998596791</text:p>
          </table:table-cell>
          <table:table-cell office:value-type="float" office:value="0.199906298705466" calcext:value-type="float">
            <text:p>0.1999062987</text:p>
          </table:table-cell>
          <table:table-cell office:value-type="float" office:value="0.199857997882564" calcext:value-type="float">
            <text:p>0.1998579979</text:p>
          </table:table-cell>
          <table:table-cell office:value-type="float" office:value="0.19995988309409" calcext:value-type="float">
            <text:p>0.1999598831</text:p>
          </table:table-cell>
          <table:table-cell office:value-type="float" office:value="0.19997479320781" calcext:value-type="float">
            <text:p>0.1999747932</text:p>
          </table:table-cell>
          <table:table-cell office:value-type="float" office:value="0.199914284062309" calcext:value-type="float">
            <text:p>0.1999142841</text:p>
          </table:table-cell>
          <table:table-cell office:value-type="float" office:value="0.199850054700159" calcext:value-type="float">
            <text:p>0.1998500547</text:p>
          </table:table-cell>
          <table:table-cell office:value-type="float" office:value="0.1999368941031" calcext:value-type="float">
            <text:p>0.199936894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397027734356979" calcext:value-type="float">
            <text:p>0.3970277344</text:p>
          </table:table-cell>
          <table:table-cell office:value-type="float" office:value="0.194924256124264" calcext:value-type="float">
            <text:p>0.1949242561</text:p>
          </table:table-cell>
          <table:table-cell office:value-type="float" office:value="0.19498112672199" calcext:value-type="float">
            <text:p>0.1949811267</text:p>
          </table:table-cell>
          <table:table-cell office:value-type="float" office:value="0.194996256274188" calcext:value-type="float">
            <text:p>0.1949962563</text:p>
          </table:table-cell>
          <table:table-cell office:value-type="float" office:value="0.195002907915046" calcext:value-type="float">
            <text:p>0.1950029079</text:p>
          </table:table-cell>
          <table:table-cell office:value-type="float" office:value="0.194940576083415" calcext:value-type="float">
            <text:p>0.1949405761</text:p>
          </table:table-cell>
          <table:table-cell office:value-type="float" office:value="0.194909100609728" calcext:value-type="float">
            <text:p>0.1949091006</text:p>
          </table:table-cell>
          <table:table-cell office:value-type="float" office:value="0.194988008530486" calcext:value-type="float">
            <text:p>0.1949880085</text:p>
          </table:table-cell>
          <table:table-cell office:value-type="float" office:value="0.194933810457818" calcext:value-type="float">
            <text:p>0.1949338105</text:p>
          </table:table-cell>
          <table:table-cell office:value-type="float" office:value="0.194973687841538" calcext:value-type="float">
            <text:p>0.1949736878</text:p>
          </table:table-cell>
          <table:table-cell office:value-type="float" office:value="0.194984743273136" calcext:value-type="float">
            <text:p>0.1949847433</text:p>
          </table:table-cell>
          <table:table-cell office:value-type="float" office:value="0.194980929558772" calcext:value-type="float">
            <text:p>0.1949809296</text:p>
          </table:table-cell>
          <table:table-cell office:value-type="float" office:value="0.194947345685981" calcext:value-type="float">
            <text:p>0.1949473457</text:p>
          </table:table-cell>
          <table:table-cell office:value-type="float" office:value="0.194986142230505" calcext:value-type="float">
            <text:p>0.1949861422</text:p>
          </table:table-cell>
          <table:table-cell office:value-type="float" office:value="0.194953414980287" calcext:value-type="float">
            <text:p>0.194953415</text:p>
          </table:table-cell>
          <table:table-cell office:value-type="float" office:value="0.19491993105403" calcext:value-type="float">
            <text:p>0.1949199311</text:p>
          </table:table-cell>
          <table:table-cell office:value-type="float" office:value="0.194992965855072" calcext:value-type="float">
            <text:p>0.1949929659</text:p>
          </table:table-cell>
          <table:table-cell office:value-type="float" office:value="0.194870953217768" calcext:value-type="float">
            <text:p>0.1948709532</text:p>
          </table:table-cell>
          <table:table-cell office:value-type="float" office:value="0.194986428465802" calcext:value-type="float">
            <text:p>0.1949864285</text:p>
          </table:table-cell>
          <table:table-cell office:value-type="float" office:value="0.194857326968977" calcext:value-type="float">
            <text:p>0.194857327</text:p>
          </table:table-cell>
          <table:table-cell office:value-type="float" office:value="0.194977370043578" calcext:value-type="float">
            <text:p>0.1949773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89962230963222" calcext:value-type="float">
            <text:p>0.189962231</text:p>
          </table:table-cell>
          <table:table-cell office:value-type="float" office:value="0.189995460885823" calcext:value-type="float">
            <text:p>0.1899954609</text:p>
          </table:table-cell>
          <table:table-cell office:value-type="float" office:value="0.1899462997156" calcext:value-type="float">
            <text:p>0.1899462997</text:p>
          </table:table-cell>
          <table:table-cell office:value-type="float" office:value="0.189986832990265" calcext:value-type="float">
            <text:p>0.189986833</text:p>
          </table:table-cell>
          <table:table-cell office:value-type="float" office:value="0.189975536923925" calcext:value-type="float">
            <text:p>0.1899755369</text:p>
          </table:table-cell>
          <table:table-cell office:value-type="float" office:value="0.18992364347128" calcext:value-type="float">
            <text:p>0.1899236435</text:p>
          </table:table-cell>
          <table:table-cell office:value-type="float" office:value="0.189986736274502" calcext:value-type="float">
            <text:p>0.1899867363</text:p>
          </table:table-cell>
          <table:table-cell office:value-type="float" office:value="0.18992475973286" calcext:value-type="float">
            <text:p>0.1899247597</text:p>
          </table:table-cell>
          <table:table-cell office:value-type="float" office:value="0.189980999548214" calcext:value-type="float">
            <text:p>0.1899809995</text:p>
          </table:table-cell>
          <table:table-cell office:value-type="float" office:value="0.189944648270696" calcext:value-type="float">
            <text:p>0.1899446483</text:p>
          </table:table-cell>
          <table:table-cell office:value-type="float" office:value="0.189984379455123" calcext:value-type="float">
            <text:p>0.1899843795</text:p>
          </table:table-cell>
          <table:table-cell office:value-type="float" office:value="0.190003116611845" calcext:value-type="float">
            <text:p>0.1900031166</text:p>
          </table:table-cell>
          <table:table-cell office:value-type="float" office:value="0.189953682857924" calcext:value-type="float">
            <text:p>0.1899536829</text:p>
          </table:table-cell>
          <table:table-cell office:value-type="float" office:value="0.189919505922169" calcext:value-type="float">
            <text:p>0.1899195059</text:p>
          </table:table-cell>
          <table:table-cell office:value-type="float" office:value="0.189960853520446" calcext:value-type="float">
            <text:p>0.1899608535</text:p>
          </table:table-cell>
          <table:table-cell office:value-type="float" office:value="0.189999054164529" calcext:value-type="float">
            <text:p>0.1899990542</text:p>
          </table:table-cell>
          <table:table-cell office:value-type="float" office:value="0.189955721419028" calcext:value-type="float">
            <text:p>0.1899557214</text:p>
          </table:table-cell>
          <table:table-cell office:value-type="float" office:value="0.189947379680407" calcext:value-type="float">
            <text:p>0.1899473797</text:p>
          </table:table-cell>
          <table:table-cell office:value-type="float" office:value="0.190000511290576" calcext:value-type="float">
            <text:p>0.1900005113</text:p>
          </table:table-cell>
          <table:table-cell office:value-type="float" office:value="0.189973032358434" calcext:value-type="float">
            <text:p>0.1899730324</text:p>
          </table:table-cell>
          <table:table-cell office:value-type="float" office:value="0.189938922804182" calcext:value-type="float">
            <text:p>0.1899389228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184998894750948" calcext:value-type="float">
            <text:p>0.1849988948</text:p>
          </table:table-cell>
          <table:table-cell office:value-type="float" office:value="0.184980033186187" calcext:value-type="float">
            <text:p>0.1849800332</text:p>
          </table:table-cell>
          <table:table-cell office:value-type="float" office:value="0.1849578851918" calcext:value-type="float">
            <text:p>0.1849578852</text:p>
          </table:table-cell>
          <table:table-cell office:value-type="float" office:value="0.184975840162974" calcext:value-type="float">
            <text:p>0.1849758402</text:p>
          </table:table-cell>
          <table:table-cell office:value-type="float" office:value="0.184987551787379" calcext:value-type="float">
            <text:p>0.1849875518</text:p>
          </table:table-cell>
          <table:table-cell office:value-type="float" office:value="0.184922883120634" calcext:value-type="float">
            <text:p>0.1849228831</text:p>
          </table:table-cell>
          <table:table-cell office:value-type="float" office:value="0.184964233708908" calcext:value-type="float">
            <text:p>0.1849642337</text:p>
          </table:table-cell>
          <table:table-cell office:value-type="float" office:value="0.184895688858314" calcext:value-type="float">
            <text:p>0.1848956889</text:p>
          </table:table-cell>
          <table:table-cell office:value-type="float" office:value="0.18495110885608" calcext:value-type="float">
            <text:p>0.1849511089</text:p>
          </table:table-cell>
          <table:table-cell office:value-type="float" office:value="0.1849588722407" calcext:value-type="float">
            <text:p>0.1849588722</text:p>
          </table:table-cell>
          <table:table-cell office:value-type="float" office:value="0.184999455085437" calcext:value-type="float">
            <text:p>0.1849994551</text:p>
          </table:table-cell>
          <table:table-cell office:value-type="float" office:value="0.184997219812059" calcext:value-type="float">
            <text:p>0.1849972198</text:p>
          </table:table-cell>
          <table:table-cell office:value-type="float" office:value="0.184977866426634" calcext:value-type="float">
            <text:p>0.1849778664</text:p>
          </table:table-cell>
          <table:table-cell office:value-type="float" office:value="0.185000536381816" calcext:value-type="float">
            <text:p>0.1850005364</text:p>
          </table:table-cell>
          <table:table-cell office:value-type="float" office:value="0.184953065734646" calcext:value-type="float">
            <text:p>0.1849530657</text:p>
          </table:table-cell>
          <table:table-cell office:value-type="float" office:value="0.184871360345925" calcext:value-type="float">
            <text:p>0.1848713603</text:p>
          </table:table-cell>
          <table:table-cell office:value-type="float" office:value="0.185001656481836" calcext:value-type="float">
            <text:p>0.1850016565</text:p>
          </table:table-cell>
          <table:table-cell office:value-type="float" office:value="0.184998067586823" calcext:value-type="float">
            <text:p>0.1849980676</text:p>
          </table:table-cell>
          <table:table-cell office:value-type="float" office:value="0.184989708994928" calcext:value-type="float">
            <text:p>0.184989709</text:p>
          </table:table-cell>
          <table:table-cell office:value-type="float" office:value="0.185000306376428" calcext:value-type="float">
            <text:p>0.1850003064</text:p>
          </table:table-cell>
          <table:table-cell office:value-type="float" office:value="0.184928063245417" calcext:value-type="float">
            <text:p>0.18492806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7999750090801" calcext:value-type="float">
            <text:p>0.1799975009</text:p>
          </table:table-cell>
          <table:table-cell office:value-type="float" office:value="0.179982899038423" calcext:value-type="float">
            <text:p>0.179982899</text:p>
          </table:table-cell>
          <table:table-cell office:value-type="float" office:value="0.179995839785732" calcext:value-type="float">
            <text:p>0.1799958398</text:p>
          </table:table-cell>
          <table:table-cell office:value-type="float" office:value="0.179951759081232" calcext:value-type="float">
            <text:p>0.1799517591</text:p>
          </table:table-cell>
          <table:table-cell office:value-type="float" office:value="0.17999045673943" calcext:value-type="float">
            <text:p>0.1799904567</text:p>
          </table:table-cell>
          <table:table-cell office:value-type="float" office:value="0.180000998588498" calcext:value-type="float">
            <text:p>0.1800009986</text:p>
          </table:table-cell>
          <table:table-cell office:value-type="float" office:value="0.180000257555587" calcext:value-type="float">
            <text:p>0.1800002576</text:p>
          </table:table-cell>
          <table:table-cell office:value-type="float" office:value="0.179947118956211" calcext:value-type="float">
            <text:p>0.179947119</text:p>
          </table:table-cell>
          <table:table-cell office:value-type="float" office:value="0.17997018925438" calcext:value-type="float">
            <text:p>0.1799701893</text:p>
          </table:table-cell>
          <table:table-cell office:value-type="float" office:value="0.179984838507589" calcext:value-type="float">
            <text:p>0.1799848385</text:p>
          </table:table-cell>
          <table:table-cell office:value-type="float" office:value="0.179983154263192" calcext:value-type="float">
            <text:p>0.1799831543</text:p>
          </table:table-cell>
          <table:table-cell office:value-type="float" office:value="0.179993832691994" calcext:value-type="float">
            <text:p>0.1799938327</text:p>
          </table:table-cell>
          <table:table-cell office:value-type="float" office:value="0.179944302848046" calcext:value-type="float">
            <text:p>0.1799443028</text:p>
          </table:table-cell>
          <table:table-cell office:value-type="float" office:value="0.179971584870044" calcext:value-type="float">
            <text:p>0.1799715849</text:p>
          </table:table-cell>
          <table:table-cell office:value-type="float" office:value="0.179971097361092" calcext:value-type="float">
            <text:p>0.1799710974</text:p>
          </table:table-cell>
          <table:table-cell office:value-type="float" office:value="0.180000324561851" calcext:value-type="float">
            <text:p>0.1800003246</text:p>
          </table:table-cell>
          <table:table-cell office:value-type="float" office:value="0.179999013266081" calcext:value-type="float">
            <text:p>0.1799990133</text:p>
          </table:table-cell>
          <table:table-cell office:value-type="float" office:value="0.180002159875815" calcext:value-type="float">
            <text:p>0.1800021599</text:p>
          </table:table-cell>
          <table:table-cell office:value-type="float" office:value="0.17998555954214" calcext:value-type="float">
            <text:p>0.1799855595</text:p>
          </table:table-cell>
          <table:table-cell office:value-type="float" office:value="0.179998023871416" calcext:value-type="float">
            <text:p>0.1799980239</text:p>
          </table:table-cell>
          <table:table-cell office:value-type="float" office:value="0.179980715762085" calcext:value-type="float">
            <text:p>0.1799807158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74992547145895" calcext:value-type="float">
            <text:p>0.1749925471</text:p>
          </table:table-cell>
          <table:table-cell office:value-type="float" office:value="0.17498925641257" calcext:value-type="float">
            <text:p>0.1749892564</text:p>
          </table:table-cell>
          <table:table-cell office:value-type="float" office:value="0.174971495923862" calcext:value-type="float">
            <text:p>0.1749714959</text:p>
          </table:table-cell>
          <table:table-cell office:value-type="float" office:value="0.174925224814043" calcext:value-type="float">
            <text:p>0.1749252248</text:p>
          </table:table-cell>
          <table:table-cell office:value-type="float" office:value="0.174998336935935" calcext:value-type="float">
            <text:p>0.1749983369</text:p>
          </table:table-cell>
          <table:table-cell office:value-type="float" office:value="0.174998594816201" calcext:value-type="float">
            <text:p>0.1749985948</text:p>
          </table:table-cell>
          <table:table-cell office:value-type="float" office:value="0.174950682522909" calcext:value-type="float">
            <text:p>0.1749506825</text:p>
          </table:table-cell>
          <table:table-cell office:value-type="float" office:value="0.175000567589828" calcext:value-type="float">
            <text:p>0.1750005676</text:p>
          </table:table-cell>
          <table:table-cell office:value-type="float" office:value="0.174972117100292" calcext:value-type="float">
            <text:p>0.1749721171</text:p>
          </table:table-cell>
          <table:table-cell office:value-type="float" office:value="0.174904362601628" calcext:value-type="float">
            <text:p>0.1749043626</text:p>
          </table:table-cell>
          <table:table-cell office:value-type="float" office:value="0.174976686047069" calcext:value-type="float">
            <text:p>0.174976686</text:p>
          </table:table-cell>
          <table:table-cell office:value-type="float" office:value="0.174991255609012" calcext:value-type="float">
            <text:p>0.1749912556</text:p>
          </table:table-cell>
          <table:table-cell office:value-type="float" office:value="0.174979483134596" calcext:value-type="float">
            <text:p>0.1749794831</text:p>
          </table:table-cell>
          <table:table-cell office:value-type="float" office:value="0.174998303481962" calcext:value-type="float">
            <text:p>0.1749983035</text:p>
          </table:table-cell>
          <table:table-cell office:value-type="float" office:value="0.174991027344779" calcext:value-type="float">
            <text:p>0.1749910273</text:p>
          </table:table-cell>
          <table:table-cell office:value-type="float" office:value="0.174982305088045" calcext:value-type="float">
            <text:p>0.1749823051</text:p>
          </table:table-cell>
          <table:table-cell office:value-type="float" office:value="0.174972458619748" calcext:value-type="float">
            <text:p>0.1749724586</text:p>
          </table:table-cell>
          <table:table-cell office:value-type="float" office:value="0.174952666674472" calcext:value-type="float">
            <text:p>0.1749526667</text:p>
          </table:table-cell>
          <table:table-cell office:value-type="float" office:value="0.175000987478038" calcext:value-type="float">
            <text:p>0.1750009875</text:p>
          </table:table-cell>
          <table:table-cell office:value-type="float" office:value="0.174980047314044" calcext:value-type="float">
            <text:p>0.1749800473</text:p>
          </table:table-cell>
          <table:table-cell office:value-type="float" office:value="0.175004422042081" calcext:value-type="float">
            <text:p>0.17500442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69999571695517" calcext:value-type="float">
            <text:p>0.1699995717</text:p>
          </table:table-cell>
          <table:table-cell office:value-type="float" office:value="0.169953865317431" calcext:value-type="float">
            <text:p>0.1699538653</text:p>
          </table:table-cell>
          <table:table-cell office:value-type="float" office:value="0.16999754035586" calcext:value-type="float">
            <text:p>0.1699975404</text:p>
          </table:table-cell>
          <table:table-cell office:value-type="float" office:value="0.170002100301283" calcext:value-type="float">
            <text:p>0.1700021003</text:p>
          </table:table-cell>
          <table:table-cell office:value-type="float" office:value="0.170000032764238" calcext:value-type="float">
            <text:p>0.1700000328</text:p>
          </table:table-cell>
          <table:table-cell office:value-type="float" office:value="0.16999958598179" calcext:value-type="float">
            <text:p>0.169999586</text:p>
          </table:table-cell>
          <table:table-cell office:value-type="float" office:value="0.16996621595303" calcext:value-type="float">
            <text:p>0.169966216</text:p>
          </table:table-cell>
          <table:table-cell office:value-type="float" office:value="0.169999270170104" calcext:value-type="float">
            <text:p>0.1699992702</text:p>
          </table:table-cell>
          <table:table-cell office:value-type="float" office:value="0.169995174945892" calcext:value-type="float">
            <text:p>0.1699951749</text:p>
          </table:table-cell>
          <table:table-cell office:value-type="float" office:value="0.169997737912952" calcext:value-type="float">
            <text:p>0.1699977379</text:p>
          </table:table-cell>
          <table:table-cell office:value-type="float" office:value="0.16999307469506" calcext:value-type="float">
            <text:p>0.1699930747</text:p>
          </table:table-cell>
          <table:table-cell office:value-type="float" office:value="0.169980109408243" calcext:value-type="float">
            <text:p>0.1699801094</text:p>
          </table:table-cell>
          <table:table-cell office:value-type="float" office:value="0.169995253151643" calcext:value-type="float">
            <text:p>0.1699952532</text:p>
          </table:table-cell>
          <table:table-cell office:value-type="float" office:value="0.170002583588625" calcext:value-type="float">
            <text:p>0.1700025836</text:p>
          </table:table-cell>
          <table:table-cell office:value-type="float" office:value="0.169987311301071" calcext:value-type="float">
            <text:p>0.1699873113</text:p>
          </table:table-cell>
          <table:table-cell office:value-type="float" office:value="0.169999762603797" calcext:value-type="float">
            <text:p>0.1699997626</text:p>
          </table:table-cell>
          <table:table-cell office:value-type="float" office:value="0.169977408755087" calcext:value-type="float">
            <text:p>0.1699774088</text:p>
          </table:table-cell>
          <table:table-cell office:value-type="float" office:value="0.169992276610796" calcext:value-type="float">
            <text:p>0.1699922766</text:p>
          </table:table-cell>
          <table:table-cell office:value-type="float" office:value="0.170001263262612" calcext:value-type="float">
            <text:p>0.1700012633</text:p>
          </table:table-cell>
          <table:table-cell office:value-type="float" office:value="0.169978314442294" calcext:value-type="float">
            <text:p>0.1699783144</text:p>
          </table:table-cell>
          <table:table-cell office:value-type="float" office:value="0.169971171139503" calcext:value-type="float">
            <text:p>0.1699711711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64990285368086" calcext:value-type="float">
            <text:p>0.1649902854</text:p>
          </table:table-cell>
          <table:table-cell office:value-type="float" office:value="0.164988760467124" calcext:value-type="float">
            <text:p>0.1649887605</text:p>
          </table:table-cell>
          <table:table-cell office:value-type="float" office:value="0.164990820785981" calcext:value-type="float">
            <text:p>0.1649908208</text:p>
          </table:table-cell>
          <table:table-cell office:value-type="float" office:value="0.164982360233284" calcext:value-type="float">
            <text:p>0.1649823602</text:p>
          </table:table-cell>
          <table:table-cell office:value-type="float" office:value="0.164995184172721" calcext:value-type="float">
            <text:p>0.1649951842</text:p>
          </table:table-cell>
          <table:table-cell office:value-type="float" office:value="0.16499753056642" calcext:value-type="float">
            <text:p>0.1649975306</text:p>
          </table:table-cell>
          <table:table-cell office:value-type="float" office:value="0.164963145414574" calcext:value-type="float">
            <text:p>0.1649631454</text:p>
          </table:table-cell>
          <table:table-cell office:value-type="float" office:value="0.164998112186547" calcext:value-type="float">
            <text:p>0.1649981122</text:p>
          </table:table-cell>
          <table:table-cell office:value-type="float" office:value="0.164957995153419" calcext:value-type="float">
            <text:p>0.1649579952</text:p>
          </table:table-cell>
          <table:table-cell office:value-type="float" office:value="0.164996975536847" calcext:value-type="float">
            <text:p>0.1649969755</text:p>
          </table:table-cell>
          <table:table-cell office:value-type="float" office:value="0.164973106578307" calcext:value-type="float">
            <text:p>0.1649731066</text:p>
          </table:table-cell>
          <table:table-cell office:value-type="float" office:value="0.164977953325005" calcext:value-type="float">
            <text:p>0.1649779533</text:p>
          </table:table-cell>
          <table:table-cell office:value-type="float" office:value="0.164995077413111" calcext:value-type="float">
            <text:p>0.1649950774</text:p>
          </table:table-cell>
          <table:table-cell office:value-type="float" office:value="0.164897209491479" calcext:value-type="float">
            <text:p>0.1648972095</text:p>
          </table:table-cell>
          <table:table-cell office:value-type="float" office:value="0.164995968198967" calcext:value-type="float">
            <text:p>0.1649959682</text:p>
          </table:table-cell>
          <table:table-cell office:value-type="float" office:value="0.165002936330787" calcext:value-type="float">
            <text:p>0.1650029363</text:p>
          </table:table-cell>
          <table:table-cell office:value-type="float" office:value="0.164996571803306" calcext:value-type="float">
            <text:p>0.1649965718</text:p>
          </table:table-cell>
          <table:table-cell office:value-type="float" office:value="0.164978758117958" calcext:value-type="float">
            <text:p>0.1649787581</text:p>
          </table:table-cell>
          <table:table-cell office:value-type="float" office:value="0.164973530107271" calcext:value-type="float">
            <text:p>0.1649735301</text:p>
          </table:table-cell>
          <table:table-cell office:value-type="float" office:value="0.16499646035596" calcext:value-type="float">
            <text:p>0.1649964604</text:p>
          </table:table-cell>
          <table:table-cell office:value-type="float" office:value="0.165000475890951" calcext:value-type="float">
            <text:p>0.1650004759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59983016044579" calcext:value-type="float">
            <text:p>0.159983016</text:p>
          </table:table-cell>
          <table:table-cell office:value-type="float" office:value="0.160000055773989" calcext:value-type="float">
            <text:p>0.1600000558</text:p>
          </table:table-cell>
          <table:table-cell office:value-type="float" office:value="0.159999732032523" calcext:value-type="float">
            <text:p>0.159999732</text:p>
          </table:table-cell>
          <table:table-cell office:value-type="float" office:value="0.160001735668466" calcext:value-type="float">
            <text:p>0.1600017357</text:p>
          </table:table-cell>
          <table:table-cell office:value-type="float" office:value="0.15999848045423" calcext:value-type="float">
            <text:p>0.1599984805</text:p>
          </table:table-cell>
          <table:table-cell office:value-type="float" office:value="0.159929881956085" calcext:value-type="float">
            <text:p>0.159929882</text:p>
          </table:table-cell>
          <table:table-cell office:value-type="float" office:value="0.160000645663112" calcext:value-type="float">
            <text:p>0.1600006457</text:p>
          </table:table-cell>
          <table:table-cell office:value-type="float" office:value="0.16000295581036" calcext:value-type="float">
            <text:p>0.1600029558</text:p>
          </table:table-cell>
          <table:table-cell office:value-type="float" office:value="0.159997219721838" calcext:value-type="float">
            <text:p>0.1599972197</text:p>
          </table:table-cell>
          <table:table-cell office:value-type="float" office:value="0.159971527717918" calcext:value-type="float">
            <text:p>0.1599715277</text:p>
          </table:table-cell>
          <table:table-cell office:value-type="float" office:value="0.159998085163128" calcext:value-type="float">
            <text:p>0.1599980852</text:p>
          </table:table-cell>
          <table:table-cell office:value-type="float" office:value="0.160000002590072" calcext:value-type="float">
            <text:p>0.1600000026</text:p>
          </table:table-cell>
          <table:table-cell office:value-type="float" office:value="0.159993943308522" calcext:value-type="float">
            <text:p>0.1599939433</text:p>
          </table:table-cell>
          <table:table-cell office:value-type="float" office:value="0.159998224465343" calcext:value-type="float">
            <text:p>0.1599982245</text:p>
          </table:table-cell>
          <table:table-cell office:value-type="float" office:value="0.159997515404258" calcext:value-type="float">
            <text:p>0.1599975154</text:p>
          </table:table-cell>
          <table:table-cell office:value-type="float" office:value="0.159987001896515" calcext:value-type="float">
            <text:p>0.1599870019</text:p>
          </table:table-cell>
          <table:table-cell office:value-type="float" office:value="0.159957989087763" calcext:value-type="float">
            <text:p>0.1599579891</text:p>
          </table:table-cell>
          <table:table-cell office:value-type="float" office:value="0.15999971013136" calcext:value-type="float">
            <text:p>0.1599997101</text:p>
          </table:table-cell>
          <table:table-cell office:value-type="float" office:value="0.159917294260962" calcext:value-type="float">
            <text:p>0.1599172943</text:p>
          </table:table-cell>
          <table:table-cell office:value-type="float" office:value="0.160000432529759" calcext:value-type="float">
            <text:p>0.1600004325</text:p>
          </table:table-cell>
          <table:table-cell office:value-type="float" office:value="0.159999570460071" calcext:value-type="float">
            <text:p>0.159999570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154999732777336" calcext:value-type="float">
            <text:p>0.1549997328</text:p>
          </table:table-cell>
          <table:table-cell office:value-type="float" office:value="0.154998355659419" calcext:value-type="float">
            <text:p>0.1549983557</text:p>
          </table:table-cell>
          <table:table-cell office:value-type="float" office:value="0.154977425330825" calcext:value-type="float">
            <text:p>0.1549774253</text:p>
          </table:table-cell>
          <table:table-cell office:value-type="float" office:value="0.15498818752622" calcext:value-type="float">
            <text:p>0.1549881875</text:p>
          </table:table-cell>
          <table:table-cell office:value-type="float" office:value="0.155001203922602" calcext:value-type="float">
            <text:p>0.1550012039</text:p>
          </table:table-cell>
          <table:table-cell office:value-type="float" office:value="0.15499839842361" calcext:value-type="float">
            <text:p>0.1549983984</text:p>
          </table:table-cell>
          <table:table-cell office:value-type="float" office:value="0.154999474269647" calcext:value-type="float">
            <text:p>0.1549994743</text:p>
          </table:table-cell>
          <table:table-cell office:value-type="float" office:value="0.155002203645391" calcext:value-type="float">
            <text:p>0.1550022036</text:p>
          </table:table-cell>
          <table:table-cell office:value-type="float" office:value="0.154998653556694" calcext:value-type="float">
            <text:p>0.1549986536</text:p>
          </table:table-cell>
          <table:table-cell office:value-type="float" office:value="0.15500162020786" calcext:value-type="float">
            <text:p>0.1550016202</text:p>
          </table:table-cell>
          <table:table-cell office:value-type="float" office:value="0.154999595746893" calcext:value-type="float">
            <text:p>0.1549995957</text:p>
          </table:table-cell>
          <table:table-cell office:value-type="float" office:value="0.155001997197711" calcext:value-type="float">
            <text:p>0.1550019972</text:p>
          </table:table-cell>
          <table:table-cell office:value-type="float" office:value="0.155001328084291" calcext:value-type="float">
            <text:p>0.1550013281</text:p>
          </table:table-cell>
          <table:table-cell office:value-type="float" office:value="0.1549976492806" calcext:value-type="float">
            <text:p>0.1549976493</text:p>
          </table:table-cell>
          <table:table-cell office:value-type="float" office:value="0.154998331043132" calcext:value-type="float">
            <text:p>0.154998331</text:p>
          </table:table-cell>
          <table:table-cell office:value-type="float" office:value="0.154993670612371" calcext:value-type="float">
            <text:p>0.1549936706</text:p>
          </table:table-cell>
          <table:table-cell office:value-type="float" office:value="0.154988983843706" calcext:value-type="float">
            <text:p>0.1549889838</text:p>
          </table:table-cell>
          <table:table-cell office:value-type="float" office:value="0.154997647279936" calcext:value-type="float">
            <text:p>0.1549976473</text:p>
          </table:table-cell>
          <table:table-cell office:value-type="float" office:value="0.155000116413648" calcext:value-type="float">
            <text:p>0.1550001164</text:p>
          </table:table-cell>
          <table:table-cell office:value-type="float" office:value="0.155000843721877" calcext:value-type="float">
            <text:p>0.1550008437</text:p>
          </table:table-cell>
          <table:table-cell office:value-type="float" office:value="0.155000767068742" calcext:value-type="float">
            <text:p>0.155000767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9651810383" calcext:value-type="float">
            <text:p>0.1499965181</text:p>
          </table:table-cell>
          <table:table-cell office:value-type="float" office:value="0.149989667555271" calcext:value-type="float">
            <text:p>0.1499896676</text:p>
          </table:table-cell>
          <table:table-cell office:value-type="float" office:value="0.149985704130837" calcext:value-type="float">
            <text:p>0.1499857041</text:p>
          </table:table-cell>
          <table:table-cell office:value-type="float" office:value="0.149999978536524" calcext:value-type="float">
            <text:p>0.1499999785</text:p>
          </table:table-cell>
          <table:table-cell office:value-type="float" office:value="0.150002155762754" calcext:value-type="float">
            <text:p>0.1500021558</text:p>
          </table:table-cell>
          <table:table-cell office:value-type="float" office:value="0.149998020262951" calcext:value-type="float">
            <text:p>0.1499980203</text:p>
          </table:table-cell>
          <table:table-cell office:value-type="float" office:value="0.149999722165127" calcext:value-type="float">
            <text:p>0.1499997222</text:p>
          </table:table-cell>
          <table:table-cell office:value-type="float" office:value="0.149991980244475" calcext:value-type="float">
            <text:p>0.1499919802</text:p>
          </table:table-cell>
          <table:table-cell office:value-type="float" office:value="0.14999688082633" calcext:value-type="float">
            <text:p>0.1499968808</text:p>
          </table:table-cell>
          <table:table-cell office:value-type="float" office:value="0.149999282588124" calcext:value-type="float">
            <text:p>0.1499992826</text:p>
          </table:table-cell>
          <table:table-cell office:value-type="float" office:value="0.149999121104845" calcext:value-type="float">
            <text:p>0.1499991211</text:p>
          </table:table-cell>
          <table:table-cell office:value-type="float" office:value="0.149997597650303" calcext:value-type="float">
            <text:p>0.1499975977</text:p>
          </table:table-cell>
          <table:table-cell office:value-type="float" office:value="0.149999441556349" calcext:value-type="float">
            <text:p>0.1499994416</text:p>
          </table:table-cell>
          <table:table-cell office:value-type="float" office:value="0.150000004394054" calcext:value-type="float">
            <text:p>0.1500000044</text:p>
          </table:table-cell>
          <table:table-cell office:value-type="float" office:value="0.149979533510613" calcext:value-type="float">
            <text:p>0.1499795335</text:p>
          </table:table-cell>
          <table:table-cell office:value-type="float" office:value="0.149997961918295" calcext:value-type="float">
            <text:p>0.1499979619</text:p>
          </table:table-cell>
          <table:table-cell office:value-type="float" office:value="0.149997303637848" calcext:value-type="float">
            <text:p>0.1499973036</text:p>
          </table:table-cell>
          <table:table-cell office:value-type="float" office:value="0.149996457717861" calcext:value-type="float">
            <text:p>0.1499964577</text:p>
          </table:table-cell>
          <table:table-cell office:value-type="float" office:value="0.149994870544559" calcext:value-type="float">
            <text:p>0.1499948705</text:p>
          </table:table-cell>
          <table:table-cell office:value-type="float" office:value="0.149991852634453" calcext:value-type="float">
            <text:p>0.1499918526</text:p>
          </table:table-cell>
          <table:table-cell office:value-type="float" office:value="0.149999753119815" calcext:value-type="float">
            <text:p>0.1499997531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144999025339489" calcext:value-type="float">
            <text:p>0.1449990253</text:p>
          </table:table-cell>
          <table:table-cell office:value-type="float" office:value="0.14498877145398" calcext:value-type="float">
            <text:p>0.1449887715</text:p>
          </table:table-cell>
          <table:table-cell office:value-type="float" office:value="0.145000343789985" calcext:value-type="float">
            <text:p>0.1450003438</text:p>
          </table:table-cell>
          <table:table-cell office:value-type="float" office:value="0.144981851929908" calcext:value-type="float">
            <text:p>0.1449818519</text:p>
          </table:table-cell>
          <table:table-cell office:value-type="float" office:value="0.144998801071461" calcext:value-type="float">
            <text:p>0.1449988011</text:p>
          </table:table-cell>
          <table:table-cell office:value-type="float" office:value="0.145002375341209" calcext:value-type="float">
            <text:p>0.1450023753</text:p>
          </table:table-cell>
          <table:table-cell office:value-type="float" office:value="0.144999850123903" calcext:value-type="float">
            <text:p>0.1449998501</text:p>
          </table:table-cell>
          <table:table-cell office:value-type="float" office:value="0.144999384986285" calcext:value-type="float">
            <text:p>0.144999385</text:p>
          </table:table-cell>
          <table:table-cell office:value-type="float" office:value="0.144999130521189" calcext:value-type="float">
            <text:p>0.1449991305</text:p>
          </table:table-cell>
          <table:table-cell office:value-type="float" office:value="0.144997447970316" calcext:value-type="float">
            <text:p>0.144997448</text:p>
          </table:table-cell>
          <table:table-cell office:value-type="float" office:value="0.144998153719127" calcext:value-type="float">
            <text:p>0.1449981537</text:p>
          </table:table-cell>
          <table:table-cell office:value-type="float" office:value="0.14499864366921" calcext:value-type="float">
            <text:p>0.1449986437</text:p>
          </table:table-cell>
          <table:table-cell office:value-type="float" office:value="0.145001582983588" calcext:value-type="float">
            <text:p>0.145001583</text:p>
          </table:table-cell>
          <table:table-cell office:value-type="float" office:value="0.144999786609677" calcext:value-type="float">
            <text:p>0.1449997866</text:p>
          </table:table-cell>
          <table:table-cell office:value-type="float" office:value="0.144999255251261" calcext:value-type="float">
            <text:p>0.1449992553</text:p>
          </table:table-cell>
          <table:table-cell office:value-type="float" office:value="0.144993313596946" calcext:value-type="float">
            <text:p>0.1449933136</text:p>
          </table:table-cell>
          <table:table-cell office:value-type="float" office:value="0.145000766198075" calcext:value-type="float">
            <text:p>0.1450007662</text:p>
          </table:table-cell>
          <table:table-cell office:value-type="float" office:value="0.145001252967782" calcext:value-type="float">
            <text:p>0.145001253</text:p>
          </table:table-cell>
          <table:table-cell office:value-type="float" office:value="0.144999646659256" calcext:value-type="float">
            <text:p>0.1449996467</text:p>
          </table:table-cell>
          <table:table-cell office:value-type="float" office:value="0.144999114718908" calcext:value-type="float">
            <text:p>0.1449991147</text:p>
          </table:table-cell>
          <table:table-cell office:value-type="float" office:value="0.144982472618054" calcext:value-type="float">
            <text:p>0.144982472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39999134935356" calcext:value-type="float">
            <text:p>0.1399991349</text:p>
          </table:table-cell>
          <table:table-cell office:value-type="float" office:value="0.140000122088065" calcext:value-type="float">
            <text:p>0.1400001221</text:p>
          </table:table-cell>
          <table:table-cell office:value-type="float" office:value="0.139980106379314" calcext:value-type="float">
            <text:p>0.1399801064</text:p>
          </table:table-cell>
          <table:table-cell office:value-type="float" office:value="0.139999082148059" calcext:value-type="float">
            <text:p>0.1399990821</text:p>
          </table:table-cell>
          <table:table-cell office:value-type="float" office:value="0.140000567909274" calcext:value-type="float">
            <text:p>0.1400005679</text:p>
          </table:table-cell>
          <table:table-cell office:value-type="float" office:value="0.140000821329298" calcext:value-type="float">
            <text:p>0.1400008213</text:p>
          </table:table-cell>
          <table:table-cell office:value-type="float" office:value="0.140000298309489" calcext:value-type="float">
            <text:p>0.1400002983</text:p>
          </table:table-cell>
          <table:table-cell office:value-type="float" office:value="0.139999809618487" calcext:value-type="float">
            <text:p>0.1399998096</text:p>
          </table:table-cell>
          <table:table-cell office:value-type="float" office:value="0.140003041794268" calcext:value-type="float">
            <text:p>0.1400030418</text:p>
          </table:table-cell>
          <table:table-cell office:value-type="float" office:value="0.139999051896199" calcext:value-type="float">
            <text:p>0.1399990519</text:p>
          </table:table-cell>
          <table:table-cell office:value-type="float" office:value="0.140002172344601" calcext:value-type="float">
            <text:p>0.1400021723</text:p>
          </table:table-cell>
          <table:table-cell office:value-type="float" office:value="0.140000542499542" calcext:value-type="float">
            <text:p>0.1400005425</text:p>
          </table:table-cell>
          <table:table-cell office:value-type="float" office:value="0.140001078095969" calcext:value-type="float">
            <text:p>0.1400010781</text:p>
          </table:table-cell>
          <table:table-cell office:value-type="float" office:value="0.139998075563167" calcext:value-type="float">
            <text:p>0.1399980756</text:p>
          </table:table-cell>
          <table:table-cell office:value-type="float" office:value="0.139999261886753" calcext:value-type="float">
            <text:p>0.1399992619</text:p>
          </table:table-cell>
          <table:table-cell office:value-type="float" office:value="0.139998102177632" calcext:value-type="float">
            <text:p>0.1399981022</text:p>
          </table:table-cell>
          <table:table-cell office:value-type="float" office:value="0.140002912422907" calcext:value-type="float">
            <text:p>0.1400029124</text:p>
          </table:table-cell>
          <table:table-cell office:value-type="float" office:value="0.140000275258576" calcext:value-type="float">
            <text:p>0.1400002753</text:p>
          </table:table-cell>
          <table:table-cell office:value-type="float" office:value="0.139999389713153" calcext:value-type="float">
            <text:p>0.1399993897</text:p>
          </table:table-cell>
          <table:table-cell office:value-type="float" office:value="0.139996816293988" calcext:value-type="float">
            <text:p>0.1399968163</text:p>
          </table:table-cell>
          <table:table-cell office:value-type="float" office:value="0.139999988073296" calcext:value-type="float">
            <text:p>0.1399999881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35001296954869" calcext:value-type="float">
            <text:p>0.135001297</text:p>
          </table:table-cell>
          <table:table-cell office:value-type="float" office:value="0.134998722245532" calcext:value-type="float">
            <text:p>0.1349987222</text:p>
          </table:table-cell>
          <table:table-cell office:value-type="float" office:value="0.135000718559857" calcext:value-type="float">
            <text:p>0.1350007186</text:p>
          </table:table-cell>
          <table:table-cell office:value-type="float" office:value="0.134999815200755" calcext:value-type="float">
            <text:p>0.1349998152</text:p>
          </table:table-cell>
          <table:table-cell office:value-type="float" office:value="0.134999766189939" calcext:value-type="float">
            <text:p>0.1349997662</text:p>
          </table:table-cell>
          <table:table-cell office:value-type="float" office:value="0.134999249496763" calcext:value-type="float">
            <text:p>0.1349992495</text:p>
          </table:table-cell>
          <table:table-cell office:value-type="float" office:value="0.135001450678837" calcext:value-type="float">
            <text:p>0.1350014507</text:p>
          </table:table-cell>
          <table:table-cell office:value-type="float" office:value="0.135001097082011" calcext:value-type="float">
            <text:p>0.1350010971</text:p>
          </table:table-cell>
          <table:table-cell office:value-type="float" office:value="0.13500243474972" calcext:value-type="float">
            <text:p>0.1350024347</text:p>
          </table:table-cell>
          <table:table-cell office:value-type="float" office:value="0.134998188524654" calcext:value-type="float">
            <text:p>0.1349981885</text:p>
          </table:table-cell>
          <table:table-cell office:value-type="float" office:value="0.134999014480103" calcext:value-type="float">
            <text:p>0.1349990145</text:p>
          </table:table-cell>
          <table:table-cell office:value-type="float" office:value="0.135000976684017" calcext:value-type="float">
            <text:p>0.1350009767</text:p>
          </table:table-cell>
          <table:table-cell office:value-type="float" office:value="0.13500037163526" calcext:value-type="float">
            <text:p>0.1350003716</text:p>
          </table:table-cell>
          <table:table-cell office:value-type="float" office:value="0.134999663102682" calcext:value-type="float">
            <text:p>0.1349996631</text:p>
          </table:table-cell>
          <table:table-cell office:value-type="float" office:value="0.135002138706428" calcext:value-type="float">
            <text:p>0.1350021387</text:p>
          </table:table-cell>
          <table:table-cell office:value-type="float" office:value="0.134999216165502" calcext:value-type="float">
            <text:p>0.1349992162</text:p>
          </table:table-cell>
          <table:table-cell office:value-type="float" office:value="0.134997054202328" calcext:value-type="float">
            <text:p>0.1349970542</text:p>
          </table:table-cell>
          <table:table-cell office:value-type="float" office:value="0.134999736430879" calcext:value-type="float">
            <text:p>0.1349997364</text:p>
          </table:table-cell>
          <table:table-cell office:value-type="float" office:value="0.135000415735896" calcext:value-type="float">
            <text:p>0.1350004157</text:p>
          </table:table-cell>
          <table:table-cell office:value-type="float" office:value="0.134998943922113" calcext:value-type="float">
            <text:p>0.1349989439</text:p>
          </table:table-cell>
          <table:table-cell office:value-type="float" office:value="0.134998634590444" calcext:value-type="float">
            <text:p>0.134998634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29997696618897" calcext:value-type="float">
            <text:p>0.1299976966</text:p>
          </table:table-cell>
          <table:table-cell office:value-type="float" office:value="0.13000062818597" calcext:value-type="float">
            <text:p>0.1300006282</text:p>
          </table:table-cell>
          <table:table-cell office:value-type="float" office:value="0.129997354953943" calcext:value-type="float">
            <text:p>0.129997355</text:p>
          </table:table-cell>
          <table:table-cell office:value-type="float" office:value="0.129997841796004" calcext:value-type="float">
            <text:p>0.1299978418</text:p>
          </table:table-cell>
          <table:table-cell office:value-type="float" office:value="0.129999306960526" calcext:value-type="float">
            <text:p>0.129999307</text:p>
          </table:table-cell>
          <table:table-cell office:value-type="float" office:value="0.130002759112211" calcext:value-type="float">
            <text:p>0.1300027591</text:p>
          </table:table-cell>
          <table:table-cell office:value-type="float" office:value="0.130000385554662" calcext:value-type="float">
            <text:p>0.1300003856</text:p>
          </table:table-cell>
          <table:table-cell office:value-type="float" office:value="0.129999258724243" calcext:value-type="float">
            <text:p>0.1299992587</text:p>
          </table:table-cell>
          <table:table-cell office:value-type="float" office:value="0.129998922584371" calcext:value-type="float">
            <text:p>0.1299989226</text:p>
          </table:table-cell>
          <table:table-cell office:value-type="float" office:value="0.129999641539333" calcext:value-type="float">
            <text:p>0.1299996415</text:p>
          </table:table-cell>
          <table:table-cell office:value-type="float" office:value="0.130001815910703" calcext:value-type="float">
            <text:p>0.1300018159</text:p>
          </table:table-cell>
          <table:table-cell office:value-type="float" office:value="0.129997907273537" calcext:value-type="float">
            <text:p>0.1299979073</text:p>
          </table:table-cell>
          <table:table-cell office:value-type="float" office:value="0.129999236914547" calcext:value-type="float">
            <text:p>0.1299992369</text:p>
          </table:table-cell>
          <table:table-cell office:value-type="float" office:value="0.130001541829076" calcext:value-type="float">
            <text:p>0.1300015418</text:p>
          </table:table-cell>
          <table:table-cell office:value-type="float" office:value="0.12999919694253" calcext:value-type="float">
            <text:p>0.1299991969</text:p>
          </table:table-cell>
          <table:table-cell office:value-type="float" office:value="0.129999710966393" calcext:value-type="float">
            <text:p>0.129999711</text:p>
          </table:table-cell>
          <table:table-cell office:value-type="float" office:value="0.129998002521023" calcext:value-type="float">
            <text:p>0.1299980025</text:p>
          </table:table-cell>
          <table:table-cell office:value-type="float" office:value="0.130000339201902" calcext:value-type="float">
            <text:p>0.1300003392</text:p>
          </table:table-cell>
          <table:table-cell office:value-type="float" office:value="0.130001141437899" calcext:value-type="float">
            <text:p>0.1300011414</text:p>
          </table:table-cell>
          <table:table-cell office:value-type="float" office:value="0.129997589343818" calcext:value-type="float">
            <text:p>0.1299975893</text:p>
          </table:table-cell>
          <table:table-cell office:value-type="float" office:value="0.130000488357758" calcext:value-type="float">
            <text:p>0.130000488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5001280620464" calcext:value-type="float">
            <text:p>0.1250012806</text:p>
          </table:table-cell>
          <table:table-cell office:value-type="float" office:value="0.124998931542791" calcext:value-type="float">
            <text:p>0.1249989315</text:p>
          </table:table-cell>
          <table:table-cell office:value-type="float" office:value="0.125001452923239" calcext:value-type="float">
            <text:p>0.1250014529</text:p>
          </table:table-cell>
          <table:table-cell office:value-type="float" office:value="0.124999235331674" calcext:value-type="float">
            <text:p>0.1249992353</text:p>
          </table:table-cell>
          <table:table-cell office:value-type="float" office:value="0.125001192073038" calcext:value-type="float">
            <text:p>0.1250011921</text:p>
          </table:table-cell>
          <table:table-cell office:value-type="float" office:value="0.125000980480456" calcext:value-type="float">
            <text:p>0.1250009805</text:p>
          </table:table-cell>
          <table:table-cell office:value-type="float" office:value="0.124999609519455" calcext:value-type="float">
            <text:p>0.1249996095</text:p>
          </table:table-cell>
          <table:table-cell office:value-type="float" office:value="0.125000229567974" calcext:value-type="float">
            <text:p>0.1250002296</text:p>
          </table:table-cell>
          <table:table-cell office:value-type="float" office:value="0.124998778289202" calcext:value-type="float">
            <text:p>0.1249987783</text:p>
          </table:table-cell>
          <table:table-cell office:value-type="float" office:value="0.124999540960248" calcext:value-type="float">
            <text:p>0.124999541</text:p>
          </table:table-cell>
          <table:table-cell office:value-type="float" office:value="0.124999451175794" calcext:value-type="float">
            <text:p>0.1249994512</text:p>
          </table:table-cell>
          <table:table-cell office:value-type="float" office:value="0.125002031032632" calcext:value-type="float">
            <text:p>0.125002031</text:p>
          </table:table-cell>
          <table:table-cell office:value-type="float" office:value="0.125001273703258" calcext:value-type="float">
            <text:p>0.1250012737</text:p>
          </table:table-cell>
          <table:table-cell office:value-type="float" office:value="0.124998862359682" calcext:value-type="float">
            <text:p>0.1249988624</text:p>
          </table:table-cell>
          <table:table-cell office:value-type="float" office:value="0.12500016480403" calcext:value-type="float">
            <text:p>0.1250001648</text:p>
          </table:table-cell>
          <table:table-cell office:value-type="float" office:value="0.125000183600101" calcext:value-type="float">
            <text:p>0.1250001836</text:p>
          </table:table-cell>
          <table:table-cell office:value-type="float" office:value="0.124999981889146" calcext:value-type="float">
            <text:p>0.1249999819</text:p>
          </table:table-cell>
          <table:table-cell office:value-type="float" office:value="0.125000903667467" calcext:value-type="float">
            <text:p>0.1250009037</text:p>
          </table:table-cell>
          <table:table-cell office:value-type="float" office:value="0.125001067988867" calcext:value-type="float">
            <text:p>0.125001068</text:p>
          </table:table-cell>
          <table:table-cell office:value-type="float" office:value="0.125000063032106" calcext:value-type="float">
            <text:p>0.125000063</text:p>
          </table:table-cell>
          <table:table-cell office:value-type="float" office:value="0.125000284761143" calcext:value-type="float">
            <text:p>0.125000284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19999878928754" calcext:value-type="float">
            <text:p>0.1199998789</text:p>
          </table:table-cell>
          <table:table-cell office:value-type="float" office:value="0.120028197223188" calcext:value-type="float">
            <text:p>0.1200281972</text:p>
          </table:table-cell>
          <table:table-cell office:value-type="float" office:value="0.120000826591765" calcext:value-type="float">
            <text:p>0.1200008266</text:p>
          </table:table-cell>
          <table:table-cell office:value-type="float" office:value="0.120000510300345" calcext:value-type="float">
            <text:p>0.1200005103</text:p>
          </table:table-cell>
          <table:table-cell office:value-type="float" office:value="0.119999901129393" calcext:value-type="float">
            <text:p>0.1199999011</text:p>
          </table:table-cell>
          <table:table-cell office:value-type="float" office:value="0.120000388146326" calcext:value-type="float">
            <text:p>0.1200003881</text:p>
          </table:table-cell>
          <table:table-cell office:value-type="float" office:value="0.119999937582036" calcext:value-type="float">
            <text:p>0.1199999376</text:p>
          </table:table-cell>
          <table:table-cell office:value-type="float" office:value="0.119998181741081" calcext:value-type="float">
            <text:p>0.1199981817</text:p>
          </table:table-cell>
          <table:table-cell office:value-type="float" office:value="0.119999660985081" calcext:value-type="float">
            <text:p>0.119999661</text:p>
          </table:table-cell>
          <table:table-cell office:value-type="float" office:value="0.119998533004158" calcext:value-type="float">
            <text:p>0.119998533</text:p>
          </table:table-cell>
          <table:table-cell office:value-type="float" office:value="0.120000634135373" calcext:value-type="float">
            <text:p>0.1200006341</text:p>
          </table:table-cell>
          <table:table-cell office:value-type="float" office:value="0.119999440103386" calcext:value-type="float">
            <text:p>0.1199994401</text:p>
          </table:table-cell>
          <table:table-cell office:value-type="float" office:value="0.12000203126953" calcext:value-type="float">
            <text:p>0.1200020313</text:p>
          </table:table-cell>
          <table:table-cell office:value-type="float" office:value="0.119998835196776" calcext:value-type="float">
            <text:p>0.1199988352</text:p>
          </table:table-cell>
          <table:table-cell office:value-type="float" office:value="0.119999832203169" calcext:value-type="float">
            <text:p>0.1199998322</text:p>
          </table:table-cell>
          <table:table-cell office:value-type="float" office:value="0.120001693192286" calcext:value-type="float">
            <text:p>0.1200016932</text:p>
          </table:table-cell>
          <table:table-cell office:value-type="float" office:value="0.120000621633515" calcext:value-type="float">
            <text:p>0.1200006216</text:p>
          </table:table-cell>
          <table:table-cell office:value-type="float" office:value="0.120001054528148" calcext:value-type="float">
            <text:p>0.1200010545</text:p>
          </table:table-cell>
          <table:table-cell office:value-type="float" office:value="0.119998843496892" calcext:value-type="float">
            <text:p>0.1199988435</text:p>
          </table:table-cell>
          <table:table-cell office:value-type="float" office:value="0.120000893285466" calcext:value-type="float">
            <text:p>0.1200008933</text:p>
          </table:table-cell>
          <table:table-cell office:value-type="float" office:value="0.120001910548102" calcext:value-type="float">
            <text:p>0.1200019105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15000544309765" calcext:value-type="float">
            <text:p>0.1150005443</text:p>
          </table:table-cell>
          <table:table-cell office:value-type="float" office:value="0.115000344668086" calcext:value-type="float">
            <text:p>0.1150003447</text:p>
          </table:table-cell>
          <table:table-cell office:value-type="float" office:value="0.115000266747544" calcext:value-type="float">
            <text:p>0.1150002667</text:p>
          </table:table-cell>
          <table:table-cell office:value-type="float" office:value="0.11500089912102" calcext:value-type="float">
            <text:p>0.1150008991</text:p>
          </table:table-cell>
          <table:table-cell office:value-type="float" office:value="0.114998823748809" calcext:value-type="float">
            <text:p>0.1149988237</text:p>
          </table:table-cell>
          <table:table-cell office:value-type="float" office:value="0.11499846030353" calcext:value-type="float">
            <text:p>0.1149984603</text:p>
          </table:table-cell>
          <table:table-cell office:value-type="float" office:value="0.115000143883156" calcext:value-type="float">
            <text:p>0.1150001439</text:p>
          </table:table-cell>
          <table:table-cell office:value-type="float" office:value="0.11499915991501" calcext:value-type="float">
            <text:p>0.1149991599</text:p>
          </table:table-cell>
          <table:table-cell office:value-type="float" office:value="0.115000281051057" calcext:value-type="float">
            <text:p>0.1150002811</text:p>
          </table:table-cell>
          <table:table-cell office:value-type="float" office:value="0.115000193587671" calcext:value-type="float">
            <text:p>0.1150001936</text:p>
          </table:table-cell>
          <table:table-cell office:value-type="float" office:value="0.114999266620232" calcext:value-type="float">
            <text:p>0.1149992666</text:p>
          </table:table-cell>
          <table:table-cell office:value-type="float" office:value="0.115000353014297" calcext:value-type="float">
            <text:p>0.115000353</text:p>
          </table:table-cell>
          <table:table-cell office:value-type="float" office:value="0.115000484385916" calcext:value-type="float">
            <text:p>0.1150004844</text:p>
          </table:table-cell>
          <table:table-cell office:value-type="float" office:value="0.11500035051543" calcext:value-type="float">
            <text:p>0.1150003505</text:p>
          </table:table-cell>
          <table:table-cell office:value-type="float" office:value="0.115001926591809" calcext:value-type="float">
            <text:p>0.1150019266</text:p>
          </table:table-cell>
          <table:table-cell office:value-type="float" office:value="0.114998456669328" calcext:value-type="float">
            <text:p>0.1149984567</text:p>
          </table:table-cell>
          <table:table-cell office:value-type="float" office:value="0.115001066151689" calcext:value-type="float">
            <text:p>0.1150010662</text:p>
          </table:table-cell>
          <table:table-cell office:value-type="float" office:value="0.115000554748028" calcext:value-type="float">
            <text:p>0.1150005547</text:p>
          </table:table-cell>
          <table:table-cell office:value-type="float" office:value="0.115001912082027" calcext:value-type="float">
            <text:p>0.1150019121</text:p>
          </table:table-cell>
          <table:table-cell office:value-type="float" office:value="0.114999514919359" calcext:value-type="float">
            <text:p>0.1149995149</text:p>
          </table:table-cell>
          <table:table-cell office:value-type="float" office:value="0.114999237721082" calcext:value-type="float">
            <text:p>0.1149992377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10000604679413" calcext:value-type="float">
            <text:p>0.1100006047</text:p>
          </table:table-cell>
          <table:table-cell office:value-type="float" office:value="0.110000852272869" calcext:value-type="float">
            <text:p>0.1100008523</text:p>
          </table:table-cell>
          <table:table-cell office:value-type="float" office:value="0.110008574199455" calcext:value-type="float">
            <text:p>0.1100085742</text:p>
          </table:table-cell>
          <table:table-cell office:value-type="float" office:value="0.11001724021786" calcext:value-type="float">
            <text:p>0.1100172402</text:p>
          </table:table-cell>
          <table:table-cell office:value-type="float" office:value="0.110031916395987" calcext:value-type="float">
            <text:p>0.1100319164</text:p>
          </table:table-cell>
          <table:table-cell office:value-type="float" office:value="0.109999923733355" calcext:value-type="float">
            <text:p>0.1099999237</text:p>
          </table:table-cell>
          <table:table-cell office:value-type="float" office:value="0.110000321398602" calcext:value-type="float">
            <text:p>0.1100003214</text:p>
          </table:table-cell>
          <table:table-cell office:value-type="float" office:value="0.110003407743388" calcext:value-type="float">
            <text:p>0.1100034077</text:p>
          </table:table-cell>
          <table:table-cell office:value-type="float" office:value="0.110000244462385" calcext:value-type="float">
            <text:p>0.1100002445</text:p>
          </table:table-cell>
          <table:table-cell office:value-type="float" office:value="0.110000533143169" calcext:value-type="float">
            <text:p>0.1100005331</text:p>
          </table:table-cell>
          <table:table-cell office:value-type="float" office:value="0.109999115306518" calcext:value-type="float">
            <text:p>0.1099991153</text:p>
          </table:table-cell>
          <table:table-cell office:value-type="float" office:value="0.110001590409933" calcext:value-type="float">
            <text:p>0.1100015904</text:p>
          </table:table-cell>
          <table:table-cell office:value-type="float" office:value="0.109997696440017" calcext:value-type="float">
            <text:p>0.1099976964</text:p>
          </table:table-cell>
          <table:table-cell office:value-type="float" office:value="0.110041316325084" calcext:value-type="float">
            <text:p>0.1100413163</text:p>
          </table:table-cell>
          <table:table-cell office:value-type="float" office:value="0.109999935723087" calcext:value-type="float">
            <text:p>0.1099999357</text:p>
          </table:table-cell>
          <table:table-cell office:value-type="float" office:value="0.110000585155478" calcext:value-type="float">
            <text:p>0.1100005852</text:p>
          </table:table-cell>
          <table:table-cell office:value-type="float" office:value="0.110001025950186" calcext:value-type="float">
            <text:p>0.110001026</text:p>
          </table:table-cell>
          <table:table-cell office:value-type="float" office:value="0.109999316592827" calcext:value-type="float">
            <text:p>0.1099993166</text:p>
          </table:table-cell>
          <table:table-cell office:value-type="float" office:value="0.110001591364941" calcext:value-type="float">
            <text:p>0.1100015914</text:p>
          </table:table-cell>
          <table:table-cell office:value-type="float" office:value="0.110000575325865" calcext:value-type="float">
            <text:p>0.1100005753</text:p>
          </table:table-cell>
          <table:table-cell office:value-type="float" office:value="0.110000130882545" calcext:value-type="float">
            <text:p>0.1100001309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05000278568775" calcext:value-type="float">
            <text:p>0.1050002786</text:p>
          </table:table-cell>
          <table:table-cell office:value-type="float" office:value="0.104998962587204" calcext:value-type="float">
            <text:p>0.1049989626</text:p>
          </table:table-cell>
          <table:table-cell office:value-type="float" office:value="0.105000463802664" calcext:value-type="float">
            <text:p>0.1050004638</text:p>
          </table:table-cell>
          <table:table-cell office:value-type="float" office:value="0.10504322962936" calcext:value-type="float">
            <text:p>0.1050432296</text:p>
          </table:table-cell>
          <table:table-cell office:value-type="float" office:value="0.105010408940517" calcext:value-type="float">
            <text:p>0.1050104089</text:p>
          </table:table-cell>
          <table:table-cell office:value-type="float" office:value="0.105015596028038" calcext:value-type="float">
            <text:p>0.105015596</text:p>
          </table:table-cell>
          <table:table-cell office:value-type="float" office:value="0.104999990854409" calcext:value-type="float">
            <text:p>0.1049999909</text:p>
          </table:table-cell>
          <table:table-cell office:value-type="float" office:value="0.104999639725959" calcext:value-type="float">
            <text:p>0.1049996397</text:p>
          </table:table-cell>
          <table:table-cell office:value-type="float" office:value="0.10504463708962" calcext:value-type="float">
            <text:p>0.1050446371</text:p>
          </table:table-cell>
          <table:table-cell office:value-type="float" office:value="0.104999567230913" calcext:value-type="float">
            <text:p>0.1049995672</text:p>
          </table:table-cell>
          <table:table-cell office:value-type="float" office:value="0.105000735767033" calcext:value-type="float">
            <text:p>0.1050007358</text:p>
          </table:table-cell>
          <table:table-cell office:value-type="float" office:value="0.10500007750171" calcext:value-type="float">
            <text:p>0.1050000775</text:p>
          </table:table-cell>
          <table:table-cell office:value-type="float" office:value="0.10500071353169" calcext:value-type="float">
            <text:p>0.1050007135</text:p>
          </table:table-cell>
          <table:table-cell office:value-type="float" office:value="0.105039843400554" calcext:value-type="float">
            <text:p>0.1050398434</text:p>
          </table:table-cell>
          <table:table-cell office:value-type="float" office:value="0.105006792897884" calcext:value-type="float">
            <text:p>0.1050067929</text:p>
          </table:table-cell>
          <table:table-cell office:value-type="float" office:value="0.105024226570905" calcext:value-type="float">
            <text:p>0.1050242266</text:p>
          </table:table-cell>
          <table:table-cell office:value-type="float" office:value="0.104999494038994" calcext:value-type="float">
            <text:p>0.104999494</text:p>
          </table:table-cell>
          <table:table-cell office:value-type="float" office:value="0.104998681609417" calcext:value-type="float">
            <text:p>0.1049986816</text:p>
          </table:table-cell>
          <table:table-cell office:value-type="float" office:value="0.105068995232233" calcext:value-type="float">
            <text:p>0.1050689952</text:p>
          </table:table-cell>
          <table:table-cell office:value-type="float" office:value="0.105001984961227" calcext:value-type="float">
            <text:p>0.105001985</text:p>
          </table:table-cell>
          <table:table-cell office:value-type="float" office:value="0.104999592918967" calcext:value-type="float">
            <text:p>0.104999592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0018798235142" calcext:value-type="float">
            <text:p>0.1000187982</text:p>
          </table:table-cell>
          <table:table-cell office:value-type="float" office:value="0.0999997320839954" calcext:value-type="float">
            <text:p>0.0999997321</text:p>
          </table:table-cell>
          <table:table-cell office:value-type="float" office:value="0.100094527179748" calcext:value-type="float">
            <text:p>0.1000945272</text:p>
          </table:table-cell>
          <table:table-cell office:value-type="float" office:value="0.10004834119759" calcext:value-type="float">
            <text:p>0.1000483412</text:p>
          </table:table-cell>
          <table:table-cell office:value-type="float" office:value="0.0999996469507065" calcext:value-type="float">
            <text:p>0.099999647</text:p>
          </table:table-cell>
          <table:table-cell office:value-type="float" office:value="0.100059579114434" calcext:value-type="float">
            <text:p>0.1000595791</text:p>
          </table:table-cell>
          <table:table-cell office:value-type="float" office:value="0.100002077104909" calcext:value-type="float">
            <text:p>0.1000020771</text:p>
          </table:table-cell>
          <table:table-cell office:value-type="float" office:value="0.100040524705838" calcext:value-type="float">
            <text:p>0.1000405247</text:p>
          </table:table-cell>
          <table:table-cell office:value-type="float" office:value="0.100069429295606" calcext:value-type="float">
            <text:p>0.1000694293</text:p>
          </table:table-cell>
          <table:table-cell office:value-type="float" office:value="0.0999983773703337" calcext:value-type="float">
            <text:p>0.0999983774</text:p>
          </table:table-cell>
          <table:table-cell office:value-type="float" office:value="0.100048250154741" calcext:value-type="float">
            <text:p>0.1000482502</text:p>
          </table:table-cell>
          <table:table-cell office:value-type="float" office:value="0.100000416506824" calcext:value-type="float">
            <text:p>0.1000004165</text:p>
          </table:table-cell>
          <table:table-cell office:value-type="float" office:value="0.100014148683884" calcext:value-type="float">
            <text:p>0.1000141487</text:p>
          </table:table-cell>
          <table:table-cell office:value-type="float" office:value="0.0999999156418758" calcext:value-type="float">
            <text:p>0.0999999156</text:p>
          </table:table-cell>
          <table:table-cell office:value-type="float" office:value="0.100000983399498" calcext:value-type="float">
            <text:p>0.1000009834</text:p>
          </table:table-cell>
          <table:table-cell office:value-type="float" office:value="0.100040806338687" calcext:value-type="float">
            <text:p>0.1000408063</text:p>
          </table:table-cell>
          <table:table-cell office:value-type="float" office:value="0.100030302877889" calcext:value-type="float">
            <text:p>0.1000303029</text:p>
          </table:table-cell>
          <table:table-cell office:value-type="float" office:value="0.100000114734968" calcext:value-type="float">
            <text:p>0.1000001147</text:p>
          </table:table-cell>
          <table:table-cell office:value-type="float" office:value="0.100081809060601" calcext:value-type="float">
            <text:p>0.1000818091</text:p>
          </table:table-cell>
          <table:table-cell office:value-type="float" office:value="0.100025024169469" calcext:value-type="float">
            <text:p>0.1000250242</text:p>
          </table:table-cell>
          <table:table-cell office:value-type="float" office:value="0.100110919004848" calcext:value-type="float">
            <text:p>0.100110919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951117886222787" calcext:value-type="float">
            <text:p>0.0951117886</text:p>
          </table:table-cell>
          <table:table-cell office:value-type="float" office:value="0.0951779498904649" calcext:value-type="float">
            <text:p>0.0951779499</text:p>
          </table:table-cell>
          <table:table-cell office:value-type="float" office:value="0.0950692561370743" calcext:value-type="float">
            <text:p>0.0950692561</text:p>
          </table:table-cell>
          <table:table-cell office:value-type="float" office:value="0.0950506686783844" calcext:value-type="float">
            <text:p>0.0950506687</text:p>
          </table:table-cell>
          <table:table-cell office:value-type="float" office:value="0.095056985817361" calcext:value-type="float">
            <text:p>0.0950569858</text:p>
          </table:table-cell>
          <table:table-cell office:value-type="float" office:value="0.0950551984868866" calcext:value-type="float">
            <text:p>0.0950551985</text:p>
          </table:table-cell>
          <table:table-cell office:value-type="float" office:value="0.0950964528701332" calcext:value-type="float">
            <text:p>0.0950964529</text:p>
          </table:table-cell>
          <table:table-cell office:value-type="float" office:value="0.0950004287710845" calcext:value-type="float">
            <text:p>0.0950004288</text:p>
          </table:table-cell>
          <table:table-cell office:value-type="float" office:value="0.0950253931821192" calcext:value-type="float">
            <text:p>0.0950253932</text:p>
          </table:table-cell>
          <table:table-cell office:value-type="float" office:value="0.0950239886526831" calcext:value-type="float">
            <text:p>0.0950239887</text:p>
          </table:table-cell>
          <table:table-cell office:value-type="float" office:value="0.0950240599911674" calcext:value-type="float">
            <text:p>0.09502406</text:p>
          </table:table-cell>
          <table:table-cell office:value-type="float" office:value="0.0951495329585163" calcext:value-type="float">
            <text:p>0.095149533</text:p>
          </table:table-cell>
          <table:table-cell office:value-type="float" office:value="0.0950281587450148" calcext:value-type="float">
            <text:p>0.0950281587</text:p>
          </table:table-cell>
          <table:table-cell office:value-type="float" office:value="0.0950036378068521" calcext:value-type="float">
            <text:p>0.0950036378</text:p>
          </table:table-cell>
          <table:table-cell office:value-type="float" office:value="0.0950718625733695" calcext:value-type="float">
            <text:p>0.0950718626</text:p>
          </table:table-cell>
          <table:table-cell office:value-type="float" office:value="0.09503984476585" calcext:value-type="float">
            <text:p>0.0950398448</text:p>
          </table:table-cell>
          <table:table-cell office:value-type="float" office:value="0.0950416278133041" calcext:value-type="float">
            <text:p>0.0950416278</text:p>
          </table:table-cell>
          <table:table-cell office:value-type="float" office:value="0.0950931580409205" calcext:value-type="float">
            <text:p>0.095093158</text:p>
          </table:table-cell>
          <table:table-cell office:value-type="float" office:value="0.0950787115320219" calcext:value-type="float">
            <text:p>0.0950787115</text:p>
          </table:table-cell>
          <table:table-cell office:value-type="float" office:value="0.0950710656117223" calcext:value-type="float">
            <text:p>0.0950710656</text:p>
          </table:table-cell>
          <table:table-cell office:value-type="float" office:value="0.0950226918315601" calcext:value-type="float">
            <text:p>0.095022691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02206650430918" calcext:value-type="float">
            <text:p>0.090220665</text:p>
          </table:table-cell>
          <table:table-cell office:value-type="float" office:value="0.0901557339556809" calcext:value-type="float">
            <text:p>0.090155734</text:p>
          </table:table-cell>
          <table:table-cell office:value-type="float" office:value="0.0901545060152574" calcext:value-type="float">
            <text:p>0.090154506</text:p>
          </table:table-cell>
          <table:table-cell office:value-type="float" office:value="0.0903739345848427" calcext:value-type="float">
            <text:p>0.0903739346</text:p>
          </table:table-cell>
          <table:table-cell office:value-type="float" office:value="0.0900660958367047" calcext:value-type="float">
            <text:p>0.0900660958</text:p>
          </table:table-cell>
          <table:table-cell office:value-type="float" office:value="0.0901105535439549" calcext:value-type="float">
            <text:p>0.0901105535</text:p>
          </table:table-cell>
          <table:table-cell office:value-type="float" office:value="0.0900648119568644" calcext:value-type="float">
            <text:p>0.090064812</text:p>
          </table:table-cell>
          <table:table-cell office:value-type="float" office:value="0.0901340533681098" calcext:value-type="float">
            <text:p>0.0901340534</text:p>
          </table:table-cell>
          <table:table-cell office:value-type="float" office:value="0.0901652008854829" calcext:value-type="float">
            <text:p>0.0901652009</text:p>
          </table:table-cell>
          <table:table-cell office:value-type="float" office:value="0.0901463368279774" calcext:value-type="float">
            <text:p>0.0901463368</text:p>
          </table:table-cell>
          <table:table-cell office:value-type="float" office:value="0.0901390044324675" calcext:value-type="float">
            <text:p>0.0901390044</text:p>
          </table:table-cell>
          <table:table-cell office:value-type="float" office:value="0.0902396224666542" calcext:value-type="float">
            <text:p>0.0902396225</text:p>
          </table:table-cell>
          <table:table-cell office:value-type="float" office:value="0.0902058028180424" calcext:value-type="float">
            <text:p>0.0902058028</text:p>
          </table:table-cell>
          <table:table-cell office:value-type="float" office:value="0.0900889979571509" calcext:value-type="float">
            <text:p>0.090088998</text:p>
          </table:table-cell>
          <table:table-cell office:value-type="float" office:value="0.0902582206276039" calcext:value-type="float">
            <text:p>0.0902582206</text:p>
          </table:table-cell>
          <table:table-cell office:value-type="float" office:value="0.090370625195883" calcext:value-type="float">
            <text:p>0.0903706252</text:p>
          </table:table-cell>
          <table:table-cell office:value-type="float" office:value="0.0900786277514709" calcext:value-type="float">
            <text:p>0.0900786278</text:p>
          </table:table-cell>
          <table:table-cell office:value-type="float" office:value="0.0901934959284863" calcext:value-type="float">
            <text:p>0.0901934959</text:p>
          </table:table-cell>
          <table:table-cell office:value-type="float" office:value="0.0902188309456608" calcext:value-type="float">
            <text:p>0.0902188309</text:p>
          </table:table-cell>
          <table:table-cell office:value-type="float" office:value="0.0901194401607295" calcext:value-type="float">
            <text:p>0.0901194402</text:p>
          </table:table-cell>
          <table:table-cell office:value-type="float" office:value="0.0903002705256466" calcext:value-type="float">
            <text:p>0.0903002705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853439915634344" calcext:value-type="float">
            <text:p>0.0853439916</text:p>
          </table:table-cell>
          <table:table-cell office:value-type="float" office:value="0.0853268472722696" calcext:value-type="float">
            <text:p>0.0853268473</text:p>
          </table:table-cell>
          <table:table-cell office:value-type="float" office:value="0.0855238436935992" calcext:value-type="float">
            <text:p>0.0855238437</text:p>
          </table:table-cell>
          <table:table-cell office:value-type="float" office:value="0.0851609453020625" calcext:value-type="float">
            <text:p>0.0851609453</text:p>
          </table:table-cell>
          <table:table-cell office:value-type="float" office:value="0.0851845429099201" calcext:value-type="float">
            <text:p>0.0851845429</text:p>
          </table:table-cell>
          <table:table-cell office:value-type="float" office:value="0.0852397432175331" calcext:value-type="float">
            <text:p>0.0852397432</text:p>
          </table:table-cell>
          <table:table-cell office:value-type="float" office:value="0.0851122583924257" calcext:value-type="float">
            <text:p>0.0851122584</text:p>
          </table:table-cell>
          <table:table-cell office:value-type="float" office:value="0.0852634645245859" calcext:value-type="float">
            <text:p>0.0852634645</text:p>
          </table:table-cell>
          <table:table-cell office:value-type="float" office:value="0.0854026609285367" calcext:value-type="float">
            <text:p>0.0854026609</text:p>
          </table:table-cell>
          <table:table-cell office:value-type="float" office:value="0.0854461461465064" calcext:value-type="float">
            <text:p>0.0854461461</text:p>
          </table:table-cell>
          <table:table-cell office:value-type="float" office:value="0.0853567052132863" calcext:value-type="float">
            <text:p>0.0853567052</text:p>
          </table:table-cell>
          <table:table-cell office:value-type="float" office:value="0.0853263172981998" calcext:value-type="float">
            <text:p>0.0853263173</text:p>
          </table:table-cell>
          <table:table-cell office:value-type="float" office:value="0.0852450595789107" calcext:value-type="float">
            <text:p>0.0852450596</text:p>
          </table:table-cell>
          <table:table-cell office:value-type="float" office:value="0.0852749532782913" calcext:value-type="float">
            <text:p>0.0852749533</text:p>
          </table:table-cell>
          <table:table-cell office:value-type="float" office:value="0.0856411020184403" calcext:value-type="float">
            <text:p>0.085641102</text:p>
          </table:table-cell>
          <table:table-cell office:value-type="float" office:value="0.0855407706557223" calcext:value-type="float">
            <text:p>0.0855407707</text:p>
          </table:table-cell>
          <table:table-cell office:value-type="float" office:value="0.0851946631425159" calcext:value-type="float">
            <text:p>0.0851946631</text:p>
          </table:table-cell>
          <table:table-cell office:value-type="float" office:value="0.0854568038809219" calcext:value-type="float">
            <text:p>0.0854568039</text:p>
          </table:table-cell>
          <table:table-cell office:value-type="float" office:value="0.0852377600671694" calcext:value-type="float">
            <text:p>0.0852377601</text:p>
          </table:table-cell>
          <table:table-cell office:value-type="float" office:value="0.0851451008232104" calcext:value-type="float">
            <text:p>0.0851451008</text:p>
          </table:table-cell>
          <table:table-cell office:value-type="float" office:value="0.0852445004828648" calcext:value-type="float">
            <text:p>0.085244500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805449287717682" calcext:value-type="float">
            <text:p>0.0805449288</text:p>
          </table:table-cell>
          <table:table-cell office:value-type="float" office:value="0.0803764083844921" calcext:value-type="float">
            <text:p>0.0803764084</text:p>
          </table:table-cell>
          <table:table-cell office:value-type="float" office:value="0.0804929494402563" calcext:value-type="float">
            <text:p>0.0804929494</text:p>
          </table:table-cell>
          <table:table-cell office:value-type="float" office:value="0.0805827254440954" calcext:value-type="float">
            <text:p>0.0805827254</text:p>
          </table:table-cell>
          <table:table-cell office:value-type="float" office:value="0.0802684550087078" calcext:value-type="float">
            <text:p>0.080268455</text:p>
          </table:table-cell>
          <table:table-cell office:value-type="float" office:value="0.0804916535469847" calcext:value-type="float">
            <text:p>0.0804916535</text:p>
          </table:table-cell>
          <table:table-cell office:value-type="float" office:value="0.0805170635495717" calcext:value-type="float">
            <text:p>0.0805170635</text:p>
          </table:table-cell>
          <table:table-cell office:value-type="float" office:value="0.0805351151592729" calcext:value-type="float">
            <text:p>0.0805351152</text:p>
          </table:table-cell>
          <table:table-cell office:value-type="float" office:value="0.080298349082954" calcext:value-type="float">
            <text:p>0.0802983491</text:p>
          </table:table-cell>
          <table:table-cell office:value-type="float" office:value="0.0804926029971674" calcext:value-type="float">
            <text:p>0.080492603</text:p>
          </table:table-cell>
          <table:table-cell office:value-type="float" office:value="0.0805460457956468" calcext:value-type="float">
            <text:p>0.0805460458</text:p>
          </table:table-cell>
          <table:table-cell office:value-type="float" office:value="0.0804550772304841" calcext:value-type="float">
            <text:p>0.0804550772</text:p>
          </table:table-cell>
          <table:table-cell office:value-type="float" office:value="0.0804185239996066" calcext:value-type="float">
            <text:p>0.080418524</text:p>
          </table:table-cell>
          <table:table-cell office:value-type="float" office:value="0.080517316358671" calcext:value-type="float">
            <text:p>0.0805173164</text:p>
          </table:table-cell>
          <table:table-cell office:value-type="float" office:value="0.0803575899616886" calcext:value-type="float">
            <text:p>0.08035759</text:p>
          </table:table-cell>
          <table:table-cell office:value-type="float" office:value="0.0803070697223794" calcext:value-type="float">
            <text:p>0.0803070697</text:p>
          </table:table-cell>
          <table:table-cell office:value-type="float" office:value="0.080603142977652" calcext:value-type="float">
            <text:p>0.080603143</text:p>
          </table:table-cell>
          <table:table-cell office:value-type="float" office:value="0.0806074561084369" calcext:value-type="float">
            <text:p>0.0806074561</text:p>
          </table:table-cell>
          <table:table-cell office:value-type="float" office:value="0.0807295835600215" calcext:value-type="float">
            <text:p>0.0807295836</text:p>
          </table:table-cell>
          <table:table-cell office:value-type="float" office:value="0.080758566441084" calcext:value-type="float">
            <text:p>0.0807585664</text:p>
          </table:table-cell>
          <table:table-cell office:value-type="float" office:value="0.0803415324770233" calcext:value-type="float">
            <text:p>0.080341532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5829550795901" calcext:value-type="float">
            <text:p>0.0758295508</text:p>
          </table:table-cell>
          <table:table-cell office:value-type="float" office:value="0.076011893219428" calcext:value-type="float">
            <text:p>0.0760118932</text:p>
          </table:table-cell>
          <table:table-cell office:value-type="float" office:value="0.0760022778244596" calcext:value-type="float">
            <text:p>0.0760022778</text:p>
          </table:table-cell>
          <table:table-cell office:value-type="float" office:value="0.0760817071229719" calcext:value-type="float">
            <text:p>0.0760817071</text:p>
          </table:table-cell>
          <table:table-cell office:value-type="float" office:value="0.0753964616687796" calcext:value-type="float">
            <text:p>0.0753964617</text:p>
          </table:table-cell>
          <table:table-cell office:value-type="float" office:value="0.075839188550743" calcext:value-type="float">
            <text:p>0.0758391886</text:p>
          </table:table-cell>
          <table:table-cell office:value-type="float" office:value="0.0758136397039734" calcext:value-type="float">
            <text:p>0.0758136397</text:p>
          </table:table-cell>
          <table:table-cell office:value-type="float" office:value="0.0757271880907216" calcext:value-type="float">
            <text:p>0.0757271881</text:p>
          </table:table-cell>
          <table:table-cell office:value-type="float" office:value="0.0762049128471217" calcext:value-type="float">
            <text:p>0.0762049128</text:p>
          </table:table-cell>
          <table:table-cell office:value-type="float" office:value="0.0757143957548182" calcext:value-type="float">
            <text:p>0.0757143958</text:p>
          </table:table-cell>
          <table:table-cell office:value-type="float" office:value="0.0754163812574365" calcext:value-type="float">
            <text:p>0.0754163813</text:p>
          </table:table-cell>
          <table:table-cell office:value-type="float" office:value="0.0759886873683282" calcext:value-type="float">
            <text:p>0.0759886874</text:p>
          </table:table-cell>
          <table:table-cell office:value-type="float" office:value="0.0756293896615051" calcext:value-type="float">
            <text:p>0.0756293897</text:p>
          </table:table-cell>
          <table:table-cell office:value-type="float" office:value="0.0754795990689733" calcext:value-type="float">
            <text:p>0.0754795991</text:p>
          </table:table-cell>
          <table:table-cell office:value-type="float" office:value="0.0754770900057041" calcext:value-type="float">
            <text:p>0.07547709</text:p>
          </table:table-cell>
          <table:table-cell office:value-type="float" office:value="0.0761556731436648" calcext:value-type="float">
            <text:p>0.0761556731</text:p>
          </table:table-cell>
          <table:table-cell office:value-type="float" office:value="0.0756697235862086" calcext:value-type="float">
            <text:p>0.0756697236</text:p>
          </table:table-cell>
          <table:table-cell office:value-type="float" office:value="0.0755355492871054" calcext:value-type="float">
            <text:p>0.0755355493</text:p>
          </table:table-cell>
          <table:table-cell office:value-type="float" office:value="0.0755553668242839" calcext:value-type="float">
            <text:p>0.0755553668</text:p>
          </table:table-cell>
          <table:table-cell office:value-type="float" office:value="0.0760073352714241" calcext:value-type="float">
            <text:p>0.0760073353</text:p>
          </table:table-cell>
          <table:table-cell office:value-type="float" office:value="0.0759484922306891" calcext:value-type="float">
            <text:p>0.075948492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715124793183916" calcext:value-type="float">
            <text:p>0.0715124793</text:p>
          </table:table-cell>
          <table:table-cell office:value-type="float" office:value="0.0709491700905674" calcext:value-type="float">
            <text:p>0.0709491701</text:p>
          </table:table-cell>
          <table:table-cell office:value-type="float" office:value="0.0711579630617858" calcext:value-type="float">
            <text:p>0.0711579631</text:p>
          </table:table-cell>
          <table:table-cell office:value-type="float" office:value="0.0713525922195146" calcext:value-type="float">
            <text:p>0.0713525922</text:p>
          </table:table-cell>
          <table:table-cell office:value-type="float" office:value="0.0713295253474476" calcext:value-type="float">
            <text:p>0.0713295253</text:p>
          </table:table-cell>
          <table:table-cell office:value-type="float" office:value="0.0708484977748168" calcext:value-type="float">
            <text:p>0.0708484978</text:p>
          </table:table-cell>
          <table:table-cell office:value-type="float" office:value="0.070914247302522" calcext:value-type="float">
            <text:p>0.0709142473</text:p>
          </table:table-cell>
          <table:table-cell office:value-type="float" office:value="0.0712871527378061" calcext:value-type="float">
            <text:p>0.0712871527</text:p>
          </table:table-cell>
          <table:table-cell office:value-type="float" office:value="0.0712356157459086" calcext:value-type="float">
            <text:p>0.0712356157</text:p>
          </table:table-cell>
          <table:table-cell office:value-type="float" office:value="0.0714456109750096" calcext:value-type="float">
            <text:p>0.071445611</text:p>
          </table:table-cell>
          <table:table-cell office:value-type="float" office:value="0.0708289561454115" calcext:value-type="float">
            <text:p>0.0708289561</text:p>
          </table:table-cell>
          <table:table-cell office:value-type="float" office:value="0.0710381347412579" calcext:value-type="float">
            <text:p>0.0710381347</text:p>
          </table:table-cell>
          <table:table-cell office:value-type="float" office:value="0.0709580718826467" calcext:value-type="float">
            <text:p>0.0709580719</text:p>
          </table:table-cell>
          <table:table-cell office:value-type="float" office:value="0.0713020030922892" calcext:value-type="float">
            <text:p>0.0713020031</text:p>
          </table:table-cell>
          <table:table-cell office:value-type="float" office:value="0.0713947637393012" calcext:value-type="float">
            <text:p>0.0713947637</text:p>
          </table:table-cell>
          <table:table-cell office:value-type="float" office:value="0.0706469230867185" calcext:value-type="float">
            <text:p>0.0706469231</text:p>
          </table:table-cell>
          <table:table-cell office:value-type="float" office:value="0.0715119183542663" calcext:value-type="float">
            <text:p>0.0715119184</text:p>
          </table:table-cell>
          <table:table-cell office:value-type="float" office:value="0.0707866510961984" calcext:value-type="float">
            <text:p>0.0707866511</text:p>
          </table:table-cell>
          <table:table-cell office:value-type="float" office:value="0.0709291453498176" calcext:value-type="float">
            <text:p>0.0709291453</text:p>
          </table:table-cell>
          <table:table-cell office:value-type="float" office:value="0.0712822254841632" calcext:value-type="float">
            <text:p>0.0712822255</text:p>
          </table:table-cell>
          <table:table-cell office:value-type="float" office:value="0.07122476581227" calcext:value-type="float">
            <text:p>0.0712247658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664158715622798" calcext:value-type="float">
            <text:p>0.0664158716</text:p>
          </table:table-cell>
          <table:table-cell office:value-type="float" office:value="0.0665147971173029" calcext:value-type="float">
            <text:p>0.0665147971</text:p>
          </table:table-cell>
          <table:table-cell office:value-type="float" office:value="0.0667653684651887" calcext:value-type="float">
            <text:p>0.0667653685</text:p>
          </table:table-cell>
          <table:table-cell office:value-type="float" office:value="0.0669168229024343" calcext:value-type="float">
            <text:p>0.0669168229</text:p>
          </table:table-cell>
          <table:table-cell office:value-type="float" office:value="0.0668475490143342" calcext:value-type="float">
            <text:p>0.066847549</text:p>
          </table:table-cell>
          <table:table-cell office:value-type="float" office:value="0.0667717535546773" calcext:value-type="float">
            <text:p>0.0667717536</text:p>
          </table:table-cell>
          <table:table-cell office:value-type="float" office:value="0.0665652943991255" calcext:value-type="float">
            <text:p>0.0665652944</text:p>
          </table:table-cell>
          <table:table-cell office:value-type="float" office:value="0.0669921305604967" calcext:value-type="float">
            <text:p>0.0669921306</text:p>
          </table:table-cell>
          <table:table-cell office:value-type="float" office:value="0.0674763825383683" calcext:value-type="float">
            <text:p>0.0674763825</text:p>
          </table:table-cell>
          <table:table-cell office:value-type="float" office:value="0.0665262770306356" calcext:value-type="float">
            <text:p>0.066526277</text:p>
          </table:table-cell>
          <table:table-cell office:value-type="float" office:value="0.0668658808352655" calcext:value-type="float">
            <text:p>0.0668658808</text:p>
          </table:table-cell>
          <table:table-cell office:value-type="float" office:value="0.0663295527364595" calcext:value-type="float">
            <text:p>0.0663295527</text:p>
          </table:table-cell>
          <table:table-cell office:value-type="float" office:value="0.066979110270665" calcext:value-type="float">
            <text:p>0.0669791103</text:p>
          </table:table-cell>
          <table:table-cell office:value-type="float" office:value="0.067028263775014" calcext:value-type="float">
            <text:p>0.0670282638</text:p>
          </table:table-cell>
          <table:table-cell office:value-type="float" office:value="0.0668173300797466" calcext:value-type="float">
            <text:p>0.0668173301</text:p>
          </table:table-cell>
          <table:table-cell office:value-type="float" office:value="0.067284535122362" calcext:value-type="float">
            <text:p>0.0672845351</text:p>
          </table:table-cell>
          <table:table-cell office:value-type="float" office:value="0.0667695480983454" calcext:value-type="float">
            <text:p>0.0667695481</text:p>
          </table:table-cell>
          <table:table-cell office:value-type="float" office:value="0.0665512689051376" calcext:value-type="float">
            <text:p>0.0665512689</text:p>
          </table:table-cell>
          <table:table-cell office:value-type="float" office:value="0.0662271524104504" calcext:value-type="float">
            <text:p>0.0662271524</text:p>
          </table:table-cell>
          <table:table-cell office:value-type="float" office:value="0.0666185470410537" calcext:value-type="float">
            <text:p>0.066618547</text:p>
          </table:table-cell>
          <table:table-cell office:value-type="float" office:value="0.0665323920695823" calcext:value-type="float">
            <text:p>0.066532392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631349272539037" calcext:value-type="float">
            <text:p>0.0631349273</text:p>
          </table:table-cell>
          <table:table-cell office:value-type="float" office:value="0.0627164191481443" calcext:value-type="float">
            <text:p>0.0627164191</text:p>
          </table:table-cell>
          <table:table-cell office:value-type="float" office:value="0.0627193998972957" calcext:value-type="float">
            <text:p>0.0627193999</text:p>
          </table:table-cell>
          <table:table-cell office:value-type="float" office:value="0.0627451601238988" calcext:value-type="float">
            <text:p>0.0627451601</text:p>
          </table:table-cell>
          <table:table-cell office:value-type="float" office:value="0.0632240379597091" calcext:value-type="float">
            <text:p>0.063224038</text:p>
          </table:table-cell>
          <table:table-cell office:value-type="float" office:value="0.0622936397830694" calcext:value-type="float">
            <text:p>0.0622936398</text:p>
          </table:table-cell>
          <table:table-cell office:value-type="float" office:value="0.0626868302323676" calcext:value-type="float">
            <text:p>0.0626868302</text:p>
          </table:table-cell>
          <table:table-cell office:value-type="float" office:value="0.0621500992497706" calcext:value-type="float">
            <text:p>0.0621500992</text:p>
          </table:table-cell>
          <table:table-cell office:value-type="float" office:value="0.0622649786217712" calcext:value-type="float">
            <text:p>0.0622649786</text:p>
          </table:table-cell>
          <table:table-cell office:value-type="float" office:value="0.063006474622006" calcext:value-type="float">
            <text:p>0.0630064746</text:p>
          </table:table-cell>
          <table:table-cell office:value-type="float" office:value="0.0630530856376706" calcext:value-type="float">
            <text:p>0.0630530856</text:p>
          </table:table-cell>
          <table:table-cell office:value-type="float" office:value="0.061982997785978" calcext:value-type="float">
            <text:p>0.0619829978</text:p>
          </table:table-cell>
          <table:table-cell office:value-type="float" office:value="0.0632443705087567" calcext:value-type="float">
            <text:p>0.0632443705</text:p>
          </table:table-cell>
          <table:table-cell office:value-type="float" office:value="0.0624025954965244" calcext:value-type="float">
            <text:p>0.0624025955</text:p>
          </table:table-cell>
          <table:table-cell office:value-type="float" office:value="0.0626015734169741" calcext:value-type="float">
            <text:p>0.0626015734</text:p>
          </table:table-cell>
          <table:table-cell office:value-type="float" office:value="0.0620046187536018" calcext:value-type="float">
            <text:p>0.0620046188</text:p>
          </table:table-cell>
          <table:table-cell office:value-type="float" office:value="0.0627661667510422" calcext:value-type="float">
            <text:p>0.0627661668</text:p>
          </table:table-cell>
          <table:table-cell office:value-type="float" office:value="0.0622589717458374" calcext:value-type="float">
            <text:p>0.0622589717</text:p>
          </table:table-cell>
          <table:table-cell office:value-type="float" office:value="0.0623923588157671" calcext:value-type="float">
            <text:p>0.0623923588</text:p>
          </table:table-cell>
          <table:table-cell office:value-type="float" office:value="0.0623528347773631" calcext:value-type="float">
            <text:p>0.0623528348</text:p>
          </table:table-cell>
          <table:table-cell office:value-type="float" office:value="0.0628945289625767" calcext:value-type="float">
            <text:p>0.062894529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596929532147139" calcext:value-type="float">
            <text:p>0.0596929532</text:p>
          </table:table-cell>
          <table:table-cell office:value-type="float" office:value="0.0595025792965985" calcext:value-type="float">
            <text:p>0.0595025793</text:p>
          </table:table-cell>
          <table:table-cell office:value-type="float" office:value="0.0592526791009626" calcext:value-type="float">
            <text:p>0.0592526791</text:p>
          </table:table-cell>
          <table:table-cell office:value-type="float" office:value="0.0592718746233196" calcext:value-type="float">
            <text:p>0.0592718746</text:p>
          </table:table-cell>
          <table:table-cell office:value-type="float" office:value="0.0588791979395394" calcext:value-type="float">
            <text:p>0.0588791979</text:p>
          </table:table-cell>
          <table:table-cell office:value-type="float" office:value="0.0586493467100941" calcext:value-type="float">
            <text:p>0.0586493467</text:p>
          </table:table-cell>
          <table:table-cell office:value-type="float" office:value="0.0589408821016599" calcext:value-type="float">
            <text:p>0.0589408821</text:p>
          </table:table-cell>
          <table:table-cell office:value-type="float" office:value="0.0593154622029123" calcext:value-type="float">
            <text:p>0.0593154622</text:p>
          </table:table-cell>
          <table:table-cell office:value-type="float" office:value="0.0589593526775628" calcext:value-type="float">
            <text:p>0.0589593527</text:p>
          </table:table-cell>
          <table:table-cell office:value-type="float" office:value="0.0582839009557166" calcext:value-type="float">
            <text:p>0.058283901</text:p>
          </table:table-cell>
          <table:table-cell office:value-type="float" office:value="0.0585827134450403" calcext:value-type="float">
            <text:p>0.0585827134</text:p>
          </table:table-cell>
          <table:table-cell office:value-type="float" office:value="0.0584889478961765" calcext:value-type="float">
            <text:p>0.0584889479</text:p>
          </table:table-cell>
          <table:table-cell office:value-type="float" office:value="0.0585313396017035" calcext:value-type="float">
            <text:p>0.0585313396</text:p>
          </table:table-cell>
          <table:table-cell office:value-type="float" office:value="0.0591564761261659" calcext:value-type="float">
            <text:p>0.0591564761</text:p>
          </table:table-cell>
          <table:table-cell office:value-type="float" office:value="0.0588881734379156" calcext:value-type="float">
            <text:p>0.0588881734</text:p>
          </table:table-cell>
          <table:table-cell office:value-type="float" office:value="0.0590520394511197" calcext:value-type="float">
            <text:p>0.0590520395</text:p>
          </table:table-cell>
          <table:table-cell office:value-type="float" office:value="0.0595106852134609" calcext:value-type="float">
            <text:p>0.0595106852</text:p>
          </table:table-cell>
          <table:table-cell office:value-type="float" office:value="0.0590756825180528" calcext:value-type="float">
            <text:p>0.0590756825</text:p>
          </table:table-cell>
          <table:table-cell office:value-type="float" office:value="0.059002698785119" calcext:value-type="float">
            <text:p>0.0590026988</text:p>
          </table:table-cell>
          <table:table-cell office:value-type="float" office:value="0.0583027781205351" calcext:value-type="float">
            <text:p>0.0583027781</text:p>
          </table:table-cell>
          <table:table-cell office:value-type="float" office:value="0.0589002199156329" calcext:value-type="float">
            <text:p>0.05890021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60418900594037" calcext:value-type="float">
            <text:p>0.0560418901</text:p>
          </table:table-cell>
          <table:table-cell office:value-type="float" office:value="0.0558369326954061" calcext:value-type="float">
            <text:p>0.0558369327</text:p>
          </table:table-cell>
          <table:table-cell office:value-type="float" office:value="0.0565929190718949" calcext:value-type="float">
            <text:p>0.0565929191</text:p>
          </table:table-cell>
          <table:table-cell office:value-type="float" office:value="0.0556202019852282" calcext:value-type="float">
            <text:p>0.055620202</text:p>
          </table:table-cell>
          <table:table-cell office:value-type="float" office:value="0.0553038065542664" calcext:value-type="float">
            <text:p>0.0553038066</text:p>
          </table:table-cell>
          <table:table-cell office:value-type="float" office:value="0.0564169114714071" calcext:value-type="float">
            <text:p>0.0564169115</text:p>
          </table:table-cell>
          <table:table-cell office:value-type="float" office:value="0.0566898366928945" calcext:value-type="float">
            <text:p>0.0566898367</text:p>
          </table:table-cell>
          <table:table-cell office:value-type="float" office:value="0.055541237870069" calcext:value-type="float">
            <text:p>0.0555412379</text:p>
          </table:table-cell>
          <table:table-cell office:value-type="float" office:value="0.0559406207301816" calcext:value-type="float">
            <text:p>0.0559406207</text:p>
          </table:table-cell>
          <table:table-cell office:value-type="float" office:value="0.0565903831286041" calcext:value-type="float">
            <text:p>0.0565903831</text:p>
          </table:table-cell>
          <table:table-cell office:value-type="float" office:value="0.0564079218068253" calcext:value-type="float">
            <text:p>0.0564079218</text:p>
          </table:table-cell>
          <table:table-cell office:value-type="float" office:value="0.0557031484992991" calcext:value-type="float">
            <text:p>0.0557031485</text:p>
          </table:table-cell>
          <table:table-cell office:value-type="float" office:value="0.0543061315817846" calcext:value-type="float">
            <text:p>0.0543061316</text:p>
          </table:table-cell>
          <table:table-cell office:value-type="float" office:value="0.0547278912837333" calcext:value-type="float">
            <text:p>0.0547278913</text:p>
          </table:table-cell>
          <table:table-cell office:value-type="float" office:value="0.0561173015494066" calcext:value-type="float">
            <text:p>0.0561173015</text:p>
          </table:table-cell>
          <table:table-cell office:value-type="float" office:value="0.0563536828802784" calcext:value-type="float">
            <text:p>0.0563536829</text:p>
          </table:table-cell>
          <table:table-cell office:value-type="float" office:value="0.0562284970584478" calcext:value-type="float">
            <text:p>0.0562284971</text:p>
          </table:table-cell>
          <table:table-cell office:value-type="float" office:value="0.0556938363555805" calcext:value-type="float">
            <text:p>0.0556938364</text:p>
          </table:table-cell>
          <table:table-cell office:value-type="float" office:value="0.0555886363791688" calcext:value-type="float">
            <text:p>0.0555886364</text:p>
          </table:table-cell>
          <table:table-cell office:value-type="float" office:value="0.0556995974141649" calcext:value-type="float">
            <text:p>0.0556995974</text:p>
          </table:table-cell>
          <table:table-cell office:value-type="float" office:value="0.0553149566247529" calcext:value-type="float">
            <text:p>0.0553149566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528626779989393" calcext:value-type="float">
            <text:p>0.052862678</text:p>
          </table:table-cell>
          <table:table-cell office:value-type="float" office:value="0.0525792940685621" calcext:value-type="float">
            <text:p>0.0525792941</text:p>
          </table:table-cell>
          <table:table-cell office:value-type="float" office:value="0.0541606706007032" calcext:value-type="float">
            <text:p>0.0541606706</text:p>
          </table:table-cell>
          <table:table-cell office:value-type="float" office:value="0.0529126605158037" calcext:value-type="float">
            <text:p>0.0529126605</text:p>
          </table:table-cell>
          <table:table-cell office:value-type="float" office:value="0.0518612006993671" calcext:value-type="float">
            <text:p>0.0518612007</text:p>
          </table:table-cell>
          <table:table-cell office:value-type="float" office:value="0.0535099807839684" calcext:value-type="float">
            <text:p>0.0535099808</text:p>
          </table:table-cell>
          <table:table-cell office:value-type="float" office:value="0.053525271611176" calcext:value-type="float">
            <text:p>0.0535252716</text:p>
          </table:table-cell>
          <table:table-cell office:value-type="float" office:value="0.0530264527315299" calcext:value-type="float">
            <text:p>0.0530264527</text:p>
          </table:table-cell>
          <table:table-cell office:value-type="float" office:value="0.0545329521146958" calcext:value-type="float">
            <text:p>0.0545329521</text:p>
          </table:table-cell>
          <table:table-cell office:value-type="float" office:value="0.0531646075052716" calcext:value-type="float">
            <text:p>0.0531646075</text:p>
          </table:table-cell>
          <table:table-cell office:value-type="float" office:value="0.0525808539413754" calcext:value-type="float">
            <text:p>0.0525808539</text:p>
          </table:table-cell>
          <table:table-cell office:value-type="float" office:value="0.05393199925104" calcext:value-type="float">
            <text:p>0.0539319993</text:p>
          </table:table-cell>
          <table:table-cell office:value-type="float" office:value="0.0524975398702557" calcext:value-type="float">
            <text:p>0.0524975399</text:p>
          </table:table-cell>
          <table:table-cell office:value-type="float" office:value="0.0534536902709749" calcext:value-type="float">
            <text:p>0.0534536903</text:p>
          </table:table-cell>
          <table:table-cell office:value-type="float" office:value="0.0536446630639785" calcext:value-type="float">
            <text:p>0.0536446631</text:p>
          </table:table-cell>
          <table:table-cell office:value-type="float" office:value="0.0530648722427073" calcext:value-type="float">
            <text:p>0.0530648722</text:p>
          </table:table-cell>
          <table:table-cell office:value-type="float" office:value="0.0530485824694983" calcext:value-type="float">
            <text:p>0.0530485825</text:p>
          </table:table-cell>
          <table:table-cell office:value-type="float" office:value="0.0536298574761046" calcext:value-type="float">
            <text:p>0.0536298575</text:p>
          </table:table-cell>
          <table:table-cell office:value-type="float" office:value="0.0524053821280437" calcext:value-type="float">
            <text:p>0.0524053821</text:p>
          </table:table-cell>
          <table:table-cell office:value-type="float" office:value="0.0525575657885755" calcext:value-type="float">
            <text:p>0.0525575658</text:p>
          </table:table-cell>
          <table:table-cell office:value-type="float" office:value="0.0535233451362066" calcext:value-type="float">
            <text:p>0.053523345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27982015962657" calcext:value-type="float">
            <text:p>0.0527982016</text:p>
          </table:table-cell>
          <table:table-cell office:value-type="float" office:value="0.0524094907898107" calcext:value-type="float">
            <text:p>0.0524094908</text:p>
          </table:table-cell>
          <table:table-cell office:value-type="float" office:value="0.0521187142325377" calcext:value-type="float">
            <text:p>0.0521187142</text:p>
          </table:table-cell>
          <table:table-cell office:value-type="float" office:value="0.0526277329341931" calcext:value-type="float">
            <text:p>0.0526277329</text:p>
          </table:table-cell>
          <table:table-cell office:value-type="float" office:value="0.0519401833192452" calcext:value-type="float">
            <text:p>0.0519401833</text:p>
          </table:table-cell>
          <table:table-cell office:value-type="float" office:value="0.0531092244136207" calcext:value-type="float">
            <text:p>0.0531092244</text:p>
          </table:table-cell>
          <table:table-cell office:value-type="float" office:value="0.052277060659858" calcext:value-type="float">
            <text:p>0.0522770607</text:p>
          </table:table-cell>
          <table:table-cell office:value-type="float" office:value="0.051975564461847" calcext:value-type="float">
            <text:p>0.0519755645</text:p>
          </table:table-cell>
          <table:table-cell office:value-type="float" office:value="0.0532715002316454" calcext:value-type="float">
            <text:p>0.0532715002</text:p>
          </table:table-cell>
          <table:table-cell office:value-type="float" office:value="0.0520285544241502" calcext:value-type="float">
            <text:p>0.0520285544</text:p>
          </table:table-cell>
          <table:table-cell office:value-type="float" office:value="0.0526805755934111" calcext:value-type="float">
            <text:p>0.0526805756</text:p>
          </table:table-cell>
          <table:table-cell office:value-type="float" office:value="0.0527933326799311" calcext:value-type="float">
            <text:p>0.0527933327</text:p>
          </table:table-cell>
          <table:table-cell office:value-type="float" office:value="0.0525668553689599" calcext:value-type="float">
            <text:p>0.0525668554</text:p>
          </table:table-cell>
          <table:table-cell office:value-type="float" office:value="0.0523616396006987" calcext:value-type="float">
            <text:p>0.0523616396</text:p>
          </table:table-cell>
          <table:table-cell office:value-type="float" office:value="0.0526239223712832" calcext:value-type="float">
            <text:p>0.0526239224</text:p>
          </table:table-cell>
          <table:table-cell office:value-type="float" office:value="0.0526532083263916" calcext:value-type="float">
            <text:p>0.0526532083</text:p>
          </table:table-cell>
          <table:table-cell office:value-type="float" office:value="0.051709308369929" calcext:value-type="float">
            <text:p>0.0517093084</text:p>
          </table:table-cell>
          <table:table-cell office:value-type="float" office:value="0.052203259791966" calcext:value-type="float">
            <text:p>0.0522032598</text:p>
          </table:table-cell>
          <table:table-cell office:value-type="float" office:value="0.0529902234349977" calcext:value-type="float">
            <text:p>0.0529902234</text:p>
          </table:table-cell>
          <table:table-cell office:value-type="float" office:value="0.0524924874216196" calcext:value-type="float">
            <text:p>0.0524924874</text:p>
          </table:table-cell>
          <table:table-cell office:value-type="float" office:value="0.0519670083073971" calcext:value-type="float">
            <text:p>0.051967008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53885466769985" calcext:value-type="float">
            <text:p>0.0538854668</text:p>
          </table:table-cell>
          <table:table-cell office:value-type="float" office:value="0.0533389077168413" calcext:value-type="float">
            <text:p>0.0533389077</text:p>
          </table:table-cell>
          <table:table-cell office:value-type="float" office:value="0.0524430783220084" calcext:value-type="float">
            <text:p>0.0524430783</text:p>
          </table:table-cell>
          <table:table-cell office:value-type="float" office:value="0.0531553055612324" calcext:value-type="float">
            <text:p>0.0531553056</text:p>
          </table:table-cell>
          <table:table-cell office:value-type="float" office:value="0.0533093747809407" calcext:value-type="float">
            <text:p>0.0533093748</text:p>
          </table:table-cell>
          <table:table-cell office:value-type="float" office:value="0.0527879835152497" calcext:value-type="float">
            <text:p>0.0527879835</text:p>
          </table:table-cell>
          <table:table-cell office:value-type="float" office:value="0.052818514931142" calcext:value-type="float">
            <text:p>0.0528185149</text:p>
          </table:table-cell>
          <table:table-cell office:value-type="float" office:value="0.0526664236053426" calcext:value-type="float">
            <text:p>0.0526664236</text:p>
          </table:table-cell>
          <table:table-cell office:value-type="float" office:value="0.0526554894543384" calcext:value-type="float">
            <text:p>0.0526554895</text:p>
          </table:table-cell>
          <table:table-cell office:value-type="float" office:value="0.0534733709652946" calcext:value-type="float">
            <text:p>0.053473371</text:p>
          </table:table-cell>
          <table:table-cell office:value-type="float" office:value="0.053149903697199" calcext:value-type="float">
            <text:p>0.0531499037</text:p>
          </table:table-cell>
          <table:table-cell office:value-type="float" office:value="0.0532066739756256" calcext:value-type="float">
            <text:p>0.053206674</text:p>
          </table:table-cell>
          <table:table-cell office:value-type="float" office:value="0.0532357151430674" calcext:value-type="float">
            <text:p>0.0532357151</text:p>
          </table:table-cell>
          <table:table-cell office:value-type="float" office:value="0.0530719169836574" calcext:value-type="float">
            <text:p>0.053071917</text:p>
          </table:table-cell>
          <table:table-cell office:value-type="float" office:value="0.0532571533294996" calcext:value-type="float">
            <text:p>0.0532571533</text:p>
          </table:table-cell>
          <table:table-cell office:value-type="float" office:value="0.0528247815746719" calcext:value-type="float">
            <text:p>0.0528247816</text:p>
          </table:table-cell>
          <table:table-cell office:value-type="float" office:value="0.0526840482637322" calcext:value-type="float">
            <text:p>0.0526840483</text:p>
          </table:table-cell>
          <table:table-cell office:value-type="float" office:value="0.0532157676928342" calcext:value-type="float">
            <text:p>0.0532157677</text:p>
          </table:table-cell>
          <table:table-cell office:value-type="float" office:value="0.0525918800460673" calcext:value-type="float">
            <text:p>0.05259188</text:p>
          </table:table-cell>
          <table:table-cell office:value-type="float" office:value="0.053257220445858" calcext:value-type="float">
            <text:p>0.0532572204</text:p>
          </table:table-cell>
          <table:table-cell office:value-type="float" office:value="0.0529164005683218" calcext:value-type="float">
            <text:p>0.052916400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531716209159327" calcext:value-type="float">
            <text:p>0.0531716209</text:p>
          </table:table-cell>
          <table:table-cell office:value-type="float" office:value="0.0533527666465786" calcext:value-type="float">
            <text:p>0.0533527666</text:p>
          </table:table-cell>
          <table:table-cell office:value-type="float" office:value="0.0535097914529641" calcext:value-type="float">
            <text:p>0.0535097915</text:p>
          </table:table-cell>
          <table:table-cell office:value-type="float" office:value="0.0529839161753082" calcext:value-type="float">
            <text:p>0.0529839162</text:p>
          </table:table-cell>
          <table:table-cell office:value-type="float" office:value="0.0528895698587212" calcext:value-type="float">
            <text:p>0.0528895699</text:p>
          </table:table-cell>
          <table:table-cell office:value-type="float" office:value="0.0530865506906872" calcext:value-type="float">
            <text:p>0.0530865507</text:p>
          </table:table-cell>
          <table:table-cell office:value-type="float" office:value="0.0533550104977172" calcext:value-type="float">
            <text:p>0.0533550105</text:p>
          </table:table-cell>
          <table:table-cell office:value-type="float" office:value="0.0532937699451978" calcext:value-type="float">
            <text:p>0.0532937699</text:p>
          </table:table-cell>
          <table:table-cell office:value-type="float" office:value="0.053045293164839" calcext:value-type="float">
            <text:p>0.0530452932</text:p>
          </table:table-cell>
          <table:table-cell office:value-type="float" office:value="0.0525945440471692" calcext:value-type="float">
            <text:p>0.052594544</text:p>
          </table:table-cell>
          <table:table-cell office:value-type="float" office:value="0.0526325418125914" calcext:value-type="float">
            <text:p>0.0526325418</text:p>
          </table:table-cell>
          <table:table-cell office:value-type="float" office:value="0.0523805533611478" calcext:value-type="float">
            <text:p>0.0523805534</text:p>
          </table:table-cell>
          <table:table-cell office:value-type="float" office:value="0.0529727874336947" calcext:value-type="float">
            <text:p>0.0529727874</text:p>
          </table:table-cell>
          <table:table-cell office:value-type="float" office:value="0.0532407985240679" calcext:value-type="float">
            <text:p>0.0532407985</text:p>
          </table:table-cell>
          <table:table-cell office:value-type="float" office:value="0.0529270314626744" calcext:value-type="float">
            <text:p>0.0529270315</text:p>
          </table:table-cell>
          <table:table-cell office:value-type="float" office:value="0.0528894569896848" calcext:value-type="float">
            <text:p>0.052889457</text:p>
          </table:table-cell>
          <table:table-cell office:value-type="float" office:value="0.0528134777661815" calcext:value-type="float">
            <text:p>0.0528134778</text:p>
          </table:table-cell>
          <table:table-cell office:value-type="float" office:value="0.05317445964822" calcext:value-type="float">
            <text:p>0.0531744596</text:p>
          </table:table-cell>
          <table:table-cell office:value-type="float" office:value="0.0534186856984184" calcext:value-type="float">
            <text:p>0.0534186857</text:p>
          </table:table-cell>
          <table:table-cell office:value-type="float" office:value="0.0535322297055391" calcext:value-type="float">
            <text:p>0.0535322297</text:p>
          </table:table-cell>
          <table:table-cell office:value-type="float" office:value="0.0532917162907463" calcext:value-type="float">
            <text:p>0.0532917163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527625303348279" calcext:value-type="float">
            <text:p>0.0527625303</text:p>
          </table:table-cell>
          <table:table-cell office:value-type="float" office:value="0.0530730310594907" calcext:value-type="float">
            <text:p>0.0530730311</text:p>
          </table:table-cell>
          <table:table-cell office:value-type="float" office:value="0.0531944543615406" calcext:value-type="float">
            <text:p>0.0531944544</text:p>
          </table:table-cell>
          <table:table-cell office:value-type="float" office:value="0.052809782780542" calcext:value-type="float">
            <text:p>0.0528097828</text:p>
          </table:table-cell>
          <table:table-cell office:value-type="float" office:value="0.0535095961940575" calcext:value-type="float">
            <text:p>0.0535095962</text:p>
          </table:table-cell>
          <table:table-cell office:value-type="float" office:value="0.0529035066894242" calcext:value-type="float">
            <text:p>0.0529035067</text:p>
          </table:table-cell>
          <table:table-cell office:value-type="float" office:value="0.053569860875057" calcext:value-type="float">
            <text:p>0.0535698609</text:p>
          </table:table-cell>
          <table:table-cell office:value-type="float" office:value="0.0531211920807482" calcext:value-type="float">
            <text:p>0.0531211921</text:p>
          </table:table-cell>
          <table:table-cell office:value-type="float" office:value="0.0522988207089577" calcext:value-type="float">
            <text:p>0.0522988207</text:p>
          </table:table-cell>
          <table:table-cell office:value-type="float" office:value="0.0534677227455975" calcext:value-type="float">
            <text:p>0.0534677227</text:p>
          </table:table-cell>
          <table:table-cell office:value-type="float" office:value="0.0530556982741457" calcext:value-type="float">
            <text:p>0.0530556983</text:p>
          </table:table-cell>
          <table:table-cell office:value-type="float" office:value="0.0528468380973357" calcext:value-type="float">
            <text:p>0.0528468381</text:p>
          </table:table-cell>
          <table:table-cell office:value-type="float" office:value="0.0528010634008637" calcext:value-type="float">
            <text:p>0.0528010634</text:p>
          </table:table-cell>
          <table:table-cell office:value-type="float" office:value="0.0529214985941481" calcext:value-type="float">
            <text:p>0.0529214986</text:p>
          </table:table-cell>
          <table:table-cell office:value-type="float" office:value="0.0529668355539056" calcext:value-type="float">
            <text:p>0.0529668356</text:p>
          </table:table-cell>
          <table:table-cell office:value-type="float" office:value="0.0527067037019263" calcext:value-type="float">
            <text:p>0.0527067037</text:p>
          </table:table-cell>
          <table:table-cell office:value-type="float" office:value="0.0525132912887205" calcext:value-type="float">
            <text:p>0.0525132913</text:p>
          </table:table-cell>
          <table:table-cell office:value-type="float" office:value="0.0531437429392714" calcext:value-type="float">
            <text:p>0.0531437429</text:p>
          </table:table-cell>
          <table:table-cell office:value-type="float" office:value="0.05341103023336" calcext:value-type="float">
            <text:p>0.0534110302</text:p>
          </table:table-cell>
          <table:table-cell office:value-type="float" office:value="0.0527325633320448" calcext:value-type="float">
            <text:p>0.0527325633</text:p>
          </table:table-cell>
          <table:table-cell office:value-type="float" office:value="0.0531174285936005" calcext:value-type="float">
            <text:p>0.053117428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530881226816619" calcext:value-type="float">
            <text:p>0.0530881227</text:p>
          </table:table-cell>
          <table:table-cell office:value-type="float" office:value="0.0529715459994479" calcext:value-type="float">
            <text:p>0.052971546</text:p>
          </table:table-cell>
          <table:table-cell office:value-type="float" office:value="0.0530598652729496" calcext:value-type="float">
            <text:p>0.0530598653</text:p>
          </table:table-cell>
          <table:table-cell office:value-type="float" office:value="0.0528068687386853" calcext:value-type="float">
            <text:p>0.0528068687</text:p>
          </table:table-cell>
          <table:table-cell office:value-type="float" office:value="0.0525351778083682" calcext:value-type="float">
            <text:p>0.0525351778</text:p>
          </table:table-cell>
          <table:table-cell office:value-type="float" office:value="0.0525962497864037" calcext:value-type="float">
            <text:p>0.0525962498</text:p>
          </table:table-cell>
          <table:table-cell office:value-type="float" office:value="0.0526944773233995" calcext:value-type="float">
            <text:p>0.0526944773</text:p>
          </table:table-cell>
          <table:table-cell office:value-type="float" office:value="0.0535779563970671" calcext:value-type="float">
            <text:p>0.0535779564</text:p>
          </table:table-cell>
          <table:table-cell office:value-type="float" office:value="0.0526897658518194" calcext:value-type="float">
            <text:p>0.0526897659</text:p>
          </table:table-cell>
          <table:table-cell office:value-type="float" office:value="0.0532032013524535" calcext:value-type="float">
            <text:p>0.0532032014</text:p>
          </table:table-cell>
          <table:table-cell office:value-type="float" office:value="0.0535219783520429" calcext:value-type="float">
            <text:p>0.0535219784</text:p>
          </table:table-cell>
          <table:table-cell office:value-type="float" office:value="0.0526859116801229" calcext:value-type="float">
            <text:p>0.0526859117</text:p>
          </table:table-cell>
          <table:table-cell office:value-type="float" office:value="0.053254925230487" calcext:value-type="float">
            <text:p>0.0532549252</text:p>
          </table:table-cell>
          <table:table-cell office:value-type="float" office:value="0.0530630996892961" calcext:value-type="float">
            <text:p>0.0530630997</text:p>
          </table:table-cell>
          <table:table-cell office:value-type="float" office:value="0.0529458553723464" calcext:value-type="float">
            <text:p>0.0529458554</text:p>
          </table:table-cell>
          <table:table-cell office:value-type="float" office:value="0.0535928170403683" calcext:value-type="float">
            <text:p>0.053592817</text:p>
          </table:table-cell>
          <table:table-cell office:value-type="float" office:value="0.0530983132857964" calcext:value-type="float">
            <text:p>0.0530983133</text:p>
          </table:table-cell>
          <table:table-cell office:value-type="float" office:value="0.0533165490721302" calcext:value-type="float">
            <text:p>0.0533165491</text:p>
          </table:table-cell>
          <table:table-cell office:value-type="float" office:value="0.053290434173741" calcext:value-type="float">
            <text:p>0.0532904342</text:p>
          </table:table-cell>
          <table:table-cell office:value-type="float" office:value="0.0531449082382414" calcext:value-type="float">
            <text:p>0.0531449082</text:p>
          </table:table-cell>
          <table:table-cell office:value-type="float" office:value="0.0526686095151121" calcext:value-type="float">
            <text:p>0.0526686095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531544466165321" calcext:value-type="float">
            <text:p>0.0531544466</text:p>
          </table:table-cell>
          <table:table-cell office:value-type="float" office:value="0.0536659710786527" calcext:value-type="float">
            <text:p>0.0536659711</text:p>
          </table:table-cell>
          <table:table-cell office:value-type="float" office:value="0.0534160040054977" calcext:value-type="float">
            <text:p>0.053416004</text:p>
          </table:table-cell>
          <table:table-cell office:value-type="float" office:value="0.053212018913932" calcext:value-type="float">
            <text:p>0.0532120189</text:p>
          </table:table-cell>
          <table:table-cell office:value-type="float" office:value="0.0534851896020402" calcext:value-type="float">
            <text:p>0.0534851896</text:p>
          </table:table-cell>
          <table:table-cell office:value-type="float" office:value="0.0530554024380507" calcext:value-type="float">
            <text:p>0.0530554024</text:p>
          </table:table-cell>
          <table:table-cell office:value-type="float" office:value="0.0525489204298022" calcext:value-type="float">
            <text:p>0.0525489204</text:p>
          </table:table-cell>
          <table:table-cell office:value-type="float" office:value="0.0532233394612919" calcext:value-type="float">
            <text:p>0.0532233395</text:p>
          </table:table-cell>
          <table:table-cell office:value-type="float" office:value="0.0530400766199075" calcext:value-type="float">
            <text:p>0.0530400766</text:p>
          </table:table-cell>
          <table:table-cell office:value-type="float" office:value="0.0527460974969074" calcext:value-type="float">
            <text:p>0.0527460975</text:p>
          </table:table-cell>
          <table:table-cell office:value-type="float" office:value="0.0526479169124231" calcext:value-type="float">
            <text:p>0.0526479169</text:p>
          </table:table-cell>
          <table:table-cell office:value-type="float" office:value="0.0528831810364042" calcext:value-type="float">
            <text:p>0.052883181</text:p>
          </table:table-cell>
          <table:table-cell office:value-type="float" office:value="0.0532016186279088" calcext:value-type="float">
            <text:p>0.0532016186</text:p>
          </table:table-cell>
          <table:table-cell office:value-type="float" office:value="0.0529614157353477" calcext:value-type="float">
            <text:p>0.0529614157</text:p>
          </table:table-cell>
          <table:table-cell office:value-type="float" office:value="0.053004968195451" calcext:value-type="float">
            <text:p>0.0530049682</text:p>
          </table:table-cell>
          <table:table-cell office:value-type="float" office:value="0.0525562686960884" calcext:value-type="float">
            <text:p>0.0525562687</text:p>
          </table:table-cell>
          <table:table-cell office:value-type="float" office:value="0.0527122795270027" calcext:value-type="float">
            <text:p>0.0527122795</text:p>
          </table:table-cell>
          <table:table-cell office:value-type="float" office:value="0.0532638106461567" calcext:value-type="float">
            <text:p>0.0532638106</text:p>
          </table:table-cell>
          <table:table-cell office:value-type="float" office:value="0.0528746477919052" calcext:value-type="float">
            <text:p>0.0528746478</text:p>
          </table:table-cell>
          <table:table-cell office:value-type="float" office:value="0.0530598143352029" calcext:value-type="float">
            <text:p>0.0530598143</text:p>
          </table:table-cell>
          <table:table-cell office:value-type="float" office:value="0.0527668718086852" calcext:value-type="float">
            <text:p>0.052766871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532772660139351" calcext:value-type="float">
            <text:p>0.053277266</text:p>
          </table:table-cell>
          <table:table-cell office:value-type="float" office:value="0.0531380775917746" calcext:value-type="float">
            <text:p>0.0531380776</text:p>
          </table:table-cell>
          <table:table-cell office:value-type="float" office:value="0.0526051909971025" calcext:value-type="float">
            <text:p>0.052605191</text:p>
          </table:table-cell>
          <table:table-cell office:value-type="float" office:value="0.0532314710642511" calcext:value-type="float">
            <text:p>0.0532314711</text:p>
          </table:table-cell>
          <table:table-cell office:value-type="float" office:value="0.0536211008032028" calcext:value-type="float">
            <text:p>0.0536211008</text:p>
          </table:table-cell>
          <table:table-cell office:value-type="float" office:value="0.0526139319274108" calcext:value-type="float">
            <text:p>0.0526139319</text:p>
          </table:table-cell>
          <table:table-cell office:value-type="float" office:value="0.0535988517783297" calcext:value-type="float">
            <text:p>0.0535988518</text:p>
          </table:table-cell>
          <table:table-cell office:value-type="float" office:value="0.0533968246423788" calcext:value-type="float">
            <text:p>0.0533968246</text:p>
          </table:table-cell>
          <table:table-cell office:value-type="float" office:value="0.0528294316647067" calcext:value-type="float">
            <text:p>0.0528294317</text:p>
          </table:table-cell>
          <table:table-cell office:value-type="float" office:value="0.0529862405349679" calcext:value-type="float">
            <text:p>0.0529862405</text:p>
          </table:table-cell>
          <table:table-cell office:value-type="float" office:value="0.0533481623252112" calcext:value-type="float">
            <text:p>0.0533481623</text:p>
          </table:table-cell>
          <table:table-cell office:value-type="float" office:value="0.0528321235603152" calcext:value-type="float">
            <text:p>0.0528321236</text:p>
          </table:table-cell>
          <table:table-cell office:value-type="float" office:value="0.0529372370700811" calcext:value-type="float">
            <text:p>0.0529372371</text:p>
          </table:table-cell>
          <table:table-cell office:value-type="float" office:value="0.0531039818202183" calcext:value-type="float">
            <text:p>0.0531039818</text:p>
          </table:table-cell>
          <table:table-cell office:value-type="float" office:value="0.0530364760121066" calcext:value-type="float">
            <text:p>0.053036476</text:p>
          </table:table-cell>
          <table:table-cell office:value-type="float" office:value="0.0529107975486683" calcext:value-type="float">
            <text:p>0.0529107975</text:p>
          </table:table-cell>
          <table:table-cell office:value-type="float" office:value="0.0530136299048823" calcext:value-type="float">
            <text:p>0.0530136299</text:p>
          </table:table-cell>
          <table:table-cell office:value-type="float" office:value="0.0530786622679076" calcext:value-type="float">
            <text:p>0.0530786623</text:p>
          </table:table-cell>
          <table:table-cell office:value-type="float" office:value="0.0525693238413315" calcext:value-type="float">
            <text:p>0.0525693238</text:p>
          </table:table-cell>
          <table:table-cell office:value-type="float" office:value="0.0536313185382541" calcext:value-type="float">
            <text:p>0.0536313185</text:p>
          </table:table-cell>
          <table:table-cell office:value-type="float" office:value="0.0529300113635636" calcext:value-type="float">
            <text:p>0.052930011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535330623289509" calcext:value-type="float">
            <text:p>0.0535330623</text:p>
          </table:table-cell>
          <table:table-cell office:value-type="float" office:value="0.052688689970823" calcext:value-type="float">
            <text:p>0.05268869</text:p>
          </table:table-cell>
          <table:table-cell office:value-type="float" office:value="0.0530232690609147" calcext:value-type="float">
            <text:p>0.0530232691</text:p>
          </table:table-cell>
          <table:table-cell office:value-type="float" office:value="0.0533762228203415" calcext:value-type="float">
            <text:p>0.0533762228</text:p>
          </table:table-cell>
          <table:table-cell office:value-type="float" office:value="0.0531312395720184" calcext:value-type="float">
            <text:p>0.0531312396</text:p>
          </table:table-cell>
          <table:table-cell office:value-type="float" office:value="0.0532938154127882" calcext:value-type="float">
            <text:p>0.0532938154</text:p>
          </table:table-cell>
          <table:table-cell office:value-type="float" office:value="0.0527498455618827" calcext:value-type="float">
            <text:p>0.0527498456</text:p>
          </table:table-cell>
          <table:table-cell office:value-type="float" office:value="0.053275543607565" calcext:value-type="float">
            <text:p>0.0532755436</text:p>
          </table:table-cell>
          <table:table-cell office:value-type="float" office:value="0.0532399833723538" calcext:value-type="float">
            <text:p>0.0532399834</text:p>
          </table:table-cell>
          <table:table-cell office:value-type="float" office:value="0.0525321935206634" calcext:value-type="float">
            <text:p>0.0525321935</text:p>
          </table:table-cell>
          <table:table-cell office:value-type="float" office:value="0.0536081849092027" calcext:value-type="float">
            <text:p>0.0536081849</text:p>
          </table:table-cell>
          <table:table-cell office:value-type="float" office:value="0.0528806731426351" calcext:value-type="float">
            <text:p>0.0528806731</text:p>
          </table:table-cell>
          <table:table-cell office:value-type="float" office:value="0.0530412149947322" calcext:value-type="float">
            <text:p>0.053041215</text:p>
          </table:table-cell>
          <table:table-cell office:value-type="float" office:value="0.0530228216323061" calcext:value-type="float">
            <text:p>0.0530228216</text:p>
          </table:table-cell>
          <table:table-cell office:value-type="float" office:value="0.0531808453908041" calcext:value-type="float">
            <text:p>0.0531808454</text:p>
          </table:table-cell>
          <table:table-cell office:value-type="float" office:value="0.053209594185395" calcext:value-type="float">
            <text:p>0.0532095942</text:p>
          </table:table-cell>
          <table:table-cell office:value-type="float" office:value="0.053252025115665" calcext:value-type="float">
            <text:p>0.0532520251</text:p>
          </table:table-cell>
          <table:table-cell office:value-type="float" office:value="0.0519943032749205" calcext:value-type="float">
            <text:p>0.0519943033</text:p>
          </table:table-cell>
          <table:table-cell office:value-type="float" office:value="0.0526849416277845" calcext:value-type="float">
            <text:p>0.0526849416</text:p>
          </table:table-cell>
          <table:table-cell office:value-type="float" office:value="0.0527601637862586" calcext:value-type="float">
            <text:p>0.0527601638</text:p>
          </table:table-cell>
          <table:table-cell office:value-type="float" office:value="0.0527505715831728" calcext:value-type="float">
            <text:p>0.0527505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7:18:48.7945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3:39:29.904998000</meta:creation-date>
    <dc:date>2016-10-24T17:25:15.284150000</dc:date>
    <meta:editing-duration>P1DT22H28M42S</meta:editing-duration>
    <meta:editing-cycles>21</meta:editing-cycles>
    <meta:generator>LibreOffice/5.1.2.2$MacOSX_X86_64 LibreOffice_project/d3bf12ecb743fc0d20e0be0c58ca359301eb705f</meta:generator>
    <meta:document-statistic meta:table-count="1" meta:cell-count="2222" meta:object-count="0"/>
  </office:meta>
</office:document-meta>
</file>